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6.29pt"/>
    </style:style>
    <style:style style:name="co2" style:family="table-column">
      <style:table-column-properties fo:break-before="auto" style:column-width="57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EventsAllDataSets_slimmed" table:style-name="ta1">
        <table:shapes>
          <draw:frame draw:z-index="0" draw:style-name="gr1" draw:text-style-name="P1" svg:width="3344.17pt" svg:height="519.45pt" svg:x="264.95pt" svg:y="3162.98pt">
            <loext:p draw:notify-on-update-of-ranges="nEventsAllDataSets_slimmed.B2:nEventsAllDataSets_slimmed.B243 nEventsAllDataSets_slimmed.D1:nEventsAllDataSets_slimmed.D1 nEventsAllDataSets_slimmed.D2:nEventsAllDataSets_slimmed.D24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3344.17pt" svg:height="519.45pt" svg:x="268.36pt" svg:y="3648.02pt">
            <loext:p draw:notify-on-update-of-ranges="nEventsAllDataSets_slimmed.B2:nEventsAllDataSets_slimmed.B243 nEventsAllDataSets_slimmed.D1:nEventsAllDataSets_slimmed.D1 nEventsAllDataSets_slimmed.D2:nEventsAllDataSets_slimmed.D24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207.11pt" svg:height="641.17pt" svg:x="903.54pt" svg:y="2286.54pt">
            <loext:p draw:notify-on-update-of-ranges="nEventsAllDataSets_slimmed.A8:nEventsAllDataSets_slimmed.A8 nEventsAllDataSets_slimmed.A14:nEventsAllDataSets_slimmed.A14 nEventsAllDataSets_slimmed.A23:nEventsAllDataSets_slimmed.A23 nEventsAllDataSets_slimmed.A29:nEventsAllDataSets_slimmed.A29 nEventsAllDataSets_slimmed.A38:nEventsAllDataSets_slimmed.A38 nEventsAllDataSets_slimmed.A44:nEventsAllDataSets_slimmed.A44 nEventsAllDataSets_slimmed.A53:nEventsAllDataSets_slimmed.A53 nEventsAllDataSets_slimmed.A58:nEventsAllDataSets_slimmed.A58 nEventsAllDataSets_slimmed.A67:nEventsAllDataSets_slimmed.A67 nEventsAllDataSets_slimmed.A73:nEventsAllDataSets_slimmed.A73 nEventsAllDataSets_slimmed.A82:nEventsAllDataSets_slimmed.A82 nEventsAllDataSets_slimmed.A90:nEventsAllDataSets_slimmed.A90 nEventsAllDataSets_slimmed.A99:nEventsAllDataSets_slimmed.A99 nEventsAllDataSets_slimmed.A105:nEventsAllDataSets_slimmed.A105 nEventsAllDataSets_slimmed.A114:nEventsAllDataSets_slimmed.A114 nEventsAllDataSets_slimmed.A120:nEventsAllDataSets_slimmed.A120 nEventsAllDataSets_slimmed.A129:nEventsAllDataSets_slimmed.A129 nEventsAllDataSets_slimmed.A136:nEventsAllDataSets_slimmed.A136 nEventsAllDataSets_slimmed.A145:nEventsAllDataSets_slimmed.A145 nEventsAllDataSets_slimmed.A151:nEventsAllDataSets_slimmed.A151 nEventsAllDataSets_slimmed.A160:nEventsAllDataSets_slimmed.A160 nEventsAllDataSets_slimmed.A166:nEventsAllDataSets_slimmed.A166 nEventsAllDataSets_slimmed.A175:nEventsAllDataSets_slimmed.A175 nEventsAllDataSets_slimmed.A181:nEventsAllDataSets_slimmed.A181 nEventsAllDataSets_slimmed.A190:nEventsAllDataSets_slimmed.A190 nEventsAllDataSets_slimmed.A196:nEventsAllDataSets_slimmed.A196 nEventsAllDataSets_slimmed.A205:nEventsAllDataSets_slimmed.A205 nEventsAllDataSets_slimmed.A213:nEventsAllDataSets_slimmed.A213 nEventsAllDataSets_slimmed.A222:nEventsAllDataSets_slimmed.A222 nEventsAllDataSets_slimmed.A228:nEventsAllDataSets_slimmed.A228 nEventsAllDataSets_slimmed.A237:nEventsAllDataSets_slimmed.A237 nEventsAllDataSets_slimmed.A243:nEventsAllDataSets_slimmed.A243 nEventsAllDataSets_slimmed.F8:nEventsAllDataSets_slimmed.F8 nEventsAllDataSets_slimmed.F14:nEventsAllDataSets_slimmed.F14 nEventsAllDataSets_slimmed.F23:nEventsAllDataSets_slimmed.F23 nEventsAllDataSets_slimmed.F29:nEventsAllDataSets_slimmed.F29 nEventsAllDataSets_slimmed.F38:nEventsAllDataSets_slimmed.F38 nEventsAllDataSets_slimmed.F44:nEventsAllDataSets_slimmed.F44 nEventsAllDataSets_slimmed.F53:nEventsAllDataSets_slimmed.F53 nEventsAllDataSets_slimmed.F58:nEventsAllDataSets_slimmed.F58 nEventsAllDataSets_slimmed.F67:nEventsAllDataSets_slimmed.F67 nEventsAllDataSets_slimmed.F73:nEventsAllDataSets_slimmed.F73 nEventsAllDataSets_slimmed.F82:nEventsAllDataSets_slimmed.F82 nEventsAllDataSets_slimmed.F90:nEventsAllDataSets_slimmed.F90 nEventsAllDataSets_slimmed.F99:nEventsAllDataSets_slimmed.F99 nEventsAllDataSets_slimmed.F105:nEventsAllDataSets_slimmed.F105 nEventsAllDataSets_slimmed.F114:nEventsAllDataSets_slimmed.F114 nEventsAllDataSets_slimmed.F120:nEventsAllDataSets_slimmed.F120 nEventsAllDataSets_slimmed.F129:nEventsAllDataSets_slimmed.F129 nEventsAllDataSets_slimmed.F136:nEventsAllDataSets_slimmed.F136 nEventsAllDataSets_slimmed.F145:nEventsAllDataSets_slimmed.F145 nEventsAllDataSets_slimmed.F151:nEventsAllDataSets_slimmed.F151 nEventsAllDataSets_slimmed.F160:nEventsAllDataSets_slimmed.F160 nEventsAllDataSets_slimmed.F166:nEventsAllDataSets_slimmed.F166 nEventsAllDataSets_slimmed.F175:nEventsAllDataSets_slimmed.F175 nEventsAllDataSets_slimmed.F181:nEventsAllDataSets_slimmed.F181 nEventsAllDataSets_slimmed.F190:nEventsAllDataSets_slimmed.F190 nEventsAllDataSets_slimmed.F196:nEventsAllDataSets_slimmed.F196 nEventsAllDataSets_slimmed.F205:nEventsAllDataSets_slimmed.F205 nEventsAllDataSets_slimmed.F213:nEventsAllDataSets_slimmed.F213 nEventsAllDataSets_slimmed.F222:nEventsAllDataSets_slimmed.F222 nEventsAllDataSets_slimmed.F228:nEventsAllDataSets_slimmed.F228 nEventsAllDataSets_slimmed.F237:nEventsAllDataSets_slimmed.F237 nEventsAllDataSets_slimmed.F243:nEventsAllDataSets_slimmed.F24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row table:style-name="ro1">
          <table:table-cell/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Nevents/run</text:p>
          </table:table-cell>
          <table:table-cell table:style-name="ce1" office:value-type="string" calcext:value-type="string">
            <text:p>Mnevents/run</text:p>
          </table:table-cell>
          <table:table-cell table:style-name="ce1" office:value-type="string" calcext:value-type="string">
            <text:p>Nevents/run/year</text:p>
          </table:table-cell>
          <table:table-cell table:style-name="ce1" office:value-type="string" calcext:value-type="string">
            <text:p>Mnevents/run/ye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BTagCSV/Run2016B-07Aug17_ver2-v1/AOD</text:p>
          </table:table-cell>
          <table:table-cell office:value-type="float" office:value="77890616" calcext:value-type="float">
            <text:p>77890616</text:p>
          </table:table-cell>
          <table:table-cell table:formula="of:=[.C2]/1000000" office:value-type="float" office:value="77.890616" calcext:value-type="float">
            <text:p>77.890616</text:p>
          </table:table-cell>
          <table:table-cell/>
          <table:table-cell table:formula="of:=[.E2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BTagCSV/Run2016C-07Aug17-v1/AOD</text:p>
          </table:table-cell>
          <table:table-cell office:value-type="float" office:value="30358567" calcext:value-type="float">
            <text:p>30358567</text:p>
          </table:table-cell>
          <table:table-cell table:formula="of:=[.C3]/1000000" office:value-type="float" office:value="30.358567" calcext:value-type="float">
            <text:p>30.358567</text:p>
          </table:table-cell>
          <table:table-cell/>
          <table:table-cell table:formula="of:=[.E3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BTagCSV/Run2016D-07Aug17-v1/AOD</text:p>
          </table:table-cell>
          <table:table-cell office:value-type="float" office:value="56527008" calcext:value-type="float">
            <text:p>56527008</text:p>
          </table:table-cell>
          <table:table-cell table:formula="of:=[.C4]/1000000" office:value-type="float" office:value="56.527008" calcext:value-type="float">
            <text:p>56.527008</text:p>
          </table:table-cell>
          <table:table-cell/>
          <table:table-cell table:formula="of:=[.E4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BTagCSV/Run2016E-07Aug17-v1/AOD</text:p>
          </table:table-cell>
          <table:table-cell office:value-type="float" office:value="60415444" calcext:value-type="float">
            <text:p>60415444</text:p>
          </table:table-cell>
          <table:table-cell table:formula="of:=[.C5]/1000000" office:value-type="float" office:value="60.415444" calcext:value-type="float">
            <text:p>60.415444</text:p>
          </table:table-cell>
          <table:table-cell/>
          <table:table-cell table:formula="of:=[.E5]/1000000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events</text:p>
          </table:table-cell>
          <table:table-cell office:value-type="string" calcext:value-type="string">
            <text:p>M Nevents</text:p>
          </table:table-cell>
          <table:table-cell office:value-type="string" calcext:value-type="string">
            <text:p>Ncollissions</text:p>
          </table:table-cell>
          <table:table-cell office:value-type="string" calcext:value-type="string">
            <text:p>M Ncollisions</text:p>
          </table:table-cell>
          <table:table-cell office:value-type="string" calcext:value-type="string">
            <text:p>Int L (mb-1)</text:p>
          </table:table-cell>
        </table:table-row>
        <table:table-row table:style-name="ro1">
          <table:table-cell/>
          <table:table-cell office:value-type="string" calcext:value-type="string">
            <text:p>/BTagCSV/Run2016F-07Aug17-v1/AOD</text:p>
          </table:table-cell>
          <table:table-cell office:value-type="float" office:value="37608672" calcext:value-type="float">
            <text:p>37608672</text:p>
          </table:table-cell>
          <table:table-cell table:formula="of:=[.C6]/1000000" office:value-type="float" office:value="37.608672" calcext:value-type="float">
            <text:p>37.608672</text:p>
          </table:table-cell>
          <table:table-cell/>
          <table:table-cell table:formula="of:=[.E6]/1000000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Total 16 + 17</text:p>
          </table:table-cell>
          <table:table-cell table:style-name="ce2" table:formula="of:=SUM([.E8:.E243])" office:value-type="float" office:value="11449733222" calcext:value-type="float">
            <text:p>11449733222</text:p>
          </table:table-cell>
          <table:table-cell table:formula="of:=[.I6]/1000000" office:value-type="float" office:value="11449.733222" calcext:value-type="float">
            <text:p>11449.7332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/BTagCSV/Run2016G-07Aug17-v1/AOD</text:p>
          </table:table-cell>
          <table:table-cell office:value-type="float" office:value="100834056" calcext:value-type="float">
            <text:p>100834056</text:p>
          </table:table-cell>
          <table:table-cell table:formula="of:=[.C7]/1000000" office:value-type="float" office:value="100.834056" calcext:value-type="float">
            <text:p>100.834056</text:p>
          </table:table-cell>
          <table:table-cell/>
          <table:table-cell table:formula="of:=[.E7]/1000000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Total 16</text:p>
          </table:table-cell>
          <table:table-cell table:style-name="ce2" table:formula="of:=SUM([.E8];[.E23];[.E38];[.E53];[.E67];[.E82];[.E99];[.E114];[.E129];[.E145];[.E160];[.E175];[.E190];[.E205];[.E222];[.E237])" office:value-type="float" office:value="5712357198" calcext:value-type="float">
            <text:p>5712357198</text:p>
          </table:table-cell>
          <table:table-cell table:formula="of:=[.I7]/1000000" office:value-type="float" office:value="5712.357198" calcext:value-type="float">
            <text:p>5712.357198</text:p>
          </table:table-cell>
          <table:table-cell table:formula="of:=27*[.I7]" office:value-type="float" office:value="154233644346" calcext:value-type="float">
            <text:p>154233644346</text:p>
          </table:table-cell>
          <table:table-cell table:formula="of:=27*[.J7]" office:value-type="float" office:value="154233.644346" calcext:value-type="float">
            <text:p>154233.644346</text:p>
          </table:table-cell>
          <table:table-cell table:formula="of:=[.K7]/70" office:value-type="float" office:value="2203337776.37143" calcext:value-type="float">
            <text:p>2203337776.37143</text:p>
          </table:table-cell>
        </table:table-row>
        <table:table-row table:style-name="ro1">
          <table:table-cell office:value-type="string" calcext:value-type="string">
            <text:p>BTagCSV2016</text:p>
          </table:table-cell>
          <table:table-cell office:value-type="string" calcext:value-type="string">
            <text:p>/BTagCSV/Run2016H-07Aug17-v1/AOD</text:p>
          </table:table-cell>
          <table:table-cell office:value-type="float" office:value="65242072" calcext:value-type="float">
            <text:p>65242072</text:p>
          </table:table-cell>
          <table:table-cell table:formula="of:=[.C8]/1000000" office:value-type="float" office:value="65.242072" calcext:value-type="float">
            <text:p>65.242072</text:p>
          </table:table-cell>
          <table:table-cell table:formula="of:=SUM([.C2:.C8])" office:value-type="float" office:value="428876435" calcext:value-type="float">
            <text:p>428876435</text:p>
          </table:table-cell>
          <table:table-cell table:formula="of:=[.E8]/1000000" office:value-type="float" office:value="428.876435" calcext:value-type="float">
            <text:p>428.876435</text:p>
          </table:table-cell>
          <table:table-cell/>
          <table:table-cell table:style-name="ce2" office:value-type="string" calcext:value-type="string">
            <text:p>Total 17</text:p>
          </table:table-cell>
          <table:table-cell table:style-name="ce2" table:formula="of:=SUM([.E14];[.E29];[.E44];[.E58];[.E73];[.E90];[.E105];[.E120];[.E136];[.E151];[.E166];[.E181];[.E196];[.E213];[.E228];[.E243])" office:value-type="float" office:value="5737376024" calcext:value-type="float">
            <text:p>5737376024</text:p>
          </table:table-cell>
          <table:table-cell table:formula="of:=[.I8]/1000000" office:value-type="float" office:value="5737.376024" calcext:value-type="float">
            <text:p>5737.376024</text:p>
          </table:table-cell>
          <table:table-cell table:formula="of:=27*[.I8]" office:value-type="float" office:value="154909152648" calcext:value-type="float">
            <text:p>154909152648</text:p>
          </table:table-cell>
          <table:table-cell table:formula="of:=33*[.J8]" office:value-type="float" office:value="189333.408792" calcext:value-type="float">
            <text:p>189333.408792</text:p>
          </table:table-cell>
          <table:table-cell table:formula="of:=[.K8]/70" office:value-type="float" office:value="2212987894.97143" calcext:value-type="float">
            <text:p>2212987894.97143</text:p>
          </table:table-cell>
        </table:table-row>
        <table:table-row table:style-name="ro1">
          <table:table-cell table:number-columns-repeated="3"/>
          <table:table-cell table:formula="of:=[.C9]/1000000" office:value-type="float" office:value="0" calcext:value-type="float">
            <text:p>0</text:p>
          </table:table-cell>
          <table:table-cell/>
          <table:table-cell table:formula="of:=[.E9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BTagCSV/Run2017B-17Nov2017-v1/AOD</text:p>
          </table:table-cell>
          <table:table-cell office:value-type="float" office:value="1808836" calcext:value-type="float">
            <text:p>1808836</text:p>
          </table:table-cell>
          <table:table-cell table:formula="of:=[.C10]/1000000" office:value-type="float" office:value="1.808836" calcext:value-type="float">
            <text:p>1.808836</text:p>
          </table:table-cell>
          <table:table-cell/>
          <table:table-cell table:formula="of:=[.E10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BTagCSV/Run2017C-17Nov2017-v1/AOD</text:p>
          </table:table-cell>
          <table:table-cell office:value-type="float" office:value="34491540" calcext:value-type="float">
            <text:p>34491540</text:p>
          </table:table-cell>
          <table:table-cell table:formula="of:=[.C11]/1000000" office:value-type="float" office:value="34.49154" calcext:value-type="float">
            <text:p>34.49154</text:p>
          </table:table-cell>
          <table:table-cell/>
          <table:table-cell table:formula="of:=[.E11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BTagCSV/Run2017D-17Nov2017-v1/AOD</text:p>
          </table:table-cell>
          <table:table-cell office:value-type="float" office:value="7967055" calcext:value-type="float">
            <text:p>7967055</text:p>
          </table:table-cell>
          <table:table-cell table:formula="of:=[.C12]/1000000" office:value-type="float" office:value="7.967055" calcext:value-type="float">
            <text:p>7.967055</text:p>
          </table:table-cell>
          <table:table-cell/>
          <table:table-cell table:formula="of:=[.E12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BTagCSV/Run2017E-17Nov2017-v1/AOD</text:p>
          </table:table-cell>
          <table:table-cell office:value-type="float" office:value="17185873" calcext:value-type="float">
            <text:p>17185873</text:p>
          </table:table-cell>
          <table:table-cell table:formula="of:=[.C13]/1000000" office:value-type="float" office:value="17.185873" calcext:value-type="float">
            <text:p>17.185873</text:p>
          </table:table-cell>
          <table:table-cell/>
          <table:table-cell table:formula="of:=[.E13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agCSV2017</text:p>
          </table:table-cell>
          <table:table-cell office:value-type="string" calcext:value-type="string">
            <text:p>/BTagCSV/Run2017F-17Nov2017-v1/AOD</text:p>
          </table:table-cell>
          <table:table-cell office:value-type="float" office:value="75677461" calcext:value-type="float">
            <text:p>75677461</text:p>
          </table:table-cell>
          <table:table-cell table:formula="of:=[.C14]/1000000" office:value-type="float" office:value="75.677461" calcext:value-type="float">
            <text:p>75.677461</text:p>
          </table:table-cell>
          <table:table-cell table:formula="of:=SUM([.C10:.C14])" office:value-type="float" office:value="137130765" calcext:value-type="float">
            <text:p>137130765</text:p>
          </table:table-cell>
          <table:table-cell table:formula="of:=[.E14]/1000000" office:value-type="float" office:value="137.130765" calcext:value-type="float">
            <text:p>137.130765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C15]/1000000" office:value-type="float" office:value="0" calcext:value-type="float">
            <text:p>0</text:p>
          </table:table-cell>
          <table:table-cell/>
          <table:table-cell table:formula="of:=[.E15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C16]/1000000" office:value-type="float" office:value="0" calcext:value-type="float">
            <text:p>0</text:p>
          </table:table-cell>
          <table:table-cell/>
          <table:table-cell table:formula="of:=[.E16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BTagMu/Run2016B-07Aug17_ver2-v1/AOD</text:p>
          </table:table-cell>
          <table:table-cell office:value-type="float" office:value="35276638" calcext:value-type="float">
            <text:p>35276638</text:p>
          </table:table-cell>
          <table:table-cell table:formula="of:=[.C17]/1000000" office:value-type="float" office:value="35.276638" calcext:value-type="float">
            <text:p>35.276638</text:p>
          </table:table-cell>
          <table:table-cell/>
          <table:table-cell table:formula="of:=[.E17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BTagMu/Run2016C-07Aug17-v1/AOD</text:p>
          </table:table-cell>
          <table:table-cell office:value-type="float" office:value="8764554" calcext:value-type="float">
            <text:p>8764554</text:p>
          </table:table-cell>
          <table:table-cell table:formula="of:=[.C18]/1000000" office:value-type="float" office:value="8.764554" calcext:value-type="float">
            <text:p>8.764554</text:p>
          </table:table-cell>
          <table:table-cell/>
          <table:table-cell table:formula="of:=[.E18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BTagMu/Run2016D-07Aug17-v1/AOD</text:p>
          </table:table-cell>
          <table:table-cell office:value-type="float" office:value="19226559" calcext:value-type="float">
            <text:p>19226559</text:p>
          </table:table-cell>
          <table:table-cell table:formula="of:=[.C19]/1000000" office:value-type="float" office:value="19.226559" calcext:value-type="float">
            <text:p>19.226559</text:p>
          </table:table-cell>
          <table:table-cell/>
          <table:table-cell table:formula="of:=[.E19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BTagMu/Run2016E-07Aug17-v1/AOD</text:p>
          </table:table-cell>
          <table:table-cell office:value-type="float" office:value="17511617" calcext:value-type="float">
            <text:p>17511617</text:p>
          </table:table-cell>
          <table:table-cell table:formula="of:=[.C20]/1000000" office:value-type="float" office:value="17.511617" calcext:value-type="float">
            <text:p>17.511617</text:p>
          </table:table-cell>
          <table:table-cell/>
          <table:table-cell table:formula="of:=[.E20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BTagMu/Run2016F-07Aug17-v1/AOD</text:p>
          </table:table-cell>
          <table:table-cell office:value-type="float" office:value="12900757" calcext:value-type="float">
            <text:p>12900757</text:p>
          </table:table-cell>
          <table:table-cell table:formula="of:=[.C21]/1000000" office:value-type="float" office:value="12.900757" calcext:value-type="float">
            <text:p>12.900757</text:p>
          </table:table-cell>
          <table:table-cell/>
          <table:table-cell table:formula="of:=[.E21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BTagMu/Run2016G-07Aug17-v1/AOD</text:p>
          </table:table-cell>
          <table:table-cell office:value-type="float" office:value="27536603" calcext:value-type="float">
            <text:p>27536603</text:p>
          </table:table-cell>
          <table:table-cell table:formula="of:=[.C22]/1000000" office:value-type="float" office:value="27.536603" calcext:value-type="float">
            <text:p>27.536603</text:p>
          </table:table-cell>
          <table:table-cell/>
          <table:table-cell table:formula="of:=[.E22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agMu2016</text:p>
          </table:table-cell>
          <table:table-cell office:value-type="string" calcext:value-type="string">
            <text:p>/BTagMu/Run2016H-07Aug17-v1/AOD</text:p>
          </table:table-cell>
          <table:table-cell office:value-type="float" office:value="28762857" calcext:value-type="float">
            <text:p>28762857</text:p>
          </table:table-cell>
          <table:table-cell table:formula="of:=[.C23]/1000000" office:value-type="float" office:value="28.762857" calcext:value-type="float">
            <text:p>28.762857</text:p>
          </table:table-cell>
          <table:table-cell table:formula="of:=SUM([.C17:.C23])" office:value-type="float" office:value="149979585" calcext:value-type="float">
            <text:p>149979585</text:p>
          </table:table-cell>
          <table:table-cell table:formula="of:=[.E23]/1000000" office:value-type="float" office:value="149.979585" calcext:value-type="float">
            <text:p>149.979585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C24]/1000000" office:value-type="float" office:value="0" calcext:value-type="float">
            <text:p>0</text:p>
          </table:table-cell>
          <table:table-cell/>
          <table:table-cell table:formula="of:=[.E24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BTagMu/Run2017B-17Nov2017-v1/AOD</text:p>
          </table:table-cell>
          <table:table-cell office:value-type="float" office:value="5519064" calcext:value-type="float">
            <text:p>5519064</text:p>
          </table:table-cell>
          <table:table-cell table:formula="of:=[.C25]/1000000" office:value-type="float" office:value="5.519064" calcext:value-type="float">
            <text:p>5.519064</text:p>
          </table:table-cell>
          <table:table-cell/>
          <table:table-cell table:formula="of:=[.E25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BTagMu/Run2017C-17Nov2017-v1/AOD</text:p>
          </table:table-cell>
          <table:table-cell office:value-type="float" office:value="25228100" calcext:value-type="float">
            <text:p>25228100</text:p>
          </table:table-cell>
          <table:table-cell table:formula="of:=[.C26]/1000000" office:value-type="float" office:value="25.2281" calcext:value-type="float">
            <text:p>25.2281</text:p>
          </table:table-cell>
          <table:table-cell/>
          <table:table-cell table:formula="of:=[.E26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BTagMu/Run2017D-17Nov2017-v1/AOD</text:p>
          </table:table-cell>
          <table:table-cell office:value-type="float" office:value="12441267" calcext:value-type="float">
            <text:p>12441267</text:p>
          </table:table-cell>
          <table:table-cell table:formula="of:=[.C27]/1000000" office:value-type="float" office:value="12.441267" calcext:value-type="float">
            <text:p>12.441267</text:p>
          </table:table-cell>
          <table:table-cell/>
          <table:table-cell table:formula="of:=[.E27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BTagMu/Run2017E-17Nov2017-v1/AOD</text:p>
          </table:table-cell>
          <table:table-cell office:value-type="float" office:value="19723172" calcext:value-type="float">
            <text:p>19723172</text:p>
          </table:table-cell>
          <table:table-cell table:formula="of:=[.C28]/1000000" office:value-type="float" office:value="19.723172" calcext:value-type="float">
            <text:p>19.723172</text:p>
          </table:table-cell>
          <table:table-cell/>
          <table:table-cell table:formula="of:=[.E28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agMu2017</text:p>
          </table:table-cell>
          <table:table-cell office:value-type="string" calcext:value-type="string">
            <text:p>/BTagMu/Run2017F-17Nov2017-v1/AOD</text:p>
          </table:table-cell>
          <table:table-cell office:value-type="float" office:value="28988175" calcext:value-type="float">
            <text:p>28988175</text:p>
          </table:table-cell>
          <table:table-cell table:formula="of:=[.C29]/1000000" office:value-type="float" office:value="28.988175" calcext:value-type="float">
            <text:p>28.988175</text:p>
          </table:table-cell>
          <table:table-cell table:formula="of:=SUM([.C25:.C29])" office:value-type="float" office:value="91899778" calcext:value-type="float">
            <text:p>91899778</text:p>
          </table:table-cell>
          <table:table-cell table:formula="of:=[.E29]/1000000" office:value-type="float" office:value="91.899778" calcext:value-type="float">
            <text:p>91.899778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C30]/1000000" office:value-type="float" office:value="0" calcext:value-type="float">
            <text:p>0</text:p>
          </table:table-cell>
          <table:table-cell/>
          <table:table-cell table:formula="of:=[.E30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C31]/1000000" office:value-type="float" office:value="0" calcext:value-type="float">
            <text:p>0</text:p>
          </table:table-cell>
          <table:table-cell/>
          <table:table-cell table:formula="of:=[.E31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Charmonium/Run2016B-07Aug17_ver2-v1/AOD</text:p>
          </table:table-cell>
          <table:table-cell office:value-type="float" office:value="51713106" calcext:value-type="float">
            <text:p>51713106</text:p>
          </table:table-cell>
          <table:table-cell table:formula="of:=[.C32]/1000000" office:value-type="float" office:value="51.713106" calcext:value-type="float">
            <text:p>51.713106</text:p>
          </table:table-cell>
          <table:table-cell/>
          <table:table-cell table:formula="of:=[.E32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Charmonium/Run2016C-07Aug17-v1/AOD</text:p>
          </table:table-cell>
          <table:table-cell office:value-type="float" office:value="19535374" calcext:value-type="float">
            <text:p>19535374</text:p>
          </table:table-cell>
          <table:table-cell table:formula="of:=[.C33]/1000000" office:value-type="float" office:value="19.535374" calcext:value-type="float">
            <text:p>19.535374</text:p>
          </table:table-cell>
          <table:table-cell/>
          <table:table-cell table:formula="of:=[.E33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Charmonium/Run2016D-07Aug17-v1/AOD</text:p>
          </table:table-cell>
          <table:table-cell office:value-type="float" office:value="32176529" calcext:value-type="float">
            <text:p>32176529</text:p>
          </table:table-cell>
          <table:table-cell table:formula="of:=[.C34]/1000000" office:value-type="float" office:value="32.176529" calcext:value-type="float">
            <text:p>32.176529</text:p>
          </table:table-cell>
          <table:table-cell/>
          <table:table-cell table:formula="of:=[.E34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Charmonium/Run2016E-07Aug17-v1/AOD</text:p>
          </table:table-cell>
          <table:table-cell office:value-type="float" office:value="27631871" calcext:value-type="float">
            <text:p>27631871</text:p>
          </table:table-cell>
          <table:table-cell table:formula="of:=[.C35]/1000000" office:value-type="float" office:value="27.631871" calcext:value-type="float">
            <text:p>27.631871</text:p>
          </table:table-cell>
          <table:table-cell/>
          <table:table-cell table:formula="of:=[.E35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Charmonium/Run2016F-07Aug17-v1/AOD</text:p>
          </table:table-cell>
          <table:table-cell office:value-type="float" office:value="21339582" calcext:value-type="float">
            <text:p>21339582</text:p>
          </table:table-cell>
          <table:table-cell table:formula="of:=[.C36]/1000000" office:value-type="float" office:value="21.339582" calcext:value-type="float">
            <text:p>21.339582</text:p>
          </table:table-cell>
          <table:table-cell/>
          <table:table-cell table:formula="of:=[.E36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Charmonium/Run2016G-07Aug17-v1/AOD</text:p>
          </table:table-cell>
          <table:table-cell office:value-type="float" office:value="62080523" calcext:value-type="float">
            <text:p>62080523</text:p>
          </table:table-cell>
          <table:table-cell table:formula="of:=[.C37]/1000000" office:value-type="float" office:value="62.080523" calcext:value-type="float">
            <text:p>62.080523</text:p>
          </table:table-cell>
          <table:table-cell/>
          <table:table-cell table:formula="of:=[.E37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rmonium2016</text:p>
          </table:table-cell>
          <table:table-cell office:value-type="string" calcext:value-type="string">
            <text:p>/Charmonium/Run2016H-07Aug17-v1/AOD</text:p>
          </table:table-cell>
          <table:table-cell office:value-type="float" office:value="71189433" calcext:value-type="float">
            <text:p>71189433</text:p>
          </table:table-cell>
          <table:table-cell table:formula="of:=[.C38]/1000000" office:value-type="float" office:value="71.189433" calcext:value-type="float">
            <text:p>71.189433</text:p>
          </table:table-cell>
          <table:table-cell table:formula="of:=SUM([.C32:.C38])" office:value-type="float" office:value="285666418" calcext:value-type="float">
            <text:p>285666418</text:p>
          </table:table-cell>
          <table:table-cell table:formula="of:=[.E38]/1000000" office:value-type="float" office:value="285.666418" calcext:value-type="float">
            <text:p>285.666418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C39]/1000000" office:value-type="float" office:value="0" calcext:value-type="float">
            <text:p>0</text:p>
          </table:table-cell>
          <table:table-cell/>
          <table:table-cell table:formula="of:=[.E39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Charmonium/Run2017B-17Nov2017-v1/AOD</text:p>
          </table:table-cell>
          <table:table-cell office:value-type="float" office:value="19863860" calcext:value-type="float">
            <text:p>19863860</text:p>
          </table:table-cell>
          <table:table-cell table:formula="of:=[.C40]/1000000" office:value-type="float" office:value="19.86386" calcext:value-type="float">
            <text:p>19.86386</text:p>
          </table:table-cell>
          <table:table-cell/>
          <table:table-cell table:formula="of:=[.E40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Charmonium/Run2017C-17Nov2017-v1/AOD</text:p>
          </table:table-cell>
          <table:table-cell office:value-type="float" office:value="78721035" calcext:value-type="float">
            <text:p>78721035</text:p>
          </table:table-cell>
          <table:table-cell table:formula="of:=[.C41]/1000000" office:value-type="float" office:value="78.721035" calcext:value-type="float">
            <text:p>78.721035</text:p>
          </table:table-cell>
          <table:table-cell/>
          <table:table-cell table:formula="of:=[.E41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Charmonium/Run2017D-17Nov2017-v1/AOD</text:p>
          </table:table-cell>
          <table:table-cell office:value-type="float" office:value="32714414" calcext:value-type="float">
            <text:p>32714414</text:p>
          </table:table-cell>
          <table:table-cell table:formula="of:=[.C42]/1000000" office:value-type="float" office:value="32.714414" calcext:value-type="float">
            <text:p>32.714414</text:p>
          </table:table-cell>
          <table:table-cell/>
          <table:table-cell table:formula="of:=[.E42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Charmonium/Run2017E-17Nov2017-v1/AOD</text:p>
          </table:table-cell>
          <table:table-cell office:value-type="float" office:value="60891440" calcext:value-type="float">
            <text:p>60891440</text:p>
          </table:table-cell>
          <table:table-cell table:formula="of:=[.C43]/1000000" office:value-type="float" office:value="60.89144" calcext:value-type="float">
            <text:p>60.89144</text:p>
          </table:table-cell>
          <table:table-cell/>
          <table:table-cell table:formula="of:=[.E43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rmonium2017</text:p>
          </table:table-cell>
          <table:table-cell office:value-type="string" calcext:value-type="string">
            <text:p>/Charmonium/Run2017F-17Nov2017-v1/AOD</text:p>
          </table:table-cell>
          <table:table-cell office:value-type="float" office:value="74190347" calcext:value-type="float">
            <text:p>74190347</text:p>
          </table:table-cell>
          <table:table-cell table:formula="of:=[.C44]/1000000" office:value-type="float" office:value="74.190347" calcext:value-type="float">
            <text:p>74.190347</text:p>
          </table:table-cell>
          <table:table-cell table:formula="of:=SUM([.C40:.C44])" office:value-type="float" office:value="266381096" calcext:value-type="float">
            <text:p>266381096</text:p>
          </table:table-cell>
          <table:table-cell table:formula="of:=[.E44]/1000000" office:value-type="float" office:value="266.381096" calcext:value-type="float">
            <text:p>266.381096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C45]/1000000" office:value-type="float" office:value="0" calcext:value-type="float">
            <text:p>0</text:p>
          </table:table-cell>
          <table:table-cell/>
          <table:table-cell table:formula="of:=[.E45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C46]/1000000" office:value-type="float" office:value="0" calcext:value-type="float">
            <text:p>0</text:p>
          </table:table-cell>
          <table:table-cell/>
          <table:table-cell table:formula="of:=[.E46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DisplacedJet/Run2016B-07Aug17_ver2-v1/AOD</text:p>
          </table:table-cell>
          <table:table-cell office:value-type="float" office:value="48235859" calcext:value-type="float">
            <text:p>48235859</text:p>
          </table:table-cell>
          <table:table-cell table:formula="of:=[.C47]/1000000" office:value-type="float" office:value="48.235859" calcext:value-type="float">
            <text:p>48.235859</text:p>
          </table:table-cell>
          <table:table-cell/>
          <table:table-cell table:formula="of:=[.E47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DisplacedJet/Run2016C-07Aug17-v1/AOD</text:p>
          </table:table-cell>
          <table:table-cell office:value-type="float" office:value="18797203" calcext:value-type="float">
            <text:p>18797203</text:p>
          </table:table-cell>
          <table:table-cell table:formula="of:=[.C48]/1000000" office:value-type="float" office:value="18.797203" calcext:value-type="float">
            <text:p>18.797203</text:p>
          </table:table-cell>
          <table:table-cell/>
          <table:table-cell table:formula="of:=[.E48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DisplacedJet/Run2016D-07Aug17-v1/AOD</text:p>
          </table:table-cell>
          <table:table-cell office:value-type="float" office:value="21670726" calcext:value-type="float">
            <text:p>21670726</text:p>
          </table:table-cell>
          <table:table-cell table:formula="of:=[.C49]/1000000" office:value-type="float" office:value="21.670726" calcext:value-type="float">
            <text:p>21.670726</text:p>
          </table:table-cell>
          <table:table-cell/>
          <table:table-cell table:formula="of:=[.E49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DisplacedJet/Run2016E-07Aug17-v1/AOD</text:p>
          </table:table-cell>
          <table:table-cell office:value-type="float" office:value="19309129" calcext:value-type="float">
            <text:p>19309129</text:p>
          </table:table-cell>
          <table:table-cell table:formula="of:=[.C50]/1000000" office:value-type="float" office:value="19.309129" calcext:value-type="float">
            <text:p>19.309129</text:p>
          </table:table-cell>
          <table:table-cell/>
          <table:table-cell table:formula="of:=[.E50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DisplacedJet/Run2016F-07Aug17-v1/AOD</text:p>
          </table:table-cell>
          <table:table-cell office:value-type="float" office:value="10727461" calcext:value-type="float">
            <text:p>10727461</text:p>
          </table:table-cell>
          <table:table-cell table:formula="of:=[.C51]/1000000" office:value-type="float" office:value="10.727461" calcext:value-type="float">
            <text:p>10.727461</text:p>
          </table:table-cell>
          <table:table-cell/>
          <table:table-cell table:formula="of:=[.E51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DisplacedJet/Run2016G-07Aug17-v1/AOD</text:p>
          </table:table-cell>
          <table:table-cell office:value-type="float" office:value="18289323" calcext:value-type="float">
            <text:p>18289323</text:p>
          </table:table-cell>
          <table:table-cell table:formula="of:=[.C52]/1000000" office:value-type="float" office:value="18.289323" calcext:value-type="float">
            <text:p>18.289323</text:p>
          </table:table-cell>
          <table:table-cell/>
          <table:table-cell table:formula="of:=[.E52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splacedJet2016</text:p>
          </table:table-cell>
          <table:table-cell office:value-type="string" calcext:value-type="string">
            <text:p>/DisplacedJet/Run2016H-07Aug17-v1/AOD</text:p>
          </table:table-cell>
          <table:table-cell office:value-type="float" office:value="19846835" calcext:value-type="float">
            <text:p>19846835</text:p>
          </table:table-cell>
          <table:table-cell table:formula="of:=[.C53]/1000000" office:value-type="float" office:value="19.846835" calcext:value-type="float">
            <text:p>19.846835</text:p>
          </table:table-cell>
          <table:table-cell table:formula="of:=SUM([.C47:.C53])" office:value-type="float" office:value="156876536" calcext:value-type="float">
            <text:p>156876536</text:p>
          </table:table-cell>
          <table:table-cell table:formula="of:=[.E53]/1000000" office:value-type="float" office:value="156.876536" calcext:value-type="float">
            <text:p>156.876536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C54]/1000000" office:value-type="float" office:value="0" calcext:value-type="float">
            <text:p>0</text:p>
          </table:table-cell>
          <table:table-cell/>
          <table:table-cell table:formula="of:=[.E54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DisplacedJet/Run2017C-17Nov2017-v1/AOD</text:p>
          </table:table-cell>
          <table:table-cell office:value-type="float" office:value="3567106" calcext:value-type="float">
            <text:p>3567106</text:p>
          </table:table-cell>
          <table:table-cell table:formula="of:=[.C55]/1000000" office:value-type="float" office:value="3.567106" calcext:value-type="float">
            <text:p>3.567106</text:p>
          </table:table-cell>
          <table:table-cell/>
          <table:table-cell table:formula="of:=[.E55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DisplacedJet/Run2017D-17Nov2017-v1/AOD</text:p>
          </table:table-cell>
          <table:table-cell office:value-type="float" office:value="1690572" calcext:value-type="float">
            <text:p>1690572</text:p>
          </table:table-cell>
          <table:table-cell table:formula="of:=[.C56]/1000000" office:value-type="float" office:value="1.690572" calcext:value-type="float">
            <text:p>1.690572</text:p>
          </table:table-cell>
          <table:table-cell/>
          <table:table-cell table:formula="of:=[.E56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DisplacedJet/Run2017E-17Nov2017-v1/AOD</text:p>
          </table:table-cell>
          <table:table-cell office:value-type="float" office:value="4236217" calcext:value-type="float">
            <text:p>4236217</text:p>
          </table:table-cell>
          <table:table-cell table:formula="of:=[.C57]/1000000" office:value-type="float" office:value="4.236217" calcext:value-type="float">
            <text:p>4.236217</text:p>
          </table:table-cell>
          <table:table-cell/>
          <table:table-cell table:formula="of:=[.E57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splacedJet2017</text:p>
          </table:table-cell>
          <table:table-cell office:value-type="string" calcext:value-type="string">
            <text:p>/DisplacedJet/Run2017F-17Nov2017-v1/AOD</text:p>
          </table:table-cell>
          <table:table-cell office:value-type="float" office:value="12072872" calcext:value-type="float">
            <text:p>12072872</text:p>
          </table:table-cell>
          <table:table-cell table:formula="of:=[.C58]/1000000" office:value-type="float" office:value="12.072872" calcext:value-type="float">
            <text:p>12.072872</text:p>
          </table:table-cell>
          <table:table-cell table:formula="of:=SUM([.C55:.C58])" office:value-type="float" office:value="21566767" calcext:value-type="float">
            <text:p>21566767</text:p>
          </table:table-cell>
          <table:table-cell table:formula="of:=[.E58]/1000000" office:value-type="float" office:value="21.566767" calcext:value-type="float">
            <text:p>21.566767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C59]/1000000" office:value-type="float" office:value="0" calcext:value-type="float">
            <text:p>0</text:p>
          </table:table-cell>
          <table:table-cell/>
          <table:table-cell table:formula="of:=[.E59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C60]/1000000" office:value-type="float" office:value="0" calcext:value-type="float">
            <text:p>0</text:p>
          </table:table-cell>
          <table:table-cell/>
          <table:table-cell table:formula="of:=[.E60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DoubleEG/Run2016B-07Aug17_ver2-v2/AOD</text:p>
          </table:table-cell>
          <table:table-cell office:value-type="float" office:value="143073268" calcext:value-type="float">
            <text:p>143073268</text:p>
          </table:table-cell>
          <table:table-cell table:formula="of:=[.C61]/1000000" office:value-type="float" office:value="143.073268" calcext:value-type="float">
            <text:p>143.073268</text:p>
          </table:table-cell>
          <table:table-cell/>
          <table:table-cell table:formula="of:=[.E61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DoubleEG/Run2016C-07Aug17-v1/AOD</text:p>
          </table:table-cell>
          <table:table-cell office:value-type="float" office:value="47677856" calcext:value-type="float">
            <text:p>47677856</text:p>
          </table:table-cell>
          <table:table-cell table:formula="of:=[.C62]/1000000" office:value-type="float" office:value="47.677856" calcext:value-type="float">
            <text:p>47.677856</text:p>
          </table:table-cell>
          <table:table-cell/>
          <table:table-cell table:formula="of:=[.E62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DoubleEG/Run2016D-07Aug17-v1/AOD</text:p>
          </table:table-cell>
          <table:table-cell office:value-type="float" office:value="53324960" calcext:value-type="float">
            <text:p>53324960</text:p>
          </table:table-cell>
          <table:table-cell table:formula="of:=[.C63]/1000000" office:value-type="float" office:value="53.32496" calcext:value-type="float">
            <text:p>53.32496</text:p>
          </table:table-cell>
          <table:table-cell/>
          <table:table-cell table:formula="of:=[.E63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DoubleEG/Run2016E-07Aug17-v1/AOD</text:p>
          </table:table-cell>
          <table:table-cell office:value-type="float" office:value="49877710" calcext:value-type="float">
            <text:p>49877710</text:p>
          </table:table-cell>
          <table:table-cell table:formula="of:=[.C64]/1000000" office:value-type="float" office:value="49.87771" calcext:value-type="float">
            <text:p>49.87771</text:p>
          </table:table-cell>
          <table:table-cell/>
          <table:table-cell table:formula="of:=[.E64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DoubleEG/Run2016F-07Aug17-v1/AOD</text:p>
          </table:table-cell>
          <table:table-cell office:value-type="float" office:value="34577629" calcext:value-type="float">
            <text:p>34577629</text:p>
          </table:table-cell>
          <table:table-cell table:formula="of:=[.C65]/1000000" office:value-type="float" office:value="34.577629" calcext:value-type="float">
            <text:p>34.577629</text:p>
          </table:table-cell>
          <table:table-cell/>
          <table:table-cell table:formula="of:=[.E65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DoubleEG/Run2016G-07Aug17-v1/AOD</text:p>
          </table:table-cell>
          <table:table-cell office:value-type="float" office:value="78797031" calcext:value-type="float">
            <text:p>78797031</text:p>
          </table:table-cell>
          <table:table-cell table:formula="of:=[.C66]/1000000" office:value-type="float" office:value="78.797031" calcext:value-type="float">
            <text:p>78.797031</text:p>
          </table:table-cell>
          <table:table-cell/>
          <table:table-cell table:formula="of:=[.E66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ubleEG2016</text:p>
          </table:table-cell>
          <table:table-cell office:value-type="string" calcext:value-type="string">
            <text:p>/DoubleEG/Run2016H-07Aug17-v1/AOD</text:p>
          </table:table-cell>
          <table:table-cell office:value-type="float" office:value="85388734" calcext:value-type="float">
            <text:p>85388734</text:p>
          </table:table-cell>
          <table:table-cell table:formula="of:=[.C67]/1000000" office:value-type="float" office:value="85.388734" calcext:value-type="float">
            <text:p>85.388734</text:p>
          </table:table-cell>
          <table:table-cell table:formula="of:=SUM([.C61:.C67])" office:value-type="float" office:value="492717188" calcext:value-type="float">
            <text:p>492717188</text:p>
          </table:table-cell>
          <table:table-cell table:formula="of:=[.E67]/1000000" office:value-type="float" office:value="492.717188" calcext:value-type="float">
            <text:p>492.717188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C68]/1000000" office:value-type="float" office:value="0" calcext:value-type="float">
            <text:p>0</text:p>
          </table:table-cell>
          <table:table-cell/>
          <table:table-cell table:formula="of:=[.E68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DoubleEG/Run2017B-17Nov2017-v1/AOD</text:p>
          </table:table-cell>
          <table:table-cell office:value-type="float" office:value="58088760" calcext:value-type="float">
            <text:p>58088760</text:p>
          </table:table-cell>
          <table:table-cell table:formula="of:=[.C69]/1000000" office:value-type="float" office:value="58.08876" calcext:value-type="float">
            <text:p>58.08876</text:p>
          </table:table-cell>
          <table:table-cell/>
          <table:table-cell table:formula="of:=[.E69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DoubleEG/Run2017C-17Nov2017-v1/AOD</text:p>
          </table:table-cell>
          <table:table-cell office:value-type="float" office:value="65181125" calcext:value-type="float">
            <text:p>65181125</text:p>
          </table:table-cell>
          <table:table-cell table:formula="of:=[.C70]/1000000" office:value-type="float" office:value="65.181125" calcext:value-type="float">
            <text:p>65.181125</text:p>
          </table:table-cell>
          <table:table-cell/>
          <table:table-cell table:formula="of:=[.E70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DoubleEG/Run2017D-17Nov2017-v1/AOD</text:p>
          </table:table-cell>
          <table:table-cell office:value-type="float" office:value="25911432" calcext:value-type="float">
            <text:p>25911432</text:p>
          </table:table-cell>
          <table:table-cell table:formula="of:=[.C71]/1000000" office:value-type="float" office:value="25.911432" calcext:value-type="float">
            <text:p>25.911432</text:p>
          </table:table-cell>
          <table:table-cell/>
          <table:table-cell table:formula="of:=[.E71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DoubleEG/Run2017E-17Nov2017-v1/AOD</text:p>
          </table:table-cell>
          <table:table-cell office:value-type="float" office:value="56235775" calcext:value-type="float">
            <text:p>56235775</text:p>
          </table:table-cell>
          <table:table-cell table:formula="of:=[.C72]/1000000" office:value-type="float" office:value="56.235775" calcext:value-type="float">
            <text:p>56.235775</text:p>
          </table:table-cell>
          <table:table-cell/>
          <table:table-cell table:formula="of:=[.E72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ubleEG2017</text:p>
          </table:table-cell>
          <table:table-cell office:value-type="string" calcext:value-type="string">
            <text:p>/DoubleEG/Run2017F-09May2018-v1/AOD</text:p>
          </table:table-cell>
          <table:table-cell office:value-type="float" office:value="74344288" calcext:value-type="float">
            <text:p>74344288</text:p>
          </table:table-cell>
          <table:table-cell table:formula="of:=[.C73]/1000000" office:value-type="float" office:value="74.344288" calcext:value-type="float">
            <text:p>74.344288</text:p>
          </table:table-cell>
          <table:table-cell table:formula="of:=SUM([.C69:.C73])" office:value-type="float" office:value="279761380" calcext:value-type="float">
            <text:p>279761380</text:p>
          </table:table-cell>
          <table:table-cell table:formula="of:=[.E73]/1000000" office:value-type="float" office:value="279.76138" calcext:value-type="float">
            <text:p>279.76138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C74]/1000000" office:value-type="float" office:value="0" calcext:value-type="float">
            <text:p>0</text:p>
          </table:table-cell>
          <table:table-cell/>
          <table:table-cell table:formula="of:=[.E74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C75]/1000000" office:value-type="float" office:value="0" calcext:value-type="float">
            <text:p>0</text:p>
          </table:table-cell>
          <table:table-cell/>
          <table:table-cell table:formula="of:=[.E75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DoubleMuon/Run2016B-07Aug17_ver2-v1/AOD</text:p>
          </table:table-cell>
          <table:table-cell office:value-type="float" office:value="82535526" calcext:value-type="float">
            <text:p>82535526</text:p>
          </table:table-cell>
          <table:table-cell table:formula="of:=[.C76]/1000000" office:value-type="float" office:value="82.535526" calcext:value-type="float">
            <text:p>82.535526</text:p>
          </table:table-cell>
          <table:table-cell/>
          <table:table-cell table:formula="of:=[.E76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DoubleMuon/Run2016C-07Aug17-v1/AOD</text:p>
          </table:table-cell>
          <table:table-cell office:value-type="float" office:value="27934629" calcext:value-type="float">
            <text:p>27934629</text:p>
          </table:table-cell>
          <table:table-cell table:formula="of:=[.C77]/1000000" office:value-type="float" office:value="27.934629" calcext:value-type="float">
            <text:p>27.934629</text:p>
          </table:table-cell>
          <table:table-cell/>
          <table:table-cell table:formula="of:=[.E77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DoubleMuon/Run2016D-07Aug17-v1/AOD</text:p>
          </table:table-cell>
          <table:table-cell office:value-type="float" office:value="33861745" calcext:value-type="float">
            <text:p>33861745</text:p>
          </table:table-cell>
          <table:table-cell table:formula="of:=[.C78]/1000000" office:value-type="float" office:value="33.861745" calcext:value-type="float">
            <text:p>33.861745</text:p>
          </table:table-cell>
          <table:table-cell/>
          <table:table-cell table:formula="of:=[.E78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DoubleMuon/Run2016E-07Aug17-v1/AOD</text:p>
          </table:table-cell>
          <table:table-cell office:value-type="float" office:value="28246946" calcext:value-type="float">
            <text:p>28246946</text:p>
          </table:table-cell>
          <table:table-cell table:formula="of:=[.C79]/1000000" office:value-type="float" office:value="28.246946" calcext:value-type="float">
            <text:p>28.246946</text:p>
          </table:table-cell>
          <table:table-cell/>
          <table:table-cell table:formula="of:=[.E79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DoubleMuon/Run2016F-07Aug17-v1/AOD</text:p>
          </table:table-cell>
          <table:table-cell office:value-type="float" office:value="20329921" calcext:value-type="float">
            <text:p>20329921</text:p>
          </table:table-cell>
          <table:table-cell table:formula="of:=[.C80]/1000000" office:value-type="float" office:value="20.329921" calcext:value-type="float">
            <text:p>20.329921</text:p>
          </table:table-cell>
          <table:table-cell/>
          <table:table-cell table:formula="of:=[.E80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DoubleMuon/Run2016G-07Aug17-v1/AOD</text:p>
          </table:table-cell>
          <table:table-cell office:value-type="float" office:value="45235604" calcext:value-type="float">
            <text:p>45235604</text:p>
          </table:table-cell>
          <table:table-cell table:formula="of:=[.C81]/1000000" office:value-type="float" office:value="45.235604" calcext:value-type="float">
            <text:p>45.235604</text:p>
          </table:table-cell>
          <table:table-cell/>
          <table:table-cell table:formula="of:=[.E81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ubleMuon2016</text:p>
          </table:table-cell>
          <table:table-cell office:value-type="string" calcext:value-type="string">
            <text:p>/DoubleMuon/Run2016H-07Aug17-v1/AOD</text:p>
          </table:table-cell>
          <table:table-cell office:value-type="float" office:value="48912812" calcext:value-type="float">
            <text:p>48912812</text:p>
          </table:table-cell>
          <table:table-cell table:formula="of:=[.C82]/1000000" office:value-type="float" office:value="48.912812" calcext:value-type="float">
            <text:p>48.912812</text:p>
          </table:table-cell>
          <table:table-cell table:formula="of:=SUM([.C76:.C82])" office:value-type="float" office:value="287057183" calcext:value-type="float">
            <text:p>287057183</text:p>
          </table:table-cell>
          <table:table-cell table:formula="of:=[.E82]/1000000" office:value-type="float" office:value="287.057183" calcext:value-type="float">
            <text:p>287.057183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C83]/1000000" office:value-type="float" office:value="0" calcext:value-type="float">
            <text:p>0</text:p>
          </table:table-cell>
          <table:table-cell/>
          <table:table-cell table:formula="of:=[.E83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DoubleMuon/Run2017B-17Nov2017-v1/AOD</text:p>
          </table:table-cell>
          <table:table-cell office:value-type="float" office:value="14501767" calcext:value-type="float">
            <text:p>14501767</text:p>
          </table:table-cell>
          <table:table-cell table:formula="of:=[.C84]/1000000" office:value-type="float" office:value="14.501767" calcext:value-type="float">
            <text:p>14.501767</text:p>
          </table:table-cell>
          <table:table-cell/>
          <table:table-cell table:formula="of:=[.E84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DoubleMuon/Run2017C-17Nov2017-v1/AOD</text:p>
          </table:table-cell>
          <table:table-cell office:value-type="float" office:value="49636525" calcext:value-type="float">
            <text:p>49636525</text:p>
          </table:table-cell>
          <table:table-cell table:formula="of:=[.C85]/1000000" office:value-type="float" office:value="49.636525" calcext:value-type="float">
            <text:p>49.636525</text:p>
          </table:table-cell>
          <table:table-cell/>
          <table:table-cell table:formula="of:=[.E85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DoubleMuon/Run2017D-17Nov2017-v1/AOD</text:p>
          </table:table-cell>
          <table:table-cell office:value-type="float" office:value="23075733" calcext:value-type="float">
            <text:p>23075733</text:p>
          </table:table-cell>
          <table:table-cell table:formula="of:=[.C86]/1000000" office:value-type="float" office:value="23.075733" calcext:value-type="float">
            <text:p>23.075733</text:p>
          </table:table-cell>
          <table:table-cell/>
          <table:table-cell table:formula="of:=[.E86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DoubleMuon/Run2017E-17Nov2017-v1/AOD</text:p>
          </table:table-cell>
          <table:table-cell office:value-type="float" office:value="51589091" calcext:value-type="float">
            <text:p>51589091</text:p>
          </table:table-cell>
          <table:table-cell table:formula="of:=[.C87]/1000000" office:value-type="float" office:value="51.589091" calcext:value-type="float">
            <text:p>51.589091</text:p>
          </table:table-cell>
          <table:table-cell/>
          <table:table-cell table:formula="of:=[.E87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DoubleMuon/Run2017F-17Nov2017-v1/AOD</text:p>
          </table:table-cell>
          <table:table-cell office:value-type="float" office:value="79756560" calcext:value-type="float">
            <text:p>79756560</text:p>
          </table:table-cell>
          <table:table-cell table:formula="of:=[.C88]/1000000" office:value-type="float" office:value="79.75656" calcext:value-type="float">
            <text:p>79.75656</text:p>
          </table:table-cell>
          <table:table-cell/>
          <table:table-cell table:formula="of:=[.E88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DoubleMuon/Run2017G-17Nov2017-v1/AOD</text:p>
          </table:table-cell>
          <table:table-cell office:value-type="float" office:value="873494324" calcext:value-type="float">
            <text:p>873494324</text:p>
          </table:table-cell>
          <table:table-cell table:formula="of:=[.C89]/1000000" office:value-type="float" office:value="873.494324" calcext:value-type="float">
            <text:p>873.494324</text:p>
          </table:table-cell>
          <table:table-cell/>
          <table:table-cell table:formula="of:=[.E89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ubleMuon2017</text:p>
          </table:table-cell>
          <table:table-cell office:value-type="string" calcext:value-type="string">
            <text:p>/DoubleMuon/Run2017H-17Nov2017-v1/AOD</text:p>
          </table:table-cell>
          <table:table-cell office:value-type="float" office:value="16142576" calcext:value-type="float">
            <text:p>16142576</text:p>
          </table:table-cell>
          <table:table-cell table:formula="of:=[.C90]/1000000" office:value-type="float" office:value="16.142576" calcext:value-type="float">
            <text:p>16.142576</text:p>
          </table:table-cell>
          <table:table-cell table:formula="of:=SUM([.C84:.C90])" office:value-type="float" office:value="1108196576" calcext:value-type="float">
            <text:p>1108196576</text:p>
          </table:table-cell>
          <table:table-cell table:formula="of:=[.E90]/1000000" office:value-type="float" office:value="1108.196576" calcext:value-type="float">
            <text:p>1108.196576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C91]/1000000" office:value-type="float" office:value="0" calcext:value-type="float">
            <text:p>0</text:p>
          </table:table-cell>
          <table:table-cell/>
          <table:table-cell table:formula="of:=[.E91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C92]/1000000" office:value-type="float" office:value="0" calcext:value-type="float">
            <text:p>0</text:p>
          </table:table-cell>
          <table:table-cell/>
          <table:table-cell table:formula="of:=[.E92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DoubleMuonLowMass/Run2016B-07Aug17_ver2-v1/AOD</text:p>
          </table:table-cell>
          <table:table-cell office:value-type="float" office:value="23623427" calcext:value-type="float">
            <text:p>23623427</text:p>
          </table:table-cell>
          <table:table-cell table:formula="of:=[.C93]/1000000" office:value-type="float" office:value="23.623427" calcext:value-type="float">
            <text:p>23.623427</text:p>
          </table:table-cell>
          <table:table-cell/>
          <table:table-cell table:formula="of:=[.E93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DoubleMuonLowMass/Run2016C-07Aug17-v1/AOD</text:p>
          </table:table-cell>
          <table:table-cell office:value-type="float" office:value="10679301" calcext:value-type="float">
            <text:p>10679301</text:p>
          </table:table-cell>
          <table:table-cell table:formula="of:=[.C94]/1000000" office:value-type="float" office:value="10.679301" calcext:value-type="float">
            <text:p>10.679301</text:p>
          </table:table-cell>
          <table:table-cell/>
          <table:table-cell table:formula="of:=[.E94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DoubleMuonLowMass/Run2016D-07Aug17-v2/AOD</text:p>
          </table:table-cell>
          <table:table-cell office:value-type="float" office:value="17180967" calcext:value-type="float">
            <text:p>17180967</text:p>
          </table:table-cell>
          <table:table-cell table:formula="of:=[.C95]/1000000" office:value-type="float" office:value="17.180967" calcext:value-type="float">
            <text:p>17.180967</text:p>
          </table:table-cell>
          <table:table-cell/>
          <table:table-cell table:formula="of:=[.E95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DoubleMuonLowMass/Run2016E-07Aug17-v1/AOD</text:p>
          </table:table-cell>
          <table:table-cell office:value-type="float" office:value="14722437" calcext:value-type="float">
            <text:p>14722437</text:p>
          </table:table-cell>
          <table:table-cell table:formula="of:=[.C96]/1000000" office:value-type="float" office:value="14.722437" calcext:value-type="float">
            <text:p>14.722437</text:p>
          </table:table-cell>
          <table:table-cell/>
          <table:table-cell table:formula="of:=[.E96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DoubleMuonLowMass/Run2016F-07Aug17-v1/AOD</text:p>
          </table:table-cell>
          <table:table-cell office:value-type="float" office:value="13861366" calcext:value-type="float">
            <text:p>13861366</text:p>
          </table:table-cell>
          <table:table-cell table:formula="of:=[.C97]/1000000" office:value-type="float" office:value="13.861366" calcext:value-type="float">
            <text:p>13.861366</text:p>
          </table:table-cell>
          <table:table-cell/>
          <table:table-cell table:formula="of:=[.E97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DoubleMuonLowMass/Run2016G-07Aug17-v1/AOD</text:p>
          </table:table-cell>
          <table:table-cell office:value-type="float" office:value="45367551" calcext:value-type="float">
            <text:p>45367551</text:p>
          </table:table-cell>
          <table:table-cell table:formula="of:=[.C98]/1000000" office:value-type="float" office:value="45.367551" calcext:value-type="float">
            <text:p>45.367551</text:p>
          </table:table-cell>
          <table:table-cell/>
          <table:table-cell table:formula="of:=[.E98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ubleMuonLowMass2016</text:p>
          </table:table-cell>
          <table:table-cell office:value-type="string" calcext:value-type="string">
            <text:p>/DoubleMuonLowMass/Run2016H-07Aug17-v1/AOD</text:p>
          </table:table-cell>
          <table:table-cell office:value-type="float" office:value="53297311" calcext:value-type="float">
            <text:p>53297311</text:p>
          </table:table-cell>
          <table:table-cell table:formula="of:=[.C99]/1000000" office:value-type="float" office:value="53.297311" calcext:value-type="float">
            <text:p>53.297311</text:p>
          </table:table-cell>
          <table:table-cell table:formula="of:=SUM([.C93:.C99])" office:value-type="float" office:value="178732360" calcext:value-type="float">
            <text:p>178732360</text:p>
          </table:table-cell>
          <table:table-cell table:formula="of:=[.E99]/1000000" office:value-type="float" office:value="178.73236" calcext:value-type="float">
            <text:p>178.73236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C100]/1000000" office:value-type="float" office:value="0" calcext:value-type="float">
            <text:p>0</text:p>
          </table:table-cell>
          <table:table-cell/>
          <table:table-cell table:formula="of:=[.E100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DoubleMuonLowMass/Run2017B-17Nov2017-v1/AOD</text:p>
          </table:table-cell>
          <table:table-cell office:value-type="float" office:value="7541687" calcext:value-type="float">
            <text:p>7541687</text:p>
          </table:table-cell>
          <table:table-cell table:formula="of:=[.C101]/1000000" office:value-type="float" office:value="7.541687" calcext:value-type="float">
            <text:p>7.541687</text:p>
          </table:table-cell>
          <table:table-cell/>
          <table:table-cell table:formula="of:=[.E101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DoubleMuonLowMass/Run2017C-17Nov2017-v1/AOD</text:p>
          </table:table-cell>
          <table:table-cell office:value-type="float" office:value="59635178" calcext:value-type="float">
            <text:p>59635178</text:p>
          </table:table-cell>
          <table:table-cell table:formula="of:=[.C102]/1000000" office:value-type="float" office:value="59.635178" calcext:value-type="float">
            <text:p>59.635178</text:p>
          </table:table-cell>
          <table:table-cell/>
          <table:table-cell table:formula="of:=[.E102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DoubleMuonLowMass/Run2017D-17Nov2017-v1/AOD</text:p>
          </table:table-cell>
          <table:table-cell office:value-type="float" office:value="18465935" calcext:value-type="float">
            <text:p>18465935</text:p>
          </table:table-cell>
          <table:table-cell table:formula="of:=[.C103]/1000000" office:value-type="float" office:value="18.465935" calcext:value-type="float">
            <text:p>18.465935</text:p>
          </table:table-cell>
          <table:table-cell/>
          <table:table-cell table:formula="of:=[.E103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DoubleMuonLowMass/Run2017E-17Nov2017-v1/AOD</text:p>
          </table:table-cell>
          <table:table-cell office:value-type="float" office:value="36510998" calcext:value-type="float">
            <text:p>36510998</text:p>
          </table:table-cell>
          <table:table-cell table:formula="of:=[.C104]/1000000" office:value-type="float" office:value="36.510998" calcext:value-type="float">
            <text:p>36.510998</text:p>
          </table:table-cell>
          <table:table-cell/>
          <table:table-cell table:formula="of:=[.E104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ubleMuonLowMass2017</text:p>
          </table:table-cell>
          <table:table-cell office:value-type="string" calcext:value-type="string">
            <text:p>/DoubleMuonLowMass/Run2017F-17Nov2017-v1/AOD</text:p>
          </table:table-cell>
          <table:table-cell office:value-type="float" office:value="35899535" calcext:value-type="float">
            <text:p>35899535</text:p>
          </table:table-cell>
          <table:table-cell table:formula="of:=[.C105]/1000000" office:value-type="float" office:value="35.899535" calcext:value-type="float">
            <text:p>35.899535</text:p>
          </table:table-cell>
          <table:table-cell table:formula="of:=SUM([.C101:.C105])" office:value-type="float" office:value="158053333" calcext:value-type="float">
            <text:p>158053333</text:p>
          </table:table-cell>
          <table:table-cell table:formula="of:=[.E105]/1000000" office:value-type="float" office:value="158.053333" calcext:value-type="float">
            <text:p>158.053333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C106]/1000000" office:value-type="float" office:value="0" calcext:value-type="float">
            <text:p>0</text:p>
          </table:table-cell>
          <table:table-cell/>
          <table:table-cell table:formula="of:=[.E106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C107]/1000000" office:value-type="float" office:value="0" calcext:value-type="float">
            <text:p>0</text:p>
          </table:table-cell>
          <table:table-cell/>
          <table:table-cell table:formula="of:=[.E107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HTMHT/Run2016B-07Aug17_ver2-v1/AOD</text:p>
          </table:table-cell>
          <table:table-cell office:value-type="float" office:value="41993439" calcext:value-type="float">
            <text:p>41993439</text:p>
          </table:table-cell>
          <table:table-cell table:formula="of:=[.C108]/1000000" office:value-type="float" office:value="41.993439" calcext:value-type="float">
            <text:p>41.993439</text:p>
          </table:table-cell>
          <table:table-cell/>
          <table:table-cell table:formula="of:=[.E108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HTMHT/Run2016C-07Aug17-v1/AOD</text:p>
          </table:table-cell>
          <table:table-cell office:value-type="float" office:value="20328888" calcext:value-type="float">
            <text:p>20328888</text:p>
          </table:table-cell>
          <table:table-cell table:formula="of:=[.C109]/1000000" office:value-type="float" office:value="20.328888" calcext:value-type="float">
            <text:p>20.328888</text:p>
          </table:table-cell>
          <table:table-cell/>
          <table:table-cell table:formula="of:=[.E109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HTMHT/Run2016D-07Aug17-v1/AOD</text:p>
          </table:table-cell>
          <table:table-cell office:value-type="float" office:value="28344666" calcext:value-type="float">
            <text:p>28344666</text:p>
          </table:table-cell>
          <table:table-cell table:formula="of:=[.C110]/1000000" office:value-type="float" office:value="28.344666" calcext:value-type="float">
            <text:p>28.344666</text:p>
          </table:table-cell>
          <table:table-cell/>
          <table:table-cell table:formula="of:=[.E110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HTMHT/Run2016E-07Aug17-v1/AOD</text:p>
          </table:table-cell>
          <table:table-cell office:value-type="float" office:value="26013335" calcext:value-type="float">
            <text:p>26013335</text:p>
          </table:table-cell>
          <table:table-cell table:formula="of:=[.C111]/1000000" office:value-type="float" office:value="26.013335" calcext:value-type="float">
            <text:p>26.013335</text:p>
          </table:table-cell>
          <table:table-cell/>
          <table:table-cell table:formula="of:=[.E111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HTMHT/Run2016F-07Aug17-v1/AOD</text:p>
          </table:table-cell>
          <table:table-cell office:value-type="float" office:value="15000872" calcext:value-type="float">
            <text:p>15000872</text:p>
          </table:table-cell>
          <table:table-cell table:formula="of:=[.C112]/1000000" office:value-type="float" office:value="15.000872" calcext:value-type="float">
            <text:p>15.000872</text:p>
          </table:table-cell>
          <table:table-cell/>
          <table:table-cell table:formula="of:=[.E112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HTMHT/Run2016G-23Sep2016-v2/AOD</text:p>
          </table:table-cell>
          <table:table-cell office:value-type="float" office:value="32367421" calcext:value-type="float">
            <text:p>32367421</text:p>
          </table:table-cell>
          <table:table-cell table:formula="of:=[.C113]/1000000" office:value-type="float" office:value="32.367421" calcext:value-type="float">
            <text:p>32.367421</text:p>
          </table:table-cell>
          <table:table-cell/>
          <table:table-cell table:formula="of:=[.E113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MHT2016</text:p>
          </table:table-cell>
          <table:table-cell office:value-type="string" calcext:value-type="string">
            <text:p>/HTMHT/Run2016H-07Aug17-v1/AOD</text:p>
          </table:table-cell>
          <table:table-cell office:value-type="float" office:value="35120831" calcext:value-type="float">
            <text:p>35120831</text:p>
          </table:table-cell>
          <table:table-cell table:formula="of:=[.C114]/1000000" office:value-type="float" office:value="35.120831" calcext:value-type="float">
            <text:p>35.120831</text:p>
          </table:table-cell>
          <table:table-cell table:formula="of:=SUM([.C108:.C114])" office:value-type="float" office:value="199169452" calcext:value-type="float">
            <text:p>199169452</text:p>
          </table:table-cell>
          <table:table-cell table:formula="of:=[.E114]/1000000" office:value-type="float" office:value="199.169452" calcext:value-type="float">
            <text:p>199.169452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C115]/1000000" office:value-type="float" office:value="0" calcext:value-type="float">
            <text:p>0</text:p>
          </table:table-cell>
          <table:table-cell/>
          <table:table-cell table:formula="of:=[.E115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HTMHT/Run2017B-17Nov2017-v1/AOD</text:p>
          </table:table-cell>
          <table:table-cell office:value-type="float" office:value="2965251" calcext:value-type="float">
            <text:p>2965251</text:p>
          </table:table-cell>
          <table:table-cell table:formula="of:=[.C116]/1000000" office:value-type="float" office:value="2.965251" calcext:value-type="float">
            <text:p>2.965251</text:p>
          </table:table-cell>
          <table:table-cell/>
          <table:table-cell table:formula="of:=[.E116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HTMHT/Run2017C-17Nov2017-v1/AOD</text:p>
          </table:table-cell>
          <table:table-cell office:value-type="float" office:value="8994771" calcext:value-type="float">
            <text:p>8994771</text:p>
          </table:table-cell>
          <table:table-cell table:formula="of:=[.C117]/1000000" office:value-type="float" office:value="8.994771" calcext:value-type="float">
            <text:p>8.994771</text:p>
          </table:table-cell>
          <table:table-cell/>
          <table:table-cell table:formula="of:=[.E117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HTMHT/Run2017D-17Nov2017-v1/AOD</text:p>
          </table:table-cell>
          <table:table-cell office:value-type="float" office:value="3698359" calcext:value-type="float">
            <text:p>3698359</text:p>
          </table:table-cell>
          <table:table-cell table:formula="of:=[.C118]/1000000" office:value-type="float" office:value="3.698359" calcext:value-type="float">
            <text:p>3.698359</text:p>
          </table:table-cell>
          <table:table-cell/>
          <table:table-cell table:formula="of:=[.E118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HTMHT/Run2017E-17Nov2017-v1/AOD</text:p>
          </table:table-cell>
          <table:table-cell office:value-type="float" office:value="9859586" calcext:value-type="float">
            <text:p>9859586</text:p>
          </table:table-cell>
          <table:table-cell table:formula="of:=[.C119]/1000000" office:value-type="float" office:value="9.859586" calcext:value-type="float">
            <text:p>9.859586</text:p>
          </table:table-cell>
          <table:table-cell/>
          <table:table-cell table:formula="of:=[.E119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MHT2017</text:p>
          </table:table-cell>
          <table:table-cell office:value-type="string" calcext:value-type="string">
            <text:p>/HTMHT/Run2017F-17Nov2017-v1/AOD</text:p>
          </table:table-cell>
          <table:table-cell office:value-type="float" office:value="17895586" calcext:value-type="float">
            <text:p>17895586</text:p>
          </table:table-cell>
          <table:table-cell table:formula="of:=[.C120]/1000000" office:value-type="float" office:value="17.895586" calcext:value-type="float">
            <text:p>17.895586</text:p>
          </table:table-cell>
          <table:table-cell table:formula="of:=SUM([.C116:.C120])" office:value-type="float" office:value="43413553" calcext:value-type="float">
            <text:p>43413553</text:p>
          </table:table-cell>
          <table:table-cell table:formula="of:=[.E120]/1000000" office:value-type="float" office:value="43.413553" calcext:value-type="float">
            <text:p>43.413553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C121]/1000000" office:value-type="float" office:value="0" calcext:value-type="float">
            <text:p>0</text:p>
          </table:table-cell>
          <table:table-cell/>
          <table:table-cell table:formula="of:=[.E121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C122]/1000000" office:value-type="float" office:value="0" calcext:value-type="float">
            <text:p>0</text:p>
          </table:table-cell>
          <table:table-cell/>
          <table:table-cell table:formula="of:=[.E122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JetHT/Run2016B-07Aug17_ver2-v1/AOD</text:p>
          </table:table-cell>
          <table:table-cell office:value-type="float" office:value="133752091" calcext:value-type="float">
            <text:p>133752091</text:p>
          </table:table-cell>
          <table:table-cell table:formula="of:=[.C123]/1000000" office:value-type="float" office:value="133.752091" calcext:value-type="float">
            <text:p>133.752091</text:p>
          </table:table-cell>
          <table:table-cell/>
          <table:table-cell table:formula="of:=[.E123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JetHT/Run2016C-07Aug17-v1/AOD</text:p>
          </table:table-cell>
          <table:table-cell office:value-type="float" office:value="46495988" calcext:value-type="float">
            <text:p>46495988</text:p>
          </table:table-cell>
          <table:table-cell table:formula="of:=[.C124]/1000000" office:value-type="float" office:value="46.495988" calcext:value-type="float">
            <text:p>46.495988</text:p>
          </table:table-cell>
          <table:table-cell/>
          <table:table-cell table:formula="of:=[.E124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JetHT/Run2016D-07Aug17-v1/AOD</text:p>
          </table:table-cell>
          <table:table-cell office:value-type="float" office:value="73330042" calcext:value-type="float">
            <text:p>73330042</text:p>
          </table:table-cell>
          <table:table-cell table:formula="of:=[.C125]/1000000" office:value-type="float" office:value="73.330042" calcext:value-type="float">
            <text:p>73.330042</text:p>
          </table:table-cell>
          <table:table-cell/>
          <table:table-cell table:formula="of:=[.E125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JetHT/Run2016E-07Aug17-v1/AOD</text:p>
          </table:table-cell>
          <table:table-cell office:value-type="float" office:value="69233002" calcext:value-type="float">
            <text:p>69233002</text:p>
          </table:table-cell>
          <table:table-cell table:formula="of:=[.C126]/1000000" office:value-type="float" office:value="69.233002" calcext:value-type="float">
            <text:p>69.233002</text:p>
          </table:table-cell>
          <table:table-cell/>
          <table:table-cell table:formula="of:=[.E126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JetHT/Run2016F-07Aug17-v1/AOD</text:p>
          </table:table-cell>
          <table:table-cell office:value-type="float" office:value="48178726" calcext:value-type="float">
            <text:p>48178726</text:p>
          </table:table-cell>
          <table:table-cell table:formula="of:=[.C127]/1000000" office:value-type="float" office:value="48.178726" calcext:value-type="float">
            <text:p>48.178726</text:p>
          </table:table-cell>
          <table:table-cell/>
          <table:table-cell table:formula="of:=[.E127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JetHT/Run2016G-07Aug17-v1/AOD</text:p>
          </table:table-cell>
          <table:table-cell office:value-type="float" office:value="120745085" calcext:value-type="float">
            <text:p>120745085</text:p>
          </table:table-cell>
          <table:table-cell table:formula="of:=[.C128]/1000000" office:value-type="float" office:value="120.745085" calcext:value-type="float">
            <text:p>120.745085</text:p>
          </table:table-cell>
          <table:table-cell/>
          <table:table-cell table:formula="of:=[.E128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tHT2016</text:p>
          </table:table-cell>
          <table:table-cell office:value-type="string" calcext:value-type="string">
            <text:p>/JetHT/Run2016H-07Aug17-v1/AOD</text:p>
          </table:table-cell>
          <table:table-cell office:value-type="float" office:value="124054791" calcext:value-type="float">
            <text:p>124054791</text:p>
          </table:table-cell>
          <table:table-cell table:formula="of:=[.C129]/1000000" office:value-type="float" office:value="124.054791" calcext:value-type="float">
            <text:p>124.054791</text:p>
          </table:table-cell>
          <table:table-cell table:formula="of:=SUM([.C123:.C129])" office:value-type="float" office:value="615789725" calcext:value-type="float">
            <text:p>615789725</text:p>
          </table:table-cell>
          <table:table-cell table:formula="of:=[.E129]/1000000" office:value-type="float" office:value="615.789725" calcext:value-type="float">
            <text:p>615.789725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C130]/1000000" office:value-type="float" office:value="0" calcext:value-type="float">
            <text:p>0</text:p>
          </table:table-cell>
          <table:table-cell/>
          <table:table-cell table:formula="of:=[.E130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JetHT/Run2017A-12Sep2017-v1/AOD</text:p>
          </table:table-cell>
          <table:table-cell office:value-type="float" office:value="4700974" calcext:value-type="float">
            <text:p>4700974</text:p>
          </table:table-cell>
          <table:table-cell table:formula="of:=[.C131]/1000000" office:value-type="float" office:value="4.700974" calcext:value-type="float">
            <text:p>4.700974</text:p>
          </table:table-cell>
          <table:table-cell/>
          <table:table-cell table:formula="of:=[.E131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JetHT/Run2017B-17Nov2017-v1/AOD</text:p>
          </table:table-cell>
          <table:table-cell office:value-type="float" office:value="62988012" calcext:value-type="float">
            <text:p>62988012</text:p>
          </table:table-cell>
          <table:table-cell table:formula="of:=[.C132]/1000000" office:value-type="float" office:value="62.988012" calcext:value-type="float">
            <text:p>62.988012</text:p>
          </table:table-cell>
          <table:table-cell/>
          <table:table-cell table:formula="of:=[.E132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JetHT/Run2017C-17Nov2017-v1/AOD</text:p>
          </table:table-cell>
          <table:table-cell office:value-type="float" office:value="96264601" calcext:value-type="float">
            <text:p>96264601</text:p>
          </table:table-cell>
          <table:table-cell table:formula="of:=[.C133]/1000000" office:value-type="float" office:value="96.264601" calcext:value-type="float">
            <text:p>96.264601</text:p>
          </table:table-cell>
          <table:table-cell/>
          <table:table-cell table:formula="of:=[.E133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JetHT/Run2017D-17Nov2017-v1/AOD</text:p>
          </table:table-cell>
          <table:table-cell office:value-type="float" office:value="46145204" calcext:value-type="float">
            <text:p>46145204</text:p>
          </table:table-cell>
          <table:table-cell table:formula="of:=[.C134]/1000000" office:value-type="float" office:value="46.145204" calcext:value-type="float">
            <text:p>46.145204</text:p>
          </table:table-cell>
          <table:table-cell/>
          <table:table-cell table:formula="of:=[.E134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JetHT/Run2017E-17Nov2017-v1/AOD</text:p>
          </table:table-cell>
          <table:table-cell office:value-type="float" office:value="89633796" calcext:value-type="float">
            <text:p>89633796</text:p>
          </table:table-cell>
          <table:table-cell table:formula="of:=[.C135]/1000000" office:value-type="float" office:value="89.633796" calcext:value-type="float">
            <text:p>89.633796</text:p>
          </table:table-cell>
          <table:table-cell/>
          <table:table-cell table:formula="of:=[.E135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tHT2017</text:p>
          </table:table-cell>
          <table:table-cell office:value-type="string" calcext:value-type="string">
            <text:p>/JetHT/Run2017F-17Nov2017-v1/AOD</text:p>
          </table:table-cell>
          <table:table-cell office:value-type="float" office:value="115429972" calcext:value-type="float">
            <text:p>115429972</text:p>
          </table:table-cell>
          <table:table-cell table:formula="of:=[.C136]/1000000" office:value-type="float" office:value="115.429972" calcext:value-type="float">
            <text:p>115.429972</text:p>
          </table:table-cell>
          <table:table-cell table:formula="of:=SUM([.C131:.C136])" office:value-type="float" office:value="415162559" calcext:value-type="float">
            <text:p>415162559</text:p>
          </table:table-cell>
          <table:table-cell table:formula="of:=[.E136]/1000000" office:value-type="float" office:value="415.162559" calcext:value-type="float">
            <text:p>415.162559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C137]/1000000" office:value-type="float" office:value="0" calcext:value-type="float">
            <text:p>0</text:p>
          </table:table-cell>
          <table:table-cell/>
          <table:table-cell table:formula="of:=[.E137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C138]/1000000" office:value-type="float" office:value="0" calcext:value-type="float">
            <text:p>0</text:p>
          </table:table-cell>
          <table:table-cell/>
          <table:table-cell table:formula="of:=[.E138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MET/Run2016B-07Aug17_ver2-v1/AOD</text:p>
          </table:table-cell>
          <table:table-cell office:value-type="float" office:value="35987712" calcext:value-type="float">
            <text:p>35987712</text:p>
          </table:table-cell>
          <table:table-cell table:formula="of:=[.C139]/1000000" office:value-type="float" office:value="35.987712" calcext:value-type="float">
            <text:p>35.987712</text:p>
          </table:table-cell>
          <table:table-cell/>
          <table:table-cell table:formula="of:=[.E139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MET/Run2016C-07Aug17-v1/AOD</text:p>
          </table:table-cell>
          <table:table-cell office:value-type="float" office:value="17381222" calcext:value-type="float">
            <text:p>17381222</text:p>
          </table:table-cell>
          <table:table-cell table:formula="of:=[.C140]/1000000" office:value-type="float" office:value="17.381222" calcext:value-type="float">
            <text:p>17.381222</text:p>
          </table:table-cell>
          <table:table-cell/>
          <table:table-cell table:formula="of:=[.E140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MET/Run2016D-07Aug17-v1/AOD</text:p>
          </table:table-cell>
          <table:table-cell office:value-type="float" office:value="20947429" calcext:value-type="float">
            <text:p>20947429</text:p>
          </table:table-cell>
          <table:table-cell table:formula="of:=[.C141]/1000000" office:value-type="float" office:value="20.947429" calcext:value-type="float">
            <text:p>20.947429</text:p>
          </table:table-cell>
          <table:table-cell/>
          <table:table-cell table:formula="of:=[.E141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MET/Run2016E-07Aug17-v1/AOD</text:p>
          </table:table-cell>
          <table:table-cell office:value-type="float" office:value="22348402" calcext:value-type="float">
            <text:p>22348402</text:p>
          </table:table-cell>
          <table:table-cell table:formula="of:=[.C142]/1000000" office:value-type="float" office:value="22.348402" calcext:value-type="float">
            <text:p>22.348402</text:p>
          </table:table-cell>
          <table:table-cell/>
          <table:table-cell table:formula="of:=[.E142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MET/Run2016F-07Aug17-v1/AOD</text:p>
          </table:table-cell>
          <table:table-cell office:value-type="float" office:value="13319829" calcext:value-type="float">
            <text:p>13319829</text:p>
          </table:table-cell>
          <table:table-cell table:formula="of:=[.C143]/1000000" office:value-type="float" office:value="13.319829" calcext:value-type="float">
            <text:p>13.319829</text:p>
          </table:table-cell>
          <table:table-cell/>
          <table:table-cell table:formula="of:=[.E143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MET/Run2016G-07Aug17-v1/AOD</text:p>
          </table:table-cell>
          <table:table-cell office:value-type="float" office:value="26974131" calcext:value-type="float">
            <text:p>26974131</text:p>
          </table:table-cell>
          <table:table-cell table:formula="of:=[.C144]/1000000" office:value-type="float" office:value="26.974131" calcext:value-type="float">
            <text:p>26.974131</text:p>
          </table:table-cell>
          <table:table-cell/>
          <table:table-cell table:formula="of:=[.E144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T2016</text:p>
          </table:table-cell>
          <table:table-cell office:value-type="string" calcext:value-type="string">
            <text:p>/MET/Run2016H-07Aug17-v1/AOD</text:p>
          </table:table-cell>
          <table:table-cell office:value-type="float" office:value="39773485" calcext:value-type="float">
            <text:p>39773485</text:p>
          </table:table-cell>
          <table:table-cell table:formula="of:=[.C145]/1000000" office:value-type="float" office:value="39.773485" calcext:value-type="float">
            <text:p>39.773485</text:p>
          </table:table-cell>
          <table:table-cell table:formula="of:=SUM([.C139:.C145])" office:value-type="float" office:value="176732210" calcext:value-type="float">
            <text:p>176732210</text:p>
          </table:table-cell>
          <table:table-cell table:formula="of:=[.E145]/1000000" office:value-type="float" office:value="176.73221" calcext:value-type="float">
            <text:p>176.73221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C146]/1000000" office:value-type="float" office:value="0" calcext:value-type="float">
            <text:p>0</text:p>
          </table:table-cell>
          <table:table-cell/>
          <table:table-cell table:formula="of:=[.E146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MET/Run2017B-17Nov2017-v1/AOD</text:p>
          </table:table-cell>
          <table:table-cell office:value-type="float" office:value="51623474" calcext:value-type="float">
            <text:p>51623474</text:p>
          </table:table-cell>
          <table:table-cell table:formula="of:=[.C147]/1000000" office:value-type="float" office:value="51.623474" calcext:value-type="float">
            <text:p>51.623474</text:p>
          </table:table-cell>
          <table:table-cell/>
          <table:table-cell table:formula="of:=[.E147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MET/Run2017C-17Nov2017-v1/AOD</text:p>
          </table:table-cell>
          <table:table-cell office:value-type="float" office:value="115906496" calcext:value-type="float">
            <text:p>115906496</text:p>
          </table:table-cell>
          <table:table-cell table:formula="of:=[.C148]/1000000" office:value-type="float" office:value="115.906496" calcext:value-type="float">
            <text:p>115.906496</text:p>
          </table:table-cell>
          <table:table-cell/>
          <table:table-cell table:formula="of:=[.E148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MET/Run2017D-17Nov2017-v1/AOD</text:p>
          </table:table-cell>
          <table:table-cell office:value-type="float" office:value="20075033" calcext:value-type="float">
            <text:p>20075033</text:p>
          </table:table-cell>
          <table:table-cell table:formula="of:=[.C149]/1000000" office:value-type="float" office:value="20.075033" calcext:value-type="float">
            <text:p>20.075033</text:p>
          </table:table-cell>
          <table:table-cell/>
          <table:table-cell table:formula="of:=[.E149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MET/Run2017E-17Nov2017-v1/AOD</text:p>
          </table:table-cell>
          <table:table-cell office:value-type="float" office:value="71417109" calcext:value-type="float">
            <text:p>71417109</text:p>
          </table:table-cell>
          <table:table-cell table:formula="of:=[.C150]/1000000" office:value-type="float" office:value="71.417109" calcext:value-type="float">
            <text:p>71.417109</text:p>
          </table:table-cell>
          <table:table-cell/>
          <table:table-cell table:formula="of:=[.E150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T2017</text:p>
          </table:table-cell>
          <table:table-cell office:value-type="string" calcext:value-type="string">
            <text:p>/MET/Run2017F-17Nov2017-v1/AOD</text:p>
          </table:table-cell>
          <table:table-cell office:value-type="float" office:value="177509826" calcext:value-type="float">
            <text:p>177509826</text:p>
          </table:table-cell>
          <table:table-cell table:formula="of:=[.C151]/1000000" office:value-type="float" office:value="177.509826" calcext:value-type="float">
            <text:p>177.509826</text:p>
          </table:table-cell>
          <table:table-cell table:formula="of:=SUM([.C147:.C151])" office:value-type="float" office:value="436531938" calcext:value-type="float">
            <text:p>436531938</text:p>
          </table:table-cell>
          <table:table-cell table:formula="of:=[.E151]/1000000" office:value-type="float" office:value="436.531938" calcext:value-type="float">
            <text:p>436.531938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C152]/1000000" office:value-type="float" office:value="0" calcext:value-type="float">
            <text:p>0</text:p>
          </table:table-cell>
          <table:table-cell/>
          <table:table-cell table:formula="of:=[.E152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C153]/1000000" office:value-type="float" office:value="0" calcext:value-type="float">
            <text:p>0</text:p>
          </table:table-cell>
          <table:table-cell/>
          <table:table-cell table:formula="of:=[.E153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MuOnia/Run2016B-07Aug17_ver2-v1/AOD</text:p>
          </table:table-cell>
          <table:table-cell office:value-type="float" office:value="31260711" calcext:value-type="float">
            <text:p>31260711</text:p>
          </table:table-cell>
          <table:table-cell table:formula="of:=[.C154]/1000000" office:value-type="float" office:value="31.260711" calcext:value-type="float">
            <text:p>31.260711</text:p>
          </table:table-cell>
          <table:table-cell/>
          <table:table-cell table:formula="of:=[.E154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MuOnia/Run2016C-07Aug17-v1/AOD</text:p>
          </table:table-cell>
          <table:table-cell office:value-type="float" office:value="12779404" calcext:value-type="float">
            <text:p>12779404</text:p>
          </table:table-cell>
          <table:table-cell table:formula="of:=[.C155]/1000000" office:value-type="float" office:value="12.779404" calcext:value-type="float">
            <text:p>12.779404</text:p>
          </table:table-cell>
          <table:table-cell/>
          <table:table-cell table:formula="of:=[.E155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MuOnia/Run2016D-07Aug17-v1/AOD</text:p>
          </table:table-cell>
          <table:table-cell office:value-type="float" office:value="21150419" calcext:value-type="float">
            <text:p>21150419</text:p>
          </table:table-cell>
          <table:table-cell table:formula="of:=[.C156]/1000000" office:value-type="float" office:value="21.150419" calcext:value-type="float">
            <text:p>21.150419</text:p>
          </table:table-cell>
          <table:table-cell/>
          <table:table-cell table:formula="of:=[.E156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MuOnia/Run2016E-07Aug17-v1/AOD</text:p>
          </table:table-cell>
          <table:table-cell office:value-type="float" office:value="17465284" calcext:value-type="float">
            <text:p>17465284</text:p>
          </table:table-cell>
          <table:table-cell table:formula="of:=[.C157]/1000000" office:value-type="float" office:value="17.465284" calcext:value-type="float">
            <text:p>17.465284</text:p>
          </table:table-cell>
          <table:table-cell/>
          <table:table-cell table:formula="of:=[.E157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MuOnia/Run2016F-07Aug17-v1/AOD</text:p>
          </table:table-cell>
          <table:table-cell office:value-type="float" office:value="12415886" calcext:value-type="float">
            <text:p>12415886</text:p>
          </table:table-cell>
          <table:table-cell table:formula="of:=[.C158]/1000000" office:value-type="float" office:value="12.415886" calcext:value-type="float">
            <text:p>12.415886</text:p>
          </table:table-cell>
          <table:table-cell/>
          <table:table-cell table:formula="of:=[.E158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MuOnia/Run2016G-07Aug17-v2/AOD</text:p>
          </table:table-cell>
          <table:table-cell office:value-type="float" office:value="35301548" calcext:value-type="float">
            <text:p>35301548</text:p>
          </table:table-cell>
          <table:table-cell table:formula="of:=[.C159]/1000000" office:value-type="float" office:value="35.301548" calcext:value-type="float">
            <text:p>35.301548</text:p>
          </table:table-cell>
          <table:table-cell/>
          <table:table-cell table:formula="of:=[.E159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Onia2016</text:p>
          </table:table-cell>
          <table:table-cell office:value-type="string" calcext:value-type="string">
            <text:p>/MuOnia/Run2016H-07Aug17-v1/AOD</text:p>
          </table:table-cell>
          <table:table-cell office:value-type="float" office:value="38094977" calcext:value-type="float">
            <text:p>38094977</text:p>
          </table:table-cell>
          <table:table-cell table:formula="of:=[.C160]/1000000" office:value-type="float" office:value="38.094977" calcext:value-type="float">
            <text:p>38.094977</text:p>
          </table:table-cell>
          <table:table-cell table:formula="of:=SUM([.C154:.C160])" office:value-type="float" office:value="168468229" calcext:value-type="float">
            <text:p>168468229</text:p>
          </table:table-cell>
          <table:table-cell table:formula="of:=[.E160]/1000000" office:value-type="float" office:value="168.468229" calcext:value-type="float">
            <text:p>168.468229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C161]/1000000" office:value-type="float" office:value="0" calcext:value-type="float">
            <text:p>0</text:p>
          </table:table-cell>
          <table:table-cell/>
          <table:table-cell table:formula="of:=[.E161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MuOnia/Run2017B-17Nov2017-v1/AOD</text:p>
          </table:table-cell>
          <table:table-cell office:value-type="float" office:value="13980623" calcext:value-type="float">
            <text:p>13980623</text:p>
          </table:table-cell>
          <table:table-cell table:formula="of:=[.C162]/1000000" office:value-type="float" office:value="13.980623" calcext:value-type="float">
            <text:p>13.980623</text:p>
          </table:table-cell>
          <table:table-cell/>
          <table:table-cell table:formula="of:=[.E162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MuOnia/Run2017C-17Nov2017-v1/AOD</text:p>
          </table:table-cell>
          <table:table-cell office:value-type="float" office:value="39122805" calcext:value-type="float">
            <text:p>39122805</text:p>
          </table:table-cell>
          <table:table-cell table:formula="of:=[.C163]/1000000" office:value-type="float" office:value="39.122805" calcext:value-type="float">
            <text:p>39.122805</text:p>
          </table:table-cell>
          <table:table-cell/>
          <table:table-cell table:formula="of:=[.E163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MuOnia/Run2017D-17Nov2017-v1/AOD</text:p>
          </table:table-cell>
          <table:table-cell office:value-type="float" office:value="18380887" calcext:value-type="float">
            <text:p>18380887</text:p>
          </table:table-cell>
          <table:table-cell table:formula="of:=[.C164]/1000000" office:value-type="float" office:value="18.380887" calcext:value-type="float">
            <text:p>18.380887</text:p>
          </table:table-cell>
          <table:table-cell/>
          <table:table-cell table:formula="of:=[.E164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MuOnia/Run2017E-17Nov2017-v1/AOD</text:p>
          </table:table-cell>
          <table:table-cell office:value-type="float" office:value="35990570" calcext:value-type="float">
            <text:p>35990570</text:p>
          </table:table-cell>
          <table:table-cell table:formula="of:=[.C165]/1000000" office:value-type="float" office:value="35.99057" calcext:value-type="float">
            <text:p>35.99057</text:p>
          </table:table-cell>
          <table:table-cell/>
          <table:table-cell table:formula="of:=[.E165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Onia2017</text:p>
          </table:table-cell>
          <table:table-cell office:value-type="string" calcext:value-type="string">
            <text:p>/MuOnia/Run2017F-17Nov2017-v1/AOD</text:p>
          </table:table-cell>
          <table:table-cell office:value-type="float" office:value="43569600" calcext:value-type="float">
            <text:p>43569600</text:p>
          </table:table-cell>
          <table:table-cell table:formula="of:=[.C166]/1000000" office:value-type="float" office:value="43.5696" calcext:value-type="float">
            <text:p>43.5696</text:p>
          </table:table-cell>
          <table:table-cell table:formula="of:=SUM([.C162:.C166])" office:value-type="float" office:value="151044485" calcext:value-type="float">
            <text:p>151044485</text:p>
          </table:table-cell>
          <table:table-cell table:formula="of:=[.E166]/1000000" office:value-type="float" office:value="151.044485" calcext:value-type="float">
            <text:p>151.044485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C167]/1000000" office:value-type="float" office:value="0" calcext:value-type="float">
            <text:p>0</text:p>
          </table:table-cell>
          <table:table-cell/>
          <table:table-cell table:formula="of:=[.E167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C168]/1000000" office:value-type="float" office:value="0" calcext:value-type="float">
            <text:p>0</text:p>
          </table:table-cell>
          <table:table-cell/>
          <table:table-cell table:formula="of:=[.E168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MuonEG/Run2016B-07Aug17_ver2-v1/AOD</text:p>
          </table:table-cell>
          <table:table-cell office:value-type="float" office:value="32727796" calcext:value-type="float">
            <text:p>32727796</text:p>
          </table:table-cell>
          <table:table-cell table:formula="of:=[.C169]/1000000" office:value-type="float" office:value="32.727796" calcext:value-type="float">
            <text:p>32.727796</text:p>
          </table:table-cell>
          <table:table-cell/>
          <table:table-cell table:formula="of:=[.E169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MuonEG/Run2016C-07Aug17-v1/AOD</text:p>
          </table:table-cell>
          <table:table-cell office:value-type="float" office:value="15405678" calcext:value-type="float">
            <text:p>15405678</text:p>
          </table:table-cell>
          <table:table-cell table:formula="of:=[.C170]/1000000" office:value-type="float" office:value="15.405678" calcext:value-type="float">
            <text:p>15.405678</text:p>
          </table:table-cell>
          <table:table-cell/>
          <table:table-cell table:formula="of:=[.E170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MuonEG/Run2016D-07Aug17-v1/AOD</text:p>
          </table:table-cell>
          <table:table-cell office:value-type="float" office:value="23482352" calcext:value-type="float">
            <text:p>23482352</text:p>
          </table:table-cell>
          <table:table-cell table:formula="of:=[.C171]/1000000" office:value-type="float" office:value="23.482352" calcext:value-type="float">
            <text:p>23.482352</text:p>
          </table:table-cell>
          <table:table-cell/>
          <table:table-cell table:formula="of:=[.E171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MuonEG/Run2016E-07Aug17-v1/AOD</text:p>
          </table:table-cell>
          <table:table-cell office:value-type="float" office:value="22519303" calcext:value-type="float">
            <text:p>22519303</text:p>
          </table:table-cell>
          <table:table-cell table:formula="of:=[.C172]/1000000" office:value-type="float" office:value="22.519303" calcext:value-type="float">
            <text:p>22.519303</text:p>
          </table:table-cell>
          <table:table-cell/>
          <table:table-cell table:formula="of:=[.E172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MuonEG/Run2016F-07Aug17-v1/AOD</text:p>
          </table:table-cell>
          <table:table-cell office:value-type="float" office:value="16002165" calcext:value-type="float">
            <text:p>16002165</text:p>
          </table:table-cell>
          <table:table-cell table:formula="of:=[.C173]/1000000" office:value-type="float" office:value="16.002165" calcext:value-type="float">
            <text:p>16.002165</text:p>
          </table:table-cell>
          <table:table-cell/>
          <table:table-cell table:formula="of:=[.E173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MuonEG/Run2016G-07Aug17-v1/AOD</text:p>
          </table:table-cell>
          <table:table-cell office:value-type="float" office:value="33854612" calcext:value-type="float">
            <text:p>33854612</text:p>
          </table:table-cell>
          <table:table-cell table:formula="of:=[.C174]/1000000" office:value-type="float" office:value="33.854612" calcext:value-type="float">
            <text:p>33.854612</text:p>
          </table:table-cell>
          <table:table-cell/>
          <table:table-cell table:formula="of:=[.E174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onEG2016</text:p>
          </table:table-cell>
          <table:table-cell office:value-type="string" calcext:value-type="string">
            <text:p>/MuonEG/Run2016H-07Aug17-v1/AOD</text:p>
          </table:table-cell>
          <table:table-cell office:value-type="float" office:value="29236516" calcext:value-type="float">
            <text:p>29236516</text:p>
          </table:table-cell>
          <table:table-cell table:formula="of:=[.C175]/1000000" office:value-type="float" office:value="29.236516" calcext:value-type="float">
            <text:p>29.236516</text:p>
          </table:table-cell>
          <table:table-cell table:formula="of:=SUM([.C169:.C175])" office:value-type="float" office:value="173228422" calcext:value-type="float">
            <text:p>173228422</text:p>
          </table:table-cell>
          <table:table-cell table:formula="of:=[.E175]/1000000" office:value-type="float" office:value="173.228422" calcext:value-type="float">
            <text:p>173.228422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C176]/1000000" office:value-type="float" office:value="0" calcext:value-type="float">
            <text:p>0</text:p>
          </table:table-cell>
          <table:table-cell/>
          <table:table-cell table:formula="of:=[.E176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MuonEG/Run2017B-17Nov2017-v1/AOD</text:p>
          </table:table-cell>
          <table:table-cell office:value-type="float" office:value="4453465" calcext:value-type="float">
            <text:p>4453465</text:p>
          </table:table-cell>
          <table:table-cell table:formula="of:=[.C177]/1000000" office:value-type="float" office:value="4.453465" calcext:value-type="float">
            <text:p>4.453465</text:p>
          </table:table-cell>
          <table:table-cell/>
          <table:table-cell table:formula="of:=[.E177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MuonEG/Run2017C-17Nov2017-v1/AOD</text:p>
          </table:table-cell>
          <table:table-cell office:value-type="float" office:value="15595214" calcext:value-type="float">
            <text:p>15595214</text:p>
          </table:table-cell>
          <table:table-cell table:formula="of:=[.C178]/1000000" office:value-type="float" office:value="15.595214" calcext:value-type="float">
            <text:p>15.595214</text:p>
          </table:table-cell>
          <table:table-cell/>
          <table:table-cell table:formula="of:=[.E178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MuonEG/Run2017D-17Nov2017-v1/AOD</text:p>
          </table:table-cell>
          <table:table-cell office:value-type="float" office:value="9164365" calcext:value-type="float">
            <text:p>9164365</text:p>
          </table:table-cell>
          <table:table-cell table:formula="of:=[.C179]/1000000" office:value-type="float" office:value="9.164365" calcext:value-type="float">
            <text:p>9.164365</text:p>
          </table:table-cell>
          <table:table-cell/>
          <table:table-cell table:formula="of:=[.E179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MuonEG/Run2017E-17Nov2017-v1/AOD</text:p>
          </table:table-cell>
          <table:table-cell office:value-type="float" office:value="19043421" calcext:value-type="float">
            <text:p>19043421</text:p>
          </table:table-cell>
          <table:table-cell table:formula="of:=[.C180]/1000000" office:value-type="float" office:value="19.043421" calcext:value-type="float">
            <text:p>19.043421</text:p>
          </table:table-cell>
          <table:table-cell/>
          <table:table-cell table:formula="of:=[.E180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onEG2017</text:p>
          </table:table-cell>
          <table:table-cell office:value-type="string" calcext:value-type="string">
            <text:p>/MuonEG/Run2017F-17Nov2017-v1/AOD</text:p>
          </table:table-cell>
          <table:table-cell office:value-type="float" office:value="25776363" calcext:value-type="float">
            <text:p>25776363</text:p>
          </table:table-cell>
          <table:table-cell table:formula="of:=[.C181]/1000000" office:value-type="float" office:value="25.776363" calcext:value-type="float">
            <text:p>25.776363</text:p>
          </table:table-cell>
          <table:table-cell table:formula="of:=SUM([.C177:.C181])" office:value-type="float" office:value="74032828" calcext:value-type="float">
            <text:p>74032828</text:p>
          </table:table-cell>
          <table:table-cell table:formula="of:=[.E181]/1000000" office:value-type="float" office:value="74.032828" calcext:value-type="float">
            <text:p>74.032828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C182]/1000000" office:value-type="float" office:value="0" calcext:value-type="float">
            <text:p>0</text:p>
          </table:table-cell>
          <table:table-cell/>
          <table:table-cell table:formula="of:=[.E182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C183]/1000000" office:value-type="float" office:value="0" calcext:value-type="float">
            <text:p>0</text:p>
          </table:table-cell>
          <table:table-cell/>
          <table:table-cell table:formula="of:=[.E183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SingleElectron/Run2016B-07Aug17_ver2-v2/AOD</text:p>
          </table:table-cell>
          <table:table-cell office:value-type="float" office:value="246440440" calcext:value-type="float">
            <text:p>246440440</text:p>
          </table:table-cell>
          <table:table-cell table:formula="of:=[.C184]/1000000" office:value-type="float" office:value="246.44044" calcext:value-type="float">
            <text:p>246.44044</text:p>
          </table:table-cell>
          <table:table-cell/>
          <table:table-cell table:formula="of:=[.E184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SingleElectron/Run2016C-07Aug17-v1/AOD</text:p>
          </table:table-cell>
          <table:table-cell office:value-type="float" office:value="97259854" calcext:value-type="float">
            <text:p>97259854</text:p>
          </table:table-cell>
          <table:table-cell table:formula="of:=[.C185]/1000000" office:value-type="float" office:value="97.259854" calcext:value-type="float">
            <text:p>97.259854</text:p>
          </table:table-cell>
          <table:table-cell/>
          <table:table-cell table:formula="of:=[.E185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SingleElectron/Run2016D-07Aug17-v1/AOD</text:p>
          </table:table-cell>
          <table:table-cell office:value-type="float" office:value="148167727" calcext:value-type="float">
            <text:p>148167727</text:p>
          </table:table-cell>
          <table:table-cell table:formula="of:=[.C186]/1000000" office:value-type="float" office:value="148.167727" calcext:value-type="float">
            <text:p>148.167727</text:p>
          </table:table-cell>
          <table:table-cell/>
          <table:table-cell table:formula="of:=[.E186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SingleElectron/Run2016E-07Aug17-v1/AOD</text:p>
          </table:table-cell>
          <table:table-cell office:value-type="float" office:value="117321545" calcext:value-type="float">
            <text:p>117321545</text:p>
          </table:table-cell>
          <table:table-cell table:formula="of:=[.C187]/1000000" office:value-type="float" office:value="117.321545" calcext:value-type="float">
            <text:p>117.321545</text:p>
          </table:table-cell>
          <table:table-cell/>
          <table:table-cell table:formula="of:=[.E187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SingleElectron/Run2016F-07Aug17-v1/AOD</text:p>
          </table:table-cell>
          <table:table-cell office:value-type="float" office:value="70593532" calcext:value-type="float">
            <text:p>70593532</text:p>
          </table:table-cell>
          <table:table-cell table:formula="of:=[.C188]/1000000" office:value-type="float" office:value="70.593532" calcext:value-type="float">
            <text:p>70.593532</text:p>
          </table:table-cell>
          <table:table-cell/>
          <table:table-cell table:formula="of:=[.E188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SingleElectron/Run2016G-07Aug17-v1/AOD</text:p>
          </table:table-cell>
          <table:table-cell office:value-type="float" office:value="153363109" calcext:value-type="float">
            <text:p>153363109</text:p>
          </table:table-cell>
          <table:table-cell table:formula="of:=[.C189]/1000000" office:value-type="float" office:value="153.363109" calcext:value-type="float">
            <text:p>153.363109</text:p>
          </table:table-cell>
          <table:table-cell/>
          <table:table-cell table:formula="of:=[.E189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leElectron2016</text:p>
          </table:table-cell>
          <table:table-cell office:value-type="string" calcext:value-type="string">
            <text:p>/SingleElectron/Run2016H-07Aug17-v1/AOD</text:p>
          </table:table-cell>
          <table:table-cell office:value-type="float" office:value="129021893" calcext:value-type="float">
            <text:p>129021893</text:p>
          </table:table-cell>
          <table:table-cell table:formula="of:=[.C190]/1000000" office:value-type="float" office:value="129.021893" calcext:value-type="float">
            <text:p>129.021893</text:p>
          </table:table-cell>
          <table:table-cell table:formula="of:=SUM([.C184:.C190])" office:value-type="float" office:value="962168100" calcext:value-type="float">
            <text:p>962168100</text:p>
          </table:table-cell>
          <table:table-cell table:formula="of:=[.E190]/1000000" office:value-type="float" office:value="962.1681" calcext:value-type="float">
            <text:p>962.1681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C191]/1000000" office:value-type="float" office:value="0" calcext:value-type="float">
            <text:p>0</text:p>
          </table:table-cell>
          <table:table-cell/>
          <table:table-cell table:formula="of:=[.E191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SingleElectron/Run2017B-17Nov2017-v1/AOD</text:p>
          </table:table-cell>
          <table:table-cell office:value-type="float" office:value="60537490" calcext:value-type="float">
            <text:p>60537490</text:p>
          </table:table-cell>
          <table:table-cell table:formula="of:=[.C192]/1000000" office:value-type="float" office:value="60.53749" calcext:value-type="float">
            <text:p>60.53749</text:p>
          </table:table-cell>
          <table:table-cell/>
          <table:table-cell table:formula="of:=[.E192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SingleElectron/Run2017C-17Nov2017-v1/AOD</text:p>
          </table:table-cell>
          <table:table-cell office:value-type="float" office:value="136637888" calcext:value-type="float">
            <text:p>136637888</text:p>
          </table:table-cell>
          <table:table-cell table:formula="of:=[.C193]/1000000" office:value-type="float" office:value="136.637888" calcext:value-type="float">
            <text:p>136.637888</text:p>
          </table:table-cell>
          <table:table-cell/>
          <table:table-cell table:formula="of:=[.E193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SingleElectron/Run2017D-17Nov2017-v1/AOD</text:p>
          </table:table-cell>
          <table:table-cell office:value-type="float" office:value="51526710" calcext:value-type="float">
            <text:p>51526710</text:p>
          </table:table-cell>
          <table:table-cell table:formula="of:=[.C194]/1000000" office:value-type="float" office:value="51.52671" calcext:value-type="float">
            <text:p>51.52671</text:p>
          </table:table-cell>
          <table:table-cell/>
          <table:table-cell table:formula="of:=[.E194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SingleElectron/Run2017E-17Nov2017-v1/AOD</text:p>
          </table:table-cell>
          <table:table-cell office:value-type="float" office:value="102121689" calcext:value-type="float">
            <text:p>102121689</text:p>
          </table:table-cell>
          <table:table-cell table:formula="of:=[.C195]/1000000" office:value-type="float" office:value="102.121689" calcext:value-type="float">
            <text:p>102.121689</text:p>
          </table:table-cell>
          <table:table-cell/>
          <table:table-cell table:formula="of:=[.E195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leElectron2017</text:p>
          </table:table-cell>
          <table:table-cell office:value-type="string" calcext:value-type="string">
            <text:p>/SingleElectron/Run2017F-17Nov2017-v1/AOD</text:p>
          </table:table-cell>
          <table:table-cell office:value-type="float" office:value="128467223" calcext:value-type="float">
            <text:p>128467223</text:p>
          </table:table-cell>
          <table:table-cell table:formula="of:=[.C196]/1000000" office:value-type="float" office:value="128.467223" calcext:value-type="float">
            <text:p>128.467223</text:p>
          </table:table-cell>
          <table:table-cell table:formula="of:=SUM([.C192:.C196])" office:value-type="float" office:value="479291000" calcext:value-type="float">
            <text:p>479291000</text:p>
          </table:table-cell>
          <table:table-cell table:formula="of:=[.E196]/1000000" office:value-type="float" office:value="479.291" calcext:value-type="float">
            <text:p>479.291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C197]/1000000" office:value-type="float" office:value="0" calcext:value-type="float">
            <text:p>0</text:p>
          </table:table-cell>
          <table:table-cell/>
          <table:table-cell table:formula="of:=[.E197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C198]/1000000" office:value-type="float" office:value="0" calcext:value-type="float">
            <text:p>0</text:p>
          </table:table-cell>
          <table:table-cell/>
          <table:table-cell table:formula="of:=[.E198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SingleMuon/Run2016B-07Aug17_ver2-v1/AOD</text:p>
          </table:table-cell>
          <table:table-cell office:value-type="float" office:value="158145722" calcext:value-type="float">
            <text:p>158145722</text:p>
          </table:table-cell>
          <table:table-cell table:formula="of:=[.C199]/1000000" office:value-type="float" office:value="158.145722" calcext:value-type="float">
            <text:p>158.145722</text:p>
          </table:table-cell>
          <table:table-cell/>
          <table:table-cell table:formula="of:=[.E199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SingleMuon/Run2016C-07Aug17-v1/AOD</text:p>
          </table:table-cell>
          <table:table-cell office:value-type="float" office:value="67441308" calcext:value-type="float">
            <text:p>67441308</text:p>
          </table:table-cell>
          <table:table-cell table:formula="of:=[.C200]/1000000" office:value-type="float" office:value="67.441308" calcext:value-type="float">
            <text:p>67.441308</text:p>
          </table:table-cell>
          <table:table-cell/>
          <table:table-cell table:formula="of:=[.E200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SingleMuon/Run2016D-07Aug17-v1/AOD</text:p>
          </table:table-cell>
          <table:table-cell office:value-type="float" office:value="98017996" calcext:value-type="float">
            <text:p>98017996</text:p>
          </table:table-cell>
          <table:table-cell table:formula="of:=[.C201]/1000000" office:value-type="float" office:value="98.017996" calcext:value-type="float">
            <text:p>98.017996</text:p>
          </table:table-cell>
          <table:table-cell/>
          <table:table-cell table:formula="of:=[.E201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SingleMuon/Run2016E-07Aug17-v1/AOD</text:p>
          </table:table-cell>
          <table:table-cell office:value-type="float" office:value="90984718" calcext:value-type="float">
            <text:p>90984718</text:p>
          </table:table-cell>
          <table:table-cell table:formula="of:=[.C202]/1000000" office:value-type="float" office:value="90.984718" calcext:value-type="float">
            <text:p>90.984718</text:p>
          </table:table-cell>
          <table:table-cell/>
          <table:table-cell table:formula="of:=[.E202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SingleMuon/Run2016F-07Aug17-v1/AOD</text:p>
          </table:table-cell>
          <table:table-cell office:value-type="float" office:value="65489554" calcext:value-type="float">
            <text:p>65489554</text:p>
          </table:table-cell>
          <table:table-cell table:formula="of:=[.C203]/1000000" office:value-type="float" office:value="65.489554" calcext:value-type="float">
            <text:p>65.489554</text:p>
          </table:table-cell>
          <table:table-cell/>
          <table:table-cell table:formula="of:=[.E203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SingleMuon/Run2016G-07Aug17-v1/AOD</text:p>
          </table:table-cell>
          <table:table-cell office:value-type="float" office:value="149916849" calcext:value-type="float">
            <text:p>149916849</text:p>
          </table:table-cell>
          <table:table-cell table:formula="of:=[.C204]/1000000" office:value-type="float" office:value="149.916849" calcext:value-type="float">
            <text:p>149.916849</text:p>
          </table:table-cell>
          <table:table-cell/>
          <table:table-cell table:formula="of:=[.E204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leMuon2016</text:p>
          </table:table-cell>
          <table:table-cell office:value-type="string" calcext:value-type="string">
            <text:p>/SingleMuon/Run2016H-07Aug17-v1/AOD</text:p>
          </table:table-cell>
          <table:table-cell office:value-type="float" office:value="174035164" calcext:value-type="float">
            <text:p>174035164</text:p>
          </table:table-cell>
          <table:table-cell table:formula="of:=[.C205]/1000000" office:value-type="float" office:value="174.035164" calcext:value-type="float">
            <text:p>174.035164</text:p>
          </table:table-cell>
          <table:table-cell table:formula="of:=SUM([.C199:.C205])" office:value-type="float" office:value="804031311" calcext:value-type="float">
            <text:p>804031311</text:p>
          </table:table-cell>
          <table:table-cell table:formula="of:=[.E205]/1000000" office:value-type="float" office:value="804.031311" calcext:value-type="float">
            <text:p>804.0313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C206]/1000000" office:value-type="float" office:value="0" calcext:value-type="float">
            <text:p>0</text:p>
          </table:table-cell>
          <table:table-cell/>
          <table:table-cell table:formula="of:=[.E206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SingleMuon/Run2017B-17Nov2017-v1/AOD</text:p>
          </table:table-cell>
          <table:table-cell office:value-type="float" office:value="136300266" calcext:value-type="float">
            <text:p>136300266</text:p>
          </table:table-cell>
          <table:table-cell table:formula="of:=[.C207]/1000000" office:value-type="float" office:value="136.300266" calcext:value-type="float">
            <text:p>136.300266</text:p>
          </table:table-cell>
          <table:table-cell/>
          <table:table-cell table:formula="of:=[.E207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SingleMuon/Run2017C-17Nov2017-v1/AOD</text:p>
          </table:table-cell>
          <table:table-cell office:value-type="float" office:value="165652756" calcext:value-type="float">
            <text:p>165652756</text:p>
          </table:table-cell>
          <table:table-cell table:formula="of:=[.C208]/1000000" office:value-type="float" office:value="165.652756" calcext:value-type="float">
            <text:p>165.652756</text:p>
          </table:table-cell>
          <table:table-cell/>
          <table:table-cell table:formula="of:=[.E208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SingleMuon/Run2017D-17Nov2017-v1/AOD</text:p>
          </table:table-cell>
          <table:table-cell office:value-type="float" office:value="70361660" calcext:value-type="float">
            <text:p>70361660</text:p>
          </table:table-cell>
          <table:table-cell table:formula="of:=[.C209]/1000000" office:value-type="float" office:value="70.36166" calcext:value-type="float">
            <text:p>70.36166</text:p>
          </table:table-cell>
          <table:table-cell/>
          <table:table-cell table:formula="of:=[.E209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SingleMuon/Run2017E-17Nov2017-v1/AOD</text:p>
          </table:table-cell>
          <table:table-cell office:value-type="float" office:value="154630534" calcext:value-type="float">
            <text:p>154630534</text:p>
          </table:table-cell>
          <table:table-cell table:formula="of:=[.C210]/1000000" office:value-type="float" office:value="154.630534" calcext:value-type="float">
            <text:p>154.630534</text:p>
          </table:table-cell>
          <table:table-cell/>
          <table:table-cell table:formula="of:=[.E210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SingleMuon/Run2017F-17Nov2017-v1/AOD</text:p>
          </table:table-cell>
          <table:table-cell office:value-type="float" office:value="242135500" calcext:value-type="float">
            <text:p>242135500</text:p>
          </table:table-cell>
          <table:table-cell table:formula="of:=[.C211]/1000000" office:value-type="float" office:value="242.1355" calcext:value-type="float">
            <text:p>242.1355</text:p>
          </table:table-cell>
          <table:table-cell/>
          <table:table-cell table:formula="of:=[.E211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SingleMuon/Run2017G-17Nov2017-v1/AOD</text:p>
          </table:table-cell>
          <table:table-cell office:value-type="float" office:value="803534397" calcext:value-type="float">
            <text:p>803534397</text:p>
          </table:table-cell>
          <table:table-cell table:formula="of:=[.C212]/1000000" office:value-type="float" office:value="803.534397" calcext:value-type="float">
            <text:p>803.534397</text:p>
          </table:table-cell>
          <table:table-cell/>
          <table:table-cell table:formula="of:=[.E212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leMuon2017</text:p>
          </table:table-cell>
          <table:table-cell office:value-type="string" calcext:value-type="string">
            <text:p>/SingleMuon/Run2017H-17Nov2017-v2/AOD</text:p>
          </table:table-cell>
          <table:table-cell office:value-type="float" office:value="138683027" calcext:value-type="float">
            <text:p>138683027</text:p>
          </table:table-cell>
          <table:table-cell table:formula="of:=[.C213]/1000000" office:value-type="float" office:value="138.683027" calcext:value-type="float">
            <text:p>138.683027</text:p>
          </table:table-cell>
          <table:table-cell table:formula="of:=SUM([.C207:.C213])" office:value-type="float" office:value="1711298140" calcext:value-type="float">
            <text:p>1711298140</text:p>
          </table:table-cell>
          <table:table-cell table:formula="of:=[.E213]/1000000" office:value-type="float" office:value="1711.29814" calcext:value-type="float">
            <text:p>1711.29814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C214]/1000000" office:value-type="float" office:value="0" calcext:value-type="float">
            <text:p>0</text:p>
          </table:table-cell>
          <table:table-cell/>
          <table:table-cell table:formula="of:=[.E214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C215]/1000000" office:value-type="float" office:value="0" calcext:value-type="float">
            <text:p>0</text:p>
          </table:table-cell>
          <table:table-cell/>
          <table:table-cell table:formula="of:=[.E215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SinglePhoton/Run2016B-07Aug17_ver2-v1/AOD</text:p>
          </table:table-cell>
          <table:table-cell office:value-type="float" office:value="56878553" calcext:value-type="float">
            <text:p>56878553</text:p>
          </table:table-cell>
          <table:table-cell table:formula="of:=[.C216]/1000000" office:value-type="float" office:value="56.878553" calcext:value-type="float">
            <text:p>56.878553</text:p>
          </table:table-cell>
          <table:table-cell/>
          <table:table-cell table:formula="of:=[.E216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SinglePhoton/Run2016C-07Aug17-v1/AOD</text:p>
          </table:table-cell>
          <table:table-cell office:value-type="float" office:value="23147235" calcext:value-type="float">
            <text:p>23147235</text:p>
          </table:table-cell>
          <table:table-cell table:formula="of:=[.C217]/1000000" office:value-type="float" office:value="23.147235" calcext:value-type="float">
            <text:p>23.147235</text:p>
          </table:table-cell>
          <table:table-cell/>
          <table:table-cell table:formula="of:=[.E217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SinglePhoton/Run2016D-07Aug17-v1/AOD</text:p>
          </table:table-cell>
          <table:table-cell office:value-type="float" office:value="29801360" calcext:value-type="float">
            <text:p>29801360</text:p>
          </table:table-cell>
          <table:table-cell table:formula="of:=[.C218]/1000000" office:value-type="float" office:value="29.80136" calcext:value-type="float">
            <text:p>29.80136</text:p>
          </table:table-cell>
          <table:table-cell/>
          <table:table-cell table:formula="of:=[.E218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SinglePhoton/Run2016E-07Aug17-v1/AOD</text:p>
          </table:table-cell>
          <table:table-cell office:value-type="float" office:value="22322869" calcext:value-type="float">
            <text:p>22322869</text:p>
          </table:table-cell>
          <table:table-cell table:formula="of:=[.C219]/1000000" office:value-type="float" office:value="22.322869" calcext:value-type="float">
            <text:p>22.322869</text:p>
          </table:table-cell>
          <table:table-cell/>
          <table:table-cell table:formula="of:=[.E219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SinglePhoton/Run2016F-07Aug17-v1/AOD</text:p>
          </table:table-cell>
          <table:table-cell office:value-type="float" office:value="14666906" calcext:value-type="float">
            <text:p>14666906</text:p>
          </table:table-cell>
          <table:table-cell table:formula="of:=[.C220]/1000000" office:value-type="float" office:value="14.666906" calcext:value-type="float">
            <text:p>14.666906</text:p>
          </table:table-cell>
          <table:table-cell/>
          <table:table-cell table:formula="of:=[.E220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SinglePhoton/Run2016G-07Aug17-v1/AOD</text:p>
          </table:table-cell>
          <table:table-cell office:value-type="float" office:value="33288854" calcext:value-type="float">
            <text:p>33288854</text:p>
          </table:table-cell>
          <table:table-cell table:formula="of:=[.C221]/1000000" office:value-type="float" office:value="33.288854" calcext:value-type="float">
            <text:p>33.288854</text:p>
          </table:table-cell>
          <table:table-cell/>
          <table:table-cell table:formula="of:=[.E221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lePhoton2016</text:p>
          </table:table-cell>
          <table:table-cell office:value-type="string" calcext:value-type="string">
            <text:p>/SinglePhoton/Run2016H-07Aug17-v1/AOD</text:p>
          </table:table-cell>
          <table:table-cell office:value-type="float" office:value="35035661" calcext:value-type="float">
            <text:p>35035661</text:p>
          </table:table-cell>
          <table:table-cell table:formula="of:=[.C222]/1000000" office:value-type="float" office:value="35.035661" calcext:value-type="float">
            <text:p>35.035661</text:p>
          </table:table-cell>
          <table:table-cell table:formula="of:=SUM([.C216:.C222])" office:value-type="float" office:value="215141438" calcext:value-type="float">
            <text:p>215141438</text:p>
          </table:table-cell>
          <table:table-cell table:formula="of:=[.E222]/1000000" office:value-type="float" office:value="215.141438" calcext:value-type="float">
            <text:p>215.141438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C223]/1000000" office:value-type="float" office:value="0" calcext:value-type="float">
            <text:p>0</text:p>
          </table:table-cell>
          <table:table-cell/>
          <table:table-cell table:formula="of:=[.E223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SinglePhoton/Run2017B-17Nov2017-v1/AOD</text:p>
          </table:table-cell>
          <table:table-cell office:value-type="float" office:value="15950935" calcext:value-type="float">
            <text:p>15950935</text:p>
          </table:table-cell>
          <table:table-cell table:formula="of:=[.C224]/1000000" office:value-type="float" office:value="15.950935" calcext:value-type="float">
            <text:p>15.950935</text:p>
          </table:table-cell>
          <table:table-cell/>
          <table:table-cell table:formula="of:=[.E224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SinglePhoton/Run2017C-17Nov2017-v1/AOD</text:p>
          </table:table-cell>
          <table:table-cell office:value-type="float" office:value="42182948" calcext:value-type="float">
            <text:p>42182948</text:p>
          </table:table-cell>
          <table:table-cell table:formula="of:=[.C225]/1000000" office:value-type="float" office:value="42.182948" calcext:value-type="float">
            <text:p>42.182948</text:p>
          </table:table-cell>
          <table:table-cell/>
          <table:table-cell table:formula="of:=[.E225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SinglePhoton/Run2017D-17Nov2017-v1/AOD</text:p>
          </table:table-cell>
          <table:table-cell office:value-type="float" office:value="9753462" calcext:value-type="float">
            <text:p>9753462</text:p>
          </table:table-cell>
          <table:table-cell table:formula="of:=[.C226]/1000000" office:value-type="float" office:value="9.753462" calcext:value-type="float">
            <text:p>9.753462</text:p>
          </table:table-cell>
          <table:table-cell/>
          <table:table-cell table:formula="of:=[.E226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SinglePhoton/Run2017E-17Nov2017-v1/AOD</text:p>
          </table:table-cell>
          <table:table-cell office:value-type="float" office:value="19011446" calcext:value-type="float">
            <text:p>19011446</text:p>
          </table:table-cell>
          <table:table-cell table:formula="of:=[.C227]/1000000" office:value-type="float" office:value="19.011446" calcext:value-type="float">
            <text:p>19.011446</text:p>
          </table:table-cell>
          <table:table-cell/>
          <table:table-cell table:formula="of:=[.E227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lePhoton2017</text:p>
          </table:table-cell>
          <table:table-cell office:value-type="string" calcext:value-type="string">
            <text:p>/SinglePhoton/Run2017F-17Nov2017-v1/AOD</text:p>
          </table:table-cell>
          <table:table-cell office:value-type="float" office:value="29783015" calcext:value-type="float">
            <text:p>29783015</text:p>
          </table:table-cell>
          <table:table-cell table:formula="of:=[.C228]/1000000" office:value-type="float" office:value="29.783015" calcext:value-type="float">
            <text:p>29.783015</text:p>
          </table:table-cell>
          <table:table-cell table:formula="of:=SUM([.C224:.C228])" office:value-type="float" office:value="116681806" calcext:value-type="float">
            <text:p>116681806</text:p>
          </table:table-cell>
          <table:table-cell table:formula="of:=[.E228]/1000000" office:value-type="float" office:value="116.681806" calcext:value-type="float">
            <text:p>116.681806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C229]/1000000" office:value-type="float" office:value="0" calcext:value-type="float">
            <text:p>0</text:p>
          </table:table-cell>
          <table:table-cell/>
          <table:table-cell table:formula="of:=[.E229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C230]/1000000" office:value-type="float" office:value="0" calcext:value-type="float">
            <text:p>0</text:p>
          </table:table-cell>
          <table:table-cell/>
          <table:table-cell table:formula="of:=[.E230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Tau/Run2016B-07Aug17_ver2-v1/AOD</text:p>
          </table:table-cell>
          <table:table-cell office:value-type="float" office:value="68727458" calcext:value-type="float">
            <text:p>68727458</text:p>
          </table:table-cell>
          <table:table-cell table:formula="of:=[.C231]/1000000" office:value-type="float" office:value="68.727458" calcext:value-type="float">
            <text:p>68.727458</text:p>
          </table:table-cell>
          <table:table-cell/>
          <table:table-cell table:formula="of:=[.E231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Tau/Run2016C-07Aug17-v1/AOD</text:p>
          </table:table-cell>
          <table:table-cell office:value-type="float" office:value="36931473" calcext:value-type="float">
            <text:p>36931473</text:p>
          </table:table-cell>
          <table:table-cell table:formula="of:=[.C232]/1000000" office:value-type="float" office:value="36.931473" calcext:value-type="float">
            <text:p>36.931473</text:p>
          </table:table-cell>
          <table:table-cell/>
          <table:table-cell table:formula="of:=[.E232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Tau/Run2016D-07Aug17-v1/AOD</text:p>
          </table:table-cell>
          <table:table-cell office:value-type="float" office:value="56827771" calcext:value-type="float">
            <text:p>56827771</text:p>
          </table:table-cell>
          <table:table-cell table:formula="of:=[.C233]/1000000" office:value-type="float" office:value="56.827771" calcext:value-type="float">
            <text:p>56.827771</text:p>
          </table:table-cell>
          <table:table-cell/>
          <table:table-cell table:formula="of:=[.E233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Tau/Run2016E-07Aug17-v1/AOD</text:p>
          </table:table-cell>
          <table:table-cell office:value-type="float" office:value="58348773" calcext:value-type="float">
            <text:p>58348773</text:p>
          </table:table-cell>
          <table:table-cell table:formula="of:=[.C234]/1000000" office:value-type="float" office:value="58.348773" calcext:value-type="float">
            <text:p>58.348773</text:p>
          </table:table-cell>
          <table:table-cell/>
          <table:table-cell table:formula="of:=[.E234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Tau/Run2016F-07Aug17-v1/AOD</text:p>
          </table:table-cell>
          <table:table-cell office:value-type="float" office:value="40549716" calcext:value-type="float">
            <text:p>40549716</text:p>
          </table:table-cell>
          <table:table-cell table:formula="of:=[.C235]/1000000" office:value-type="float" office:value="40.549716" calcext:value-type="float">
            <text:p>40.549716</text:p>
          </table:table-cell>
          <table:table-cell/>
          <table:table-cell table:formula="of:=[.E235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Tau/Run2016G-07Aug17-v1/AOD</text:p>
          </table:table-cell>
          <table:table-cell office:value-type="float" office:value="79578661" calcext:value-type="float">
            <text:p>79578661</text:p>
          </table:table-cell>
          <table:table-cell table:formula="of:=[.C236]/1000000" office:value-type="float" office:value="79.578661" calcext:value-type="float">
            <text:p>79.578661</text:p>
          </table:table-cell>
          <table:table-cell/>
          <table:table-cell table:formula="of:=[.E236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u2016</text:p>
          </table:table-cell>
          <table:table-cell office:value-type="string" calcext:value-type="string">
            <text:p>/Tau/Run2016H-07Aug17-v1/AOD</text:p>
          </table:table-cell>
          <table:table-cell office:value-type="float" office:value="76758754" calcext:value-type="float">
            <text:p>76758754</text:p>
          </table:table-cell>
          <table:table-cell table:formula="of:=[.C237]/1000000" office:value-type="float" office:value="76.758754" calcext:value-type="float">
            <text:p>76.758754</text:p>
          </table:table-cell>
          <table:table-cell table:formula="of:=SUM([.C231:.C237])" office:value-type="float" office:value="417722606" calcext:value-type="float">
            <text:p>417722606</text:p>
          </table:table-cell>
          <table:table-cell table:formula="of:=[.E237]/1000000" office:value-type="float" office:value="417.722606" calcext:value-type="float">
            <text:p>417.722606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C238]/1000000" office:value-type="float" office:value="0" calcext:value-type="float">
            <text:p>0</text:p>
          </table:table-cell>
          <table:table-cell/>
          <table:table-cell table:formula="of:=[.E238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Tau/Run2017B-17Nov2017-v1/AOD</text:p>
          </table:table-cell>
          <table:table-cell office:value-type="float" office:value="38158216" calcext:value-type="float">
            <text:p>38158216</text:p>
          </table:table-cell>
          <table:table-cell table:formula="of:=[.C239]/1000000" office:value-type="float" office:value="38.158216" calcext:value-type="float">
            <text:p>38.158216</text:p>
          </table:table-cell>
          <table:table-cell/>
          <table:table-cell table:formula="of:=[.E239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Tau/Run2017C-17Nov2017-v1/AOD</text:p>
          </table:table-cell>
          <table:table-cell office:value-type="float" office:value="55416425" calcext:value-type="float">
            <text:p>55416425</text:p>
          </table:table-cell>
          <table:table-cell table:formula="of:=[.C240]/1000000" office:value-type="float" office:value="55.416425" calcext:value-type="float">
            <text:p>55.416425</text:p>
          </table:table-cell>
          <table:table-cell/>
          <table:table-cell table:formula="of:=[.E240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Tau/Run2017D-17Nov2017-v1/AOD</text:p>
          </table:table-cell>
          <table:table-cell office:value-type="float" office:value="20530776" calcext:value-type="float">
            <text:p>20530776</text:p>
          </table:table-cell>
          <table:table-cell table:formula="of:=[.C241]/1000000" office:value-type="float" office:value="20.530776" calcext:value-type="float">
            <text:p>20.530776</text:p>
          </table:table-cell>
          <table:table-cell/>
          <table:table-cell table:formula="of:=[.E241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Tau/Run2017E-17Nov2017-v1/AOD</text:p>
          </table:table-cell>
          <table:table-cell office:value-type="float" office:value="44318231" calcext:value-type="float">
            <text:p>44318231</text:p>
          </table:table-cell>
          <table:table-cell table:formula="of:=[.C242]/1000000" office:value-type="float" office:value="44.318231" calcext:value-type="float">
            <text:p>44.318231</text:p>
          </table:table-cell>
          <table:table-cell/>
          <table:table-cell table:formula="of:=[.E242]/1000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u2017</text:p>
          </table:table-cell>
          <table:table-cell office:value-type="string" calcext:value-type="string">
            <text:p>/Tau/Run2017F-17Nov2017-v1/AOD</text:p>
          </table:table-cell>
          <table:table-cell office:value-type="float" office:value="88506372" calcext:value-type="float">
            <text:p>88506372</text:p>
          </table:table-cell>
          <table:table-cell table:formula="of:=[.C243]/1000000" office:value-type="float" office:value="88.506372" calcext:value-type="float">
            <text:p>88.506372</text:p>
          </table:table-cell>
          <table:table-cell table:formula="of:=SUM([.C239:.C243])" office:value-type="float" office:value="246930020" calcext:value-type="float">
            <text:p>246930020</text:p>
          </table:table-cell>
          <table:table-cell table:formula="of:=[.E243]/1000000" office:value-type="float" office:value="246.93002" calcext:value-type="float">
            <text:p>246.93002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 calcext:value-type="string">
            <text:p>2016+2017 total:</text:p>
          </table:table-cell>
          <table:table-cell table:formula="of:=SUM([.E2:.E243])" office:value-type="float" office:value="11449733222" calcext:value-type="float">
            <text:p>11449733222</text:p>
          </table:table-cell>
          <table:table-cell table:formula="of:=[.E244]/1000000" office:value-type="float" office:value="11449.733222" calcext:value-type="float">
            <text:p>11449.73322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016 total:</text:p>
          </table:table-cell>
          <table:table-cell table:formula="of:=SUM([.E237];[.E222];[.E190];[.E175];[.E160];[.E145];[.E129];[.E114];[.E99];[.E82];[.E67];[.E53];[.E38];[.E23];[.E8])" office:value-type="float" office:value="4908325887" calcext:value-type="float">
            <text:p>490832588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2017 total:</text:p>
          </table:table-cell>
          <table:table-cell table:formula="of:=SUM([.E243];[.E228];[.E213];[.E196];[.E181];[.E166];[.E151];[.E136];[.E120];[.E105];[.E90];[.E73];[.E58];[.E44];[.E29];[.E14])" office:value-type="float" office:value="5737376024" calcext:value-type="float">
            <text:p>5737376024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SUM([.E245];[.E246])" office:value-type="float" office:value="10645701911" calcext:value-type="float">
            <text:p>1064570191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7">00/00/0000</text:date>, <text:time style:data-style-name="N2" text:time-value="08:33:00.90876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7T15:47:32.282757000</dc:date>
    <meta:editing-duration>PT6H14M52S</meta:editing-duration>
    <meta:editing-cycles>3</meta:editing-cycles>
    <meta:generator>LibreOffice/5.1.0.3$MacOSX_X86_64 LibreOffice_project/5e3e00a007d9b3b6efb6797a8b8e57b51ab1f737</meta:generator>
    <meta:document-statistic meta:table-count="1" meta:cell-count="97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2.585cm" svg:height="22.62cm" xlink:href=".." xlink:type="simple" chart:class="chart:bar" chart:style-name="ch1">
        <chart:title svg:x="17.835cm" svg:y="0.587cm" chart:style-name="ch2">
          <text:p>MEvents for all PDs 2016 &amp; 2017</text:p>
        </chart:title>
        <chart:plot-area chart:style-name="ch3" table:cell-range-address="nEventsAllDataSets_slimmed.A8:nEventsAllDataSets_slimmed.A8 nEventsAllDataSets_slimmed.A14:nEventsAllDataSets_slimmed.A14 nEventsAllDataSets_slimmed.A23:nEventsAllDataSets_slimmed.A23 nEventsAllDataSets_slimmed.A29:nEventsAllDataSets_slimmed.A29 nEventsAllDataSets_slimmed.A38:nEventsAllDataSets_slimmed.A38 nEventsAllDataSets_slimmed.A44:nEventsAllDataSets_slimmed.A44 nEventsAllDataSets_slimmed.A53:nEventsAllDataSets_slimmed.A53 nEventsAllDataSets_slimmed.A58:nEventsAllDataSets_slimmed.A58 nEventsAllDataSets_slimmed.A67:nEventsAllDataSets_slimmed.A67 nEventsAllDataSets_slimmed.A73:nEventsAllDataSets_slimmed.A73 nEventsAllDataSets_slimmed.A82:nEventsAllDataSets_slimmed.A82 nEventsAllDataSets_slimmed.A90:nEventsAllDataSets_slimmed.A90 nEventsAllDataSets_slimmed.A99:nEventsAllDataSets_slimmed.A99 nEventsAllDataSets_slimmed.A105:nEventsAllDataSets_slimmed.A105 nEventsAllDataSets_slimmed.A114:nEventsAllDataSets_slimmed.A114 nEventsAllDataSets_slimmed.A120:nEventsAllDataSets_slimmed.A120 nEventsAllDataSets_slimmed.A129:nEventsAllDataSets_slimmed.A129 nEventsAllDataSets_slimmed.A136:nEventsAllDataSets_slimmed.A136 nEventsAllDataSets_slimmed.A145:nEventsAllDataSets_slimmed.A145 nEventsAllDataSets_slimmed.A151:nEventsAllDataSets_slimmed.A151 nEventsAllDataSets_slimmed.A160:nEventsAllDataSets_slimmed.A160 nEventsAllDataSets_slimmed.A166:nEventsAllDataSets_slimmed.A166 nEventsAllDataSets_slimmed.A175:nEventsAllDataSets_slimmed.A175 nEventsAllDataSets_slimmed.A181:nEventsAllDataSets_slimmed.A181 nEventsAllDataSets_slimmed.A190:nEventsAllDataSets_slimmed.A190 nEventsAllDataSets_slimmed.A196:nEventsAllDataSets_slimmed.A196 nEventsAllDataSets_slimmed.A205:nEventsAllDataSets_slimmed.A205 nEventsAllDataSets_slimmed.A213:nEventsAllDataSets_slimmed.A213 nEventsAllDataSets_slimmed.A222:nEventsAllDataSets_slimmed.A222 nEventsAllDataSets_slimmed.A228:nEventsAllDataSets_slimmed.A228 nEventsAllDataSets_slimmed.A237:nEventsAllDataSets_slimmed.A237 nEventsAllDataSets_slimmed.A243:nEventsAllDataSets_slimmed.A243 nEventsAllDataSets_slimmed.F8:nEventsAllDataSets_slimmed.F8 nEventsAllDataSets_slimmed.F14:nEventsAllDataSets_slimmed.F14 nEventsAllDataSets_slimmed.F23:nEventsAllDataSets_slimmed.F23 nEventsAllDataSets_slimmed.F29:nEventsAllDataSets_slimmed.F29 nEventsAllDataSets_slimmed.F38:nEventsAllDataSets_slimmed.F38 nEventsAllDataSets_slimmed.F44:nEventsAllDataSets_slimmed.F44 nEventsAllDataSets_slimmed.F53:nEventsAllDataSets_slimmed.F53 nEventsAllDataSets_slimmed.F58:nEventsAllDataSets_slimmed.F58 nEventsAllDataSets_slimmed.F67:nEventsAllDataSets_slimmed.F67 nEventsAllDataSets_slimmed.F73:nEventsAllDataSets_slimmed.F73 nEventsAllDataSets_slimmed.F82:nEventsAllDataSets_slimmed.F82 nEventsAllDataSets_slimmed.F90:nEventsAllDataSets_slimmed.F90 nEventsAllDataSets_slimmed.F99:nEventsAllDataSets_slimmed.F99 nEventsAllDataSets_slimmed.F105:nEventsAllDataSets_slimmed.F105 nEventsAllDataSets_slimmed.F114:nEventsAllDataSets_slimmed.F114 nEventsAllDataSets_slimmed.F120:nEventsAllDataSets_slimmed.F120 nEventsAllDataSets_slimmed.F129:nEventsAllDataSets_slimmed.F129 nEventsAllDataSets_slimmed.F136:nEventsAllDataSets_slimmed.F136 nEventsAllDataSets_slimmed.F145:nEventsAllDataSets_slimmed.F145 nEventsAllDataSets_slimmed.F151:nEventsAllDataSets_slimmed.F151 nEventsAllDataSets_slimmed.F160:nEventsAllDataSets_slimmed.F160 nEventsAllDataSets_slimmed.F166:nEventsAllDataSets_slimmed.F166 nEventsAllDataSets_slimmed.F175:nEventsAllDataSets_slimmed.F175 nEventsAllDataSets_slimmed.F181:nEventsAllDataSets_slimmed.F181 nEventsAllDataSets_slimmed.F190:nEventsAllDataSets_slimmed.F190 nEventsAllDataSets_slimmed.F196:nEventsAllDataSets_slimmed.F196 nEventsAllDataSets_slimmed.F205:nEventsAllDataSets_slimmed.F205 nEventsAllDataSets_slimmed.F213:nEventsAllDataSets_slimmed.F213 nEventsAllDataSets_slimmed.F222:nEventsAllDataSets_slimmed.F222 nEventsAllDataSets_slimmed.F228:nEventsAllDataSets_slimmed.F228 nEventsAllDataSets_slimmed.F237:nEventsAllDataSets_slimmed.F237 nEventsAllDataSets_slimmed.F243:nEventsAllDataSets_slimmed.F243" chart:data-source-has-labels="column" svg:x="1.85cm" svg:y="1.832cm" svg:width="39.884cm" svg:height="19.367cm">
          <chartooo:coordinate-region svg:x="3.01cm" svg:y="1.832cm" svg:width="38.724cm" svg:height="15.622cm"/>
          <chart:axis chart:dimension="x" chart:name="primary-x" chart:style-name="ch4" chartooo:axis-type="auto">
            <chartooo:date-scale/>
            <chart:title svg:x="20.256cm" svg:y="21.651cm" chart:style-name="ch5">
              <text:p>Primary dataset (PD)</text:p>
            </chart:title>
            <chart:categories table:cell-range-address="nEventsAllDataSets_slimmed.A8:nEventsAllDataSets_slimmed.A8 nEventsAllDataSets_slimmed.A14:nEventsAllDataSets_slimmed.A14 nEventsAllDataSets_slimmed.A23:nEventsAllDataSets_slimmed.A23 nEventsAllDataSets_slimmed.A29:nEventsAllDataSets_slimmed.A29 nEventsAllDataSets_slimmed.A38:nEventsAllDataSets_slimmed.A38 nEventsAllDataSets_slimmed.A44:nEventsAllDataSets_slimmed.A44 nEventsAllDataSets_slimmed.A53:nEventsAllDataSets_slimmed.A53 nEventsAllDataSets_slimmed.A58:nEventsAllDataSets_slimmed.A58 nEventsAllDataSets_slimmed.A67:nEventsAllDataSets_slimmed.A67 nEventsAllDataSets_slimmed.A73:nEventsAllDataSets_slimmed.A73 nEventsAllDataSets_slimmed.A82:nEventsAllDataSets_slimmed.A82 nEventsAllDataSets_slimmed.A90:nEventsAllDataSets_slimmed.A90 nEventsAllDataSets_slimmed.A99:nEventsAllDataSets_slimmed.A99 nEventsAllDataSets_slimmed.A105:nEventsAllDataSets_slimmed.A105 nEventsAllDataSets_slimmed.A114:nEventsAllDataSets_slimmed.A114 nEventsAllDataSets_slimmed.A120:nEventsAllDataSets_slimmed.A120 nEventsAllDataSets_slimmed.A129:nEventsAllDataSets_slimmed.A129 nEventsAllDataSets_slimmed.A136:nEventsAllDataSets_slimmed.A136 nEventsAllDataSets_slimmed.A145:nEventsAllDataSets_slimmed.A145 nEventsAllDataSets_slimmed.A151:nEventsAllDataSets_slimmed.A151 nEventsAllDataSets_slimmed.A160:nEventsAllDataSets_slimmed.A160 nEventsAllDataSets_slimmed.A166:nEventsAllDataSets_slimmed.A166 nEventsAllDataSets_slimmed.A175:nEventsAllDataSets_slimmed.A175 nEventsAllDataSets_slimmed.A181:nEventsAllDataSets_slimmed.A181 nEventsAllDataSets_slimmed.A190:nEventsAllDataSets_slimmed.A190 nEventsAllDataSets_slimmed.A196:nEventsAllDataSets_slimmed.A196 nEventsAllDataSets_slimmed.A205:nEventsAllDataSets_slimmed.A205 nEventsAllDataSets_slimmed.A213:nEventsAllDataSets_slimmed.A213 nEventsAllDataSets_slimmed.A222:nEventsAllDataSets_slimmed.A222 nEventsAllDataSets_slimmed.A228:nEventsAllDataSets_slimmed.A228 nEventsAllDataSets_slimmed.A237:nEventsAllDataSets_slimmed.A237 nEventsAllDataSets_slimmed.A243:nEventsAllDataSets_slimmed.A243"/>
          </chart:axis>
          <chart:axis chart:dimension="y" chart:name="primary-y" chart:style-name="ch6">
            <chart:title svg:x="0.451cm" svg:y="12.803cm" chart:style-name="ch7">
              <text:p>MEvents/PD/year</text:p>
            </chart:title>
            <chart:grid chart:style-name="ch8" chart:class="major"/>
          </chart:axis>
          <chart:series chart:style-name="ch9" chart:values-cell-range-address="nEventsAllDataSets_slimmed.F8:nEventsAllDataSets_slimmed.F8 nEventsAllDataSets_slimmed.F14:nEventsAllDataSets_slimmed.F14 nEventsAllDataSets_slimmed.F23:nEventsAllDataSets_slimmed.F23 nEventsAllDataSets_slimmed.F29:nEventsAllDataSets_slimmed.F29 nEventsAllDataSets_slimmed.F38:nEventsAllDataSets_slimmed.F38 nEventsAllDataSets_slimmed.F44:nEventsAllDataSets_slimmed.F44 nEventsAllDataSets_slimmed.F53:nEventsAllDataSets_slimmed.F53 nEventsAllDataSets_slimmed.F58:nEventsAllDataSets_slimmed.F58 nEventsAllDataSets_slimmed.F67:nEventsAllDataSets_slimmed.F67 nEventsAllDataSets_slimmed.F73:nEventsAllDataSets_slimmed.F73 nEventsAllDataSets_slimmed.F82:nEventsAllDataSets_slimmed.F82 nEventsAllDataSets_slimmed.F90:nEventsAllDataSets_slimmed.F90 nEventsAllDataSets_slimmed.F99:nEventsAllDataSets_slimmed.F99 nEventsAllDataSets_slimmed.F105:nEventsAllDataSets_slimmed.F105 nEventsAllDataSets_slimmed.F114:nEventsAllDataSets_slimmed.F114 nEventsAllDataSets_slimmed.F120:nEventsAllDataSets_slimmed.F120 nEventsAllDataSets_slimmed.F129:nEventsAllDataSets_slimmed.F129 nEventsAllDataSets_slimmed.F136:nEventsAllDataSets_slimmed.F136 nEventsAllDataSets_slimmed.F145:nEventsAllDataSets_slimmed.F145 nEventsAllDataSets_slimmed.F151:nEventsAllDataSets_slimmed.F151 nEventsAllDataSets_slimmed.F160:nEventsAllDataSets_slimmed.F160 nEventsAllDataSets_slimmed.F166:nEventsAllDataSets_slimmed.F166 nEventsAllDataSets_slimmed.F175:nEventsAllDataSets_slimmed.F175 nEventsAllDataSets_slimmed.F181:nEventsAllDataSets_slimmed.F181 nEventsAllDataSets_slimmed.F190:nEventsAllDataSets_slimmed.F190 nEventsAllDataSets_slimmed.F196:nEventsAllDataSets_slimmed.F196 nEventsAllDataSets_slimmed.F205:nEventsAllDataSets_slimmed.F205 nEventsAllDataSets_slimmed.F213:nEventsAllDataSets_slimmed.F213 nEventsAllDataSets_slimmed.F222:nEventsAllDataSets_slimmed.F222 nEventsAllDataSets_slimmed.F228:nEventsAllDataSets_slimmed.F228 nEventsAllDataSets_slimmed.F237:nEventsAllDataSets_slimmed.F237 nEventsAllDataSets_slimmed.F243:nEventsAllDataSets_slimmed.F243" chart:class="chart:bar"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BTagCSV2016</text:p>
                <draw:g>
                  <svg:desc>nEventsAllDataSets_slimmed.A8:nEventsAllDataSets_slimmed.A8 nEventsAllDataSets_slimmed.A14:nEventsAllDataSets_slimmed.A14 nEventsAllDataSets_slimmed.A23:nEventsAllDataSets_slimmed.A23 nEventsAllDataSets_slimmed.A29:nEventsAllDataSets_slimmed.A29 nEventsAllDataSets_slimmed.A38:nEventsAllDataSets_slimmed.A38 nEventsAllDataSets_slimmed.A44:nEventsAllDataSets_slimmed.A44 nEventsAllDataSets_slimmed.A53:nEventsAllDataSets_slimmed.A53 nEventsAllDataSets_slimmed.A58:nEventsAllDataSets_slimmed.A58 nEventsAllDataSets_slimmed.A67:nEventsAllDataSets_slimmed.A67 nEventsAllDataSets_slimmed.A73:nEventsAllDataSets_slimmed.A73 nEventsAllDataSets_slimmed.A82:nEventsAllDataSets_slimmed.A82 nEventsAllDataSets_slimmed.A90:nEventsAllDataSets_slimmed.A90 nEventsAllDataSets_slimmed.A99:nEventsAllDataSets_slimmed.A99 nEventsAllDataSets_slimmed.A105:nEventsAllDataSets_slimmed.A105 nEventsAllDataSets_slimmed.A114:nEventsAllDataSets_slimmed.A114 nEventsAllDataSets_slimmed.A120:nEventsAllDataSets_slimmed.A120 nEventsAllDataSets_slimmed.A129:nEventsAllDataSets_slimmed.A129 nEventsAllDataSets_slimmed.A136:nEventsAllDataSets_slimmed.A136 nEventsAllDataSets_slimmed.A145:nEventsAllDataSets_slimmed.A145 nEventsAllDataSets_slimmed.A151:nEventsAllDataSets_slimmed.A151 nEventsAllDataSets_slimmed.A160:nEventsAllDataSets_slimmed.A160 nEventsAllDataSets_slimmed.A166:nEventsAllDataSets_slimmed.A166 nEventsAllDataSets_slimmed.A175:nEventsAllDataSets_slimmed.A175 nEventsAllDataSets_slimmed.A181:nEventsAllDataSets_slimmed.A181 nEventsAllDataSets_slimmed.A190:nEventsAllDataSets_slimmed.A190 nEventsAllDataSets_slimmed.A196:nEventsAllDataSets_slimmed.A196 nEventsAllDataSets_slimmed.A205:nEventsAllDataSets_slimmed.A205 nEventsAllDataSets_slimmed.A213:nEventsAllDataSets_slimmed.A213 nEventsAllDataSets_slimmed.A222:nEventsAllDataSets_slimmed.A222 nEventsAllDataSets_slimmed.A228:nEventsAllDataSets_slimmed.A228 nEventsAllDataSets_slimmed.A237:nEventsAllDataSets_slimmed.A237 nEventsAllDataSets_slimmed.A243:nEventsAllDataSets_slimmed.A243</svg:desc>
                </draw:g>
              </table:table-cell>
              <table:table-cell office:value-type="float" office:value="428.876435">
                <text:p>428.876435</text:p>
                <draw:g>
                  <svg:desc>nEventsAllDataSets_slimmed.F8:nEventsAllDataSets_slimmed.F8 nEventsAllDataSets_slimmed.F14:nEventsAllDataSets_slimmed.F14 nEventsAllDataSets_slimmed.F23:nEventsAllDataSets_slimmed.F23 nEventsAllDataSets_slimmed.F29:nEventsAllDataSets_slimmed.F29 nEventsAllDataSets_slimmed.F38:nEventsAllDataSets_slimmed.F38 nEventsAllDataSets_slimmed.F44:nEventsAllDataSets_slimmed.F44 nEventsAllDataSets_slimmed.F53:nEventsAllDataSets_slimmed.F53 nEventsAllDataSets_slimmed.F58:nEventsAllDataSets_slimmed.F58 nEventsAllDataSets_slimmed.F67:nEventsAllDataSets_slimmed.F67 nEventsAllDataSets_slimmed.F73:nEventsAllDataSets_slimmed.F73 nEventsAllDataSets_slimmed.F82:nEventsAllDataSets_slimmed.F82 nEventsAllDataSets_slimmed.F90:nEventsAllDataSets_slimmed.F90 nEventsAllDataSets_slimmed.F99:nEventsAllDataSets_slimmed.F99 nEventsAllDataSets_slimmed.F105:nEventsAllDataSets_slimmed.F105 nEventsAllDataSets_slimmed.F114:nEventsAllDataSets_slimmed.F114 nEventsAllDataSets_slimmed.F120:nEventsAllDataSets_slimmed.F120 nEventsAllDataSets_slimmed.F129:nEventsAllDataSets_slimmed.F129 nEventsAllDataSets_slimmed.F136:nEventsAllDataSets_slimmed.F136 nEventsAllDataSets_slimmed.F145:nEventsAllDataSets_slimmed.F145 nEventsAllDataSets_slimmed.F151:nEventsAllDataSets_slimmed.F151 nEventsAllDataSets_slimmed.F160:nEventsAllDataSets_slimmed.F160 nEventsAllDataSets_slimmed.F166:nEventsAllDataSets_slimmed.F166 nEventsAllDataSets_slimmed.F175:nEventsAllDataSets_slimmed.F175 nEventsAllDataSets_slimmed.F181:nEventsAllDataSets_slimmed.F181 nEventsAllDataSets_slimmed.F190:nEventsAllDataSets_slimmed.F190 nEventsAllDataSets_slimmed.F196:nEventsAllDataSets_slimmed.F196 nEventsAllDataSets_slimmed.F205:nEventsAllDataSets_slimmed.F205 nEventsAllDataSets_slimmed.F213:nEventsAllDataSets_slimmed.F213 nEventsAllDataSets_slimmed.F222:nEventsAllDataSets_slimmed.F222 nEventsAllDataSets_slimmed.F228:nEventsAllDataSets_slimmed.F228 nEventsAllDataSets_slimmed.F237:nEventsAllDataSets_slimmed.F237 nEventsAllDataSets_slimmed.F243:nEventsAllDataSets_slimmed.F243</svg:desc>
                </draw:g>
              </table:table-cell>
            </table:table-row>
            <table:table-row>
              <table:table-cell office:value-type="string">
                <text:p>BTagCSV2017</text:p>
              </table:table-cell>
              <table:table-cell office:value-type="float" office:value="137.130765">
                <text:p>137.130765</text:p>
              </table:table-cell>
            </table:table-row>
            <table:table-row>
              <table:table-cell office:value-type="string">
                <text:p>BTagMu2016</text:p>
              </table:table-cell>
              <table:table-cell office:value-type="float" office:value="149.979585">
                <text:p>149.979585</text:p>
              </table:table-cell>
            </table:table-row>
            <table:table-row>
              <table:table-cell office:value-type="string">
                <text:p>BTagMu2017</text:p>
              </table:table-cell>
              <table:table-cell office:value-type="float" office:value="91.899778">
                <text:p>91.899778</text:p>
              </table:table-cell>
            </table:table-row>
            <table:table-row>
              <table:table-cell office:value-type="string">
                <text:p>Charmonium2016</text:p>
              </table:table-cell>
              <table:table-cell office:value-type="float" office:value="285.666418">
                <text:p>285.666418</text:p>
              </table:table-cell>
            </table:table-row>
            <table:table-row>
              <table:table-cell office:value-type="string">
                <text:p>Charmonium2017</text:p>
              </table:table-cell>
              <table:table-cell office:value-type="float" office:value="266.381096">
                <text:p>266.381096</text:p>
              </table:table-cell>
            </table:table-row>
            <table:table-row>
              <table:table-cell office:value-type="string">
                <text:p>DisplacedJet2016</text:p>
              </table:table-cell>
              <table:table-cell office:value-type="float" office:value="156.876536">
                <text:p>156.876536</text:p>
              </table:table-cell>
            </table:table-row>
            <table:table-row>
              <table:table-cell office:value-type="string">
                <text:p>DisplacedJet2017</text:p>
              </table:table-cell>
              <table:table-cell office:value-type="float" office:value="21.566767">
                <text:p>21.566767</text:p>
              </table:table-cell>
            </table:table-row>
            <table:table-row>
              <table:table-cell office:value-type="string">
                <text:p>DoubleEG2016</text:p>
              </table:table-cell>
              <table:table-cell office:value-type="float" office:value="492.717188">
                <text:p>492.717188</text:p>
              </table:table-cell>
            </table:table-row>
            <table:table-row>
              <table:table-cell office:value-type="string">
                <text:p>DoubleEG2017</text:p>
              </table:table-cell>
              <table:table-cell office:value-type="float" office:value="279.76138">
                <text:p>279.76138</text:p>
              </table:table-cell>
            </table:table-row>
            <table:table-row>
              <table:table-cell office:value-type="string">
                <text:p>DoubleMuon2016</text:p>
              </table:table-cell>
              <table:table-cell office:value-type="float" office:value="287.057183">
                <text:p>287.057183</text:p>
              </table:table-cell>
            </table:table-row>
            <table:table-row>
              <table:table-cell office:value-type="string">
                <text:p>DoubleMuon2017</text:p>
              </table:table-cell>
              <table:table-cell office:value-type="float" office:value="1108.196576">
                <text:p>1108.196576</text:p>
              </table:table-cell>
            </table:table-row>
            <table:table-row>
              <table:table-cell office:value-type="string">
                <text:p>DoubleMuonLowMass2016</text:p>
              </table:table-cell>
              <table:table-cell office:value-type="float" office:value="178.73236">
                <text:p>178.73236</text:p>
              </table:table-cell>
            </table:table-row>
            <table:table-row>
              <table:table-cell office:value-type="string">
                <text:p>DoubleMuonLowMass2017</text:p>
              </table:table-cell>
              <table:table-cell office:value-type="float" office:value="158.053333">
                <text:p>158.053333</text:p>
              </table:table-cell>
            </table:table-row>
            <table:table-row>
              <table:table-cell office:value-type="string">
                <text:p>HTMHT2016</text:p>
              </table:table-cell>
              <table:table-cell office:value-type="float" office:value="199.169452">
                <text:p>199.169452</text:p>
              </table:table-cell>
            </table:table-row>
            <table:table-row>
              <table:table-cell office:value-type="string">
                <text:p>HTMHT2017</text:p>
              </table:table-cell>
              <table:table-cell office:value-type="float" office:value="43.413553">
                <text:p>43.413553</text:p>
              </table:table-cell>
            </table:table-row>
            <table:table-row>
              <table:table-cell office:value-type="string">
                <text:p>JetHT2016</text:p>
              </table:table-cell>
              <table:table-cell office:value-type="float" office:value="615.789725">
                <text:p>615.789725</text:p>
              </table:table-cell>
            </table:table-row>
            <table:table-row>
              <table:table-cell office:value-type="string">
                <text:p>JetHT2017</text:p>
              </table:table-cell>
              <table:table-cell office:value-type="float" office:value="415.162559">
                <text:p>415.162559</text:p>
              </table:table-cell>
            </table:table-row>
            <table:table-row>
              <table:table-cell office:value-type="string">
                <text:p>MET2016</text:p>
              </table:table-cell>
              <table:table-cell office:value-type="float" office:value="176.73221">
                <text:p>176.73221</text:p>
              </table:table-cell>
            </table:table-row>
            <table:table-row>
              <table:table-cell office:value-type="string">
                <text:p>MET2017</text:p>
              </table:table-cell>
              <table:table-cell office:value-type="float" office:value="436.531938">
                <text:p>436.531938</text:p>
              </table:table-cell>
            </table:table-row>
            <table:table-row>
              <table:table-cell office:value-type="string">
                <text:p>MuOnia2016</text:p>
              </table:table-cell>
              <table:table-cell office:value-type="float" office:value="168.468229">
                <text:p>168.468229</text:p>
              </table:table-cell>
            </table:table-row>
            <table:table-row>
              <table:table-cell office:value-type="string">
                <text:p>MuOnia2017</text:p>
              </table:table-cell>
              <table:table-cell office:value-type="float" office:value="151.044485">
                <text:p>151.044485</text:p>
              </table:table-cell>
            </table:table-row>
            <table:table-row>
              <table:table-cell office:value-type="string">
                <text:p>MuonEG2016</text:p>
              </table:table-cell>
              <table:table-cell office:value-type="float" office:value="173.228422">
                <text:p>173.228422</text:p>
              </table:table-cell>
            </table:table-row>
            <table:table-row>
              <table:table-cell office:value-type="string">
                <text:p>MuonEG2017</text:p>
              </table:table-cell>
              <table:table-cell office:value-type="float" office:value="74.032828">
                <text:p>74.032828</text:p>
              </table:table-cell>
            </table:table-row>
            <table:table-row>
              <table:table-cell office:value-type="string">
                <text:p>SingleElectron2016</text:p>
              </table:table-cell>
              <table:table-cell office:value-type="float" office:value="962.1681">
                <text:p>962.1681</text:p>
              </table:table-cell>
            </table:table-row>
            <table:table-row>
              <table:table-cell office:value-type="string">
                <text:p>SingleElectron2017</text:p>
              </table:table-cell>
              <table:table-cell office:value-type="float" office:value="479.291">
                <text:p>479.291</text:p>
              </table:table-cell>
            </table:table-row>
            <table:table-row>
              <table:table-cell office:value-type="string">
                <text:p>SingleMuon2016</text:p>
              </table:table-cell>
              <table:table-cell office:value-type="float" office:value="804.031311">
                <text:p>804.031311</text:p>
              </table:table-cell>
            </table:table-row>
            <table:table-row>
              <table:table-cell office:value-type="string">
                <text:p>SingleMuon2017</text:p>
              </table:table-cell>
              <table:table-cell office:value-type="float" office:value="1711.29814">
                <text:p>1711.29814</text:p>
              </table:table-cell>
            </table:table-row>
            <table:table-row>
              <table:table-cell office:value-type="string">
                <text:p>SinglePhoton2016</text:p>
              </table:table-cell>
              <table:table-cell office:value-type="float" office:value="215.141438">
                <text:p>215.141438</text:p>
              </table:table-cell>
            </table:table-row>
            <table:table-row>
              <table:table-cell office:value-type="string">
                <text:p>SinglePhoton2017</text:p>
              </table:table-cell>
              <table:table-cell office:value-type="float" office:value="116.681806">
                <text:p>116.681806</text:p>
              </table:table-cell>
            </table:table-row>
            <table:table-row>
              <table:table-cell office:value-type="string">
                <text:p>Tau2016</text:p>
              </table:table-cell>
              <table:table-cell office:value-type="float" office:value="417.722606">
                <text:p>417.722606</text:p>
              </table:table-cell>
            </table:table-row>
            <table:table-row>
              <table:table-cell office:value-type="string">
                <text:p>Tau2017</text:p>
              </table:table-cell>
              <table:table-cell office:value-type="float" office:value="246.93002">
                <text:p>246.93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MacOSX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7.976cm" svg:height="18.326cm" xlink:href=".." xlink:type="simple" chart:class="chart:bar" chart:style-name="ch1">
        <chart:legend chart:legend-position="end" svg:x="115.098cm" svg:y="8.864cm" style:legend-expansion="high" chart:style-name="ch2"/>
        <chart:plot-area chart:style-name="ch3" table:cell-range-address="nEventsAllDataSets_slimmed.B2:nEventsAllDataSets_slimmed.B243 nEventsAllDataSets_slimmed.D1:nEventsAllDataSets_slimmed.D243" chart:data-source-has-labels="both" svg:x="2.359cm" svg:y="0.366cm" svg:width="110.38cm" svg:height="17.594cm">
          <chartooo:coordinate-region svg:x="5.768cm" svg:y="0.366cm" svg:width="106.971cm" svg:height="12.445cm"/>
          <chart:axis chart:dimension="x" chart:name="primary-x" chart:style-name="ch4" chartooo:axis-type="auto">
            <chartooo:date-scale/>
            <chart:categories table:cell-range-address="nEventsAllDataSets_slimmed.B2:nEventsAllDataSets_slimmed.B2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EventsAllDataSets_slimmed.D2:nEventsAllDataSets_slimmed.D243" chart:label-cell-address="nEventsAllDataSets_slimmed.D1:nEventsAllDataSets_slimmed.D1" chart:class="chart:bar">
            <chart:data-point chart:repeated="2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nevents/run</text:p>
                <draw:g>
                  <svg:desc>nEventsAllDataSets_slimmed.D1:nEventsAllDataSets_slimmed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/BTagCSV/Run2016B-07Aug17_ver2-v1/AOD</text:p>
                <draw:g>
                  <svg:desc>nEventsAllDataSets_slimmed.B2:nEventsAllDataSets_slimmed.B243</svg:desc>
                </draw:g>
              </table:table-cell>
              <table:table-cell office:value-type="float" office:value="77.890616">
                <text:p>77.890616</text:p>
                <draw:g>
                  <svg:desc>nEventsAllDataSets_slimmed.D2:nEventsAllDataSets_slimmed.D243</svg:desc>
                </draw:g>
              </table:table-cell>
            </table:table-row>
            <table:table-row>
              <table:table-cell office:value-type="string">
                <text:p>/BTagCSV/Run2016C-07Aug17-v1/AOD</text:p>
              </table:table-cell>
              <table:table-cell office:value-type="float" office:value="30.358567">
                <text:p>30.358567</text:p>
              </table:table-cell>
            </table:table-row>
            <table:table-row>
              <table:table-cell office:value-type="string">
                <text:p>/BTagCSV/Run2016D-07Aug17-v1/AOD</text:p>
              </table:table-cell>
              <table:table-cell office:value-type="float" office:value="56.527008">
                <text:p>56.527008</text:p>
              </table:table-cell>
            </table:table-row>
            <table:table-row>
              <table:table-cell office:value-type="string">
                <text:p>/BTagCSV/Run2016E-07Aug17-v1/AOD</text:p>
              </table:table-cell>
              <table:table-cell office:value-type="float" office:value="60.415444">
                <text:p>60.415444</text:p>
              </table:table-cell>
            </table:table-row>
            <table:table-row>
              <table:table-cell office:value-type="string">
                <text:p>/BTagCSV/Run2016F-07Aug17-v1/AOD</text:p>
              </table:table-cell>
              <table:table-cell office:value-type="float" office:value="37.608672">
                <text:p>37.608672</text:p>
              </table:table-cell>
            </table:table-row>
            <table:table-row>
              <table:table-cell office:value-type="string">
                <text:p>/BTagCSV/Run2016G-07Aug17-v1/AOD</text:p>
              </table:table-cell>
              <table:table-cell office:value-type="float" office:value="100.834056">
                <text:p>100.834056</text:p>
              </table:table-cell>
            </table:table-row>
            <table:table-row>
              <table:table-cell office:value-type="string">
                <text:p>/BTagCSV/Run2016H-07Aug17-v1/AOD</text:p>
              </table:table-cell>
              <table:table-cell office:value-type="float" office:value="65.242072">
                <text:p>65.242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BTagCSV/Run2017B-17Nov2017-v1/AOD</text:p>
              </table:table-cell>
              <table:table-cell office:value-type="float" office:value="1.808836">
                <text:p>1.808836</text:p>
              </table:table-cell>
            </table:table-row>
            <table:table-row>
              <table:table-cell office:value-type="string">
                <text:p>/BTagCSV/Run2017C-17Nov2017-v1/AOD</text:p>
              </table:table-cell>
              <table:table-cell office:value-type="float" office:value="34.49154">
                <text:p>34.49154</text:p>
              </table:table-cell>
            </table:table-row>
            <table:table-row>
              <table:table-cell office:value-type="string">
                <text:p>/BTagCSV/Run2017D-17Nov2017-v1/AOD</text:p>
              </table:table-cell>
              <table:table-cell office:value-type="float" office:value="7.967055">
                <text:p>7.967055</text:p>
              </table:table-cell>
            </table:table-row>
            <table:table-row>
              <table:table-cell office:value-type="string">
                <text:p>/BTagCSV/Run2017E-17Nov2017-v1/AOD</text:p>
              </table:table-cell>
              <table:table-cell office:value-type="float" office:value="17.185873">
                <text:p>17.185873</text:p>
              </table:table-cell>
            </table:table-row>
            <table:table-row>
              <table:table-cell office:value-type="string">
                <text:p>/BTagCSV/Run2017F-17Nov2017-v1/AOD</text:p>
              </table:table-cell>
              <table:table-cell office:value-type="float" office:value="75.677461">
                <text:p>75.6774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BTagMu/Run2016B-07Aug17_ver2-v1/AOD</text:p>
              </table:table-cell>
              <table:table-cell office:value-type="float" office:value="35.276638">
                <text:p>35.276638</text:p>
              </table:table-cell>
            </table:table-row>
            <table:table-row>
              <table:table-cell office:value-type="string">
                <text:p>/BTagMu/Run2016C-07Aug17-v1/AOD</text:p>
              </table:table-cell>
              <table:table-cell office:value-type="float" office:value="8.764554">
                <text:p>8.764554</text:p>
              </table:table-cell>
            </table:table-row>
            <table:table-row>
              <table:table-cell office:value-type="string">
                <text:p>/BTagMu/Run2016D-07Aug17-v1/AOD</text:p>
              </table:table-cell>
              <table:table-cell office:value-type="float" office:value="19.226559">
                <text:p>19.226559</text:p>
              </table:table-cell>
            </table:table-row>
            <table:table-row>
              <table:table-cell office:value-type="string">
                <text:p>/BTagMu/Run2016E-07Aug17-v1/AOD</text:p>
              </table:table-cell>
              <table:table-cell office:value-type="float" office:value="17.511617">
                <text:p>17.511617</text:p>
              </table:table-cell>
            </table:table-row>
            <table:table-row>
              <table:table-cell office:value-type="string">
                <text:p>/BTagMu/Run2016F-07Aug17-v1/AOD</text:p>
              </table:table-cell>
              <table:table-cell office:value-type="float" office:value="12.900757">
                <text:p>12.900757</text:p>
              </table:table-cell>
            </table:table-row>
            <table:table-row>
              <table:table-cell office:value-type="string">
                <text:p>/BTagMu/Run2016G-07Aug17-v1/AOD</text:p>
              </table:table-cell>
              <table:table-cell office:value-type="float" office:value="27.536603">
                <text:p>27.536603</text:p>
              </table:table-cell>
            </table:table-row>
            <table:table-row>
              <table:table-cell office:value-type="string">
                <text:p>/BTagMu/Run2016H-07Aug17-v1/AOD</text:p>
              </table:table-cell>
              <table:table-cell office:value-type="float" office:value="28.762857">
                <text:p>28.762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BTagMu/Run2017B-17Nov2017-v1/AOD</text:p>
              </table:table-cell>
              <table:table-cell office:value-type="float" office:value="5.519064">
                <text:p>5.519064</text:p>
              </table:table-cell>
            </table:table-row>
            <table:table-row>
              <table:table-cell office:value-type="string">
                <text:p>/BTagMu/Run2017C-17Nov2017-v1/AOD</text:p>
              </table:table-cell>
              <table:table-cell office:value-type="float" office:value="25.2281">
                <text:p>25.2281</text:p>
              </table:table-cell>
            </table:table-row>
            <table:table-row>
              <table:table-cell office:value-type="string">
                <text:p>/BTagMu/Run2017D-17Nov2017-v1/AOD</text:p>
              </table:table-cell>
              <table:table-cell office:value-type="float" office:value="12.441267">
                <text:p>12.441267</text:p>
              </table:table-cell>
            </table:table-row>
            <table:table-row>
              <table:table-cell office:value-type="string">
                <text:p>/BTagMu/Run2017E-17Nov2017-v1/AOD</text:p>
              </table:table-cell>
              <table:table-cell office:value-type="float" office:value="19.723172">
                <text:p>19.723172</text:p>
              </table:table-cell>
            </table:table-row>
            <table:table-row>
              <table:table-cell office:value-type="string">
                <text:p>/BTagMu/Run2017F-17Nov2017-v1/AOD</text:p>
              </table:table-cell>
              <table:table-cell office:value-type="float" office:value="28.988175">
                <text:p>28.988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Charmonium/Run2016B-07Aug17_ver2-v1/AOD</text:p>
              </table:table-cell>
              <table:table-cell office:value-type="float" office:value="51.713106">
                <text:p>51.713106</text:p>
              </table:table-cell>
            </table:table-row>
            <table:table-row>
              <table:table-cell office:value-type="string">
                <text:p>/Charmonium/Run2016C-07Aug17-v1/AOD</text:p>
              </table:table-cell>
              <table:table-cell office:value-type="float" office:value="19.535374">
                <text:p>19.535374</text:p>
              </table:table-cell>
            </table:table-row>
            <table:table-row>
              <table:table-cell office:value-type="string">
                <text:p>/Charmonium/Run2016D-07Aug17-v1/AOD</text:p>
              </table:table-cell>
              <table:table-cell office:value-type="float" office:value="32.176529">
                <text:p>32.176529</text:p>
              </table:table-cell>
            </table:table-row>
            <table:table-row>
              <table:table-cell office:value-type="string">
                <text:p>/Charmonium/Run2016E-07Aug17-v1/AOD</text:p>
              </table:table-cell>
              <table:table-cell office:value-type="float" office:value="27.631871">
                <text:p>27.631871</text:p>
              </table:table-cell>
            </table:table-row>
            <table:table-row>
              <table:table-cell office:value-type="string">
                <text:p>/Charmonium/Run2016F-07Aug17-v1/AOD</text:p>
              </table:table-cell>
              <table:table-cell office:value-type="float" office:value="21.339582">
                <text:p>21.339582</text:p>
              </table:table-cell>
            </table:table-row>
            <table:table-row>
              <table:table-cell office:value-type="string">
                <text:p>/Charmonium/Run2016G-07Aug17-v1/AOD</text:p>
              </table:table-cell>
              <table:table-cell office:value-type="float" office:value="62.080523">
                <text:p>62.080523</text:p>
              </table:table-cell>
            </table:table-row>
            <table:table-row>
              <table:table-cell office:value-type="string">
                <text:p>/Charmonium/Run2016H-07Aug17-v1/AOD</text:p>
              </table:table-cell>
              <table:table-cell office:value-type="float" office:value="71.189433">
                <text:p>71.189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Charmonium/Run2017B-17Nov2017-v1/AOD</text:p>
              </table:table-cell>
              <table:table-cell office:value-type="float" office:value="19.86386">
                <text:p>19.86386</text:p>
              </table:table-cell>
            </table:table-row>
            <table:table-row>
              <table:table-cell office:value-type="string">
                <text:p>/Charmonium/Run2017C-17Nov2017-v1/AOD</text:p>
              </table:table-cell>
              <table:table-cell office:value-type="float" office:value="78.721035">
                <text:p>78.721035</text:p>
              </table:table-cell>
            </table:table-row>
            <table:table-row>
              <table:table-cell office:value-type="string">
                <text:p>/Charmonium/Run2017D-17Nov2017-v1/AOD</text:p>
              </table:table-cell>
              <table:table-cell office:value-type="float" office:value="32.714414">
                <text:p>32.714414</text:p>
              </table:table-cell>
            </table:table-row>
            <table:table-row>
              <table:table-cell office:value-type="string">
                <text:p>/Charmonium/Run2017E-17Nov2017-v1/AOD</text:p>
              </table:table-cell>
              <table:table-cell office:value-type="float" office:value="60.89144">
                <text:p>60.89144</text:p>
              </table:table-cell>
            </table:table-row>
            <table:table-row>
              <table:table-cell office:value-type="string">
                <text:p>/Charmonium/Run2017F-17Nov2017-v1/AOD</text:p>
              </table:table-cell>
              <table:table-cell office:value-type="float" office:value="74.190347">
                <text:p>74.1903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DisplacedJet/Run2016B-07Aug17_ver2-v1/AOD</text:p>
              </table:table-cell>
              <table:table-cell office:value-type="float" office:value="48.235859">
                <text:p>48.235859</text:p>
              </table:table-cell>
            </table:table-row>
            <table:table-row>
              <table:table-cell office:value-type="string">
                <text:p>/DisplacedJet/Run2016C-07Aug17-v1/AOD</text:p>
              </table:table-cell>
              <table:table-cell office:value-type="float" office:value="18.797203">
                <text:p>18.797203</text:p>
              </table:table-cell>
            </table:table-row>
            <table:table-row>
              <table:table-cell office:value-type="string">
                <text:p>/DisplacedJet/Run2016D-07Aug17-v1/AOD</text:p>
              </table:table-cell>
              <table:table-cell office:value-type="float" office:value="21.670726">
                <text:p>21.670726</text:p>
              </table:table-cell>
            </table:table-row>
            <table:table-row>
              <table:table-cell office:value-type="string">
                <text:p>/DisplacedJet/Run2016E-07Aug17-v1/AOD</text:p>
              </table:table-cell>
              <table:table-cell office:value-type="float" office:value="19.309129">
                <text:p>19.309129</text:p>
              </table:table-cell>
            </table:table-row>
            <table:table-row>
              <table:table-cell office:value-type="string">
                <text:p>/DisplacedJet/Run2016F-07Aug17-v1/AOD</text:p>
              </table:table-cell>
              <table:table-cell office:value-type="float" office:value="10.727461">
                <text:p>10.727461</text:p>
              </table:table-cell>
            </table:table-row>
            <table:table-row>
              <table:table-cell office:value-type="string">
                <text:p>/DisplacedJet/Run2016G-07Aug17-v1/AOD</text:p>
              </table:table-cell>
              <table:table-cell office:value-type="float" office:value="18.289323">
                <text:p>18.289323</text:p>
              </table:table-cell>
            </table:table-row>
            <table:table-row>
              <table:table-cell office:value-type="string">
                <text:p>/DisplacedJet/Run2016H-07Aug17-v1/AOD</text:p>
              </table:table-cell>
              <table:table-cell office:value-type="float" office:value="19.846835">
                <text:p>19.8468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DisplacedJet/Run2017C-17Nov2017-v1/AOD</text:p>
              </table:table-cell>
              <table:table-cell office:value-type="float" office:value="3.567106">
                <text:p>3.567106</text:p>
              </table:table-cell>
            </table:table-row>
            <table:table-row>
              <table:table-cell office:value-type="string">
                <text:p>/DisplacedJet/Run2017D-17Nov2017-v1/AOD</text:p>
              </table:table-cell>
              <table:table-cell office:value-type="float" office:value="1.690572">
                <text:p>1.690572</text:p>
              </table:table-cell>
            </table:table-row>
            <table:table-row>
              <table:table-cell office:value-type="string">
                <text:p>/DisplacedJet/Run2017E-17Nov2017-v1/AOD</text:p>
              </table:table-cell>
              <table:table-cell office:value-type="float" office:value="4.236217">
                <text:p>4.236217</text:p>
              </table:table-cell>
            </table:table-row>
            <table:table-row>
              <table:table-cell office:value-type="string">
                <text:p>/DisplacedJet/Run2017F-17Nov2017-v1/AOD</text:p>
              </table:table-cell>
              <table:table-cell office:value-type="float" office:value="12.072872">
                <text:p>12.072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DoubleEG/Run2016B-07Aug17_ver2-v2/AOD</text:p>
              </table:table-cell>
              <table:table-cell office:value-type="float" office:value="143.073268">
                <text:p>143.073268</text:p>
              </table:table-cell>
            </table:table-row>
            <table:table-row>
              <table:table-cell office:value-type="string">
                <text:p>/DoubleEG/Run2016C-07Aug17-v1/AOD</text:p>
              </table:table-cell>
              <table:table-cell office:value-type="float" office:value="47.677856">
                <text:p>47.677856</text:p>
              </table:table-cell>
            </table:table-row>
            <table:table-row>
              <table:table-cell office:value-type="string">
                <text:p>/DoubleEG/Run2016D-07Aug17-v1/AOD</text:p>
              </table:table-cell>
              <table:table-cell office:value-type="float" office:value="53.32496">
                <text:p>53.32496</text:p>
              </table:table-cell>
            </table:table-row>
            <table:table-row>
              <table:table-cell office:value-type="string">
                <text:p>/DoubleEG/Run2016E-07Aug17-v1/AOD</text:p>
              </table:table-cell>
              <table:table-cell office:value-type="float" office:value="49.87771">
                <text:p>49.87771</text:p>
              </table:table-cell>
            </table:table-row>
            <table:table-row>
              <table:table-cell office:value-type="string">
                <text:p>/DoubleEG/Run2016F-07Aug17-v1/AOD</text:p>
              </table:table-cell>
              <table:table-cell office:value-type="float" office:value="34.577629">
                <text:p>34.577629</text:p>
              </table:table-cell>
            </table:table-row>
            <table:table-row>
              <table:table-cell office:value-type="string">
                <text:p>/DoubleEG/Run2016G-07Aug17-v1/AOD</text:p>
              </table:table-cell>
              <table:table-cell office:value-type="float" office:value="78.797031">
                <text:p>78.797031</text:p>
              </table:table-cell>
            </table:table-row>
            <table:table-row>
              <table:table-cell office:value-type="string">
                <text:p>/DoubleEG/Run2016H-07Aug17-v1/AOD</text:p>
              </table:table-cell>
              <table:table-cell office:value-type="float" office:value="85.388734">
                <text:p>85.388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DoubleEG/Run2017B-17Nov2017-v1/AOD</text:p>
              </table:table-cell>
              <table:table-cell office:value-type="float" office:value="58.08876">
                <text:p>58.08876</text:p>
              </table:table-cell>
            </table:table-row>
            <table:table-row>
              <table:table-cell office:value-type="string">
                <text:p>/DoubleEG/Run2017C-17Nov2017-v1/AOD</text:p>
              </table:table-cell>
              <table:table-cell office:value-type="float" office:value="65.181125">
                <text:p>65.181125</text:p>
              </table:table-cell>
            </table:table-row>
            <table:table-row>
              <table:table-cell office:value-type="string">
                <text:p>/DoubleEG/Run2017D-17Nov2017-v1/AOD</text:p>
              </table:table-cell>
              <table:table-cell office:value-type="float" office:value="25.911432">
                <text:p>25.911432</text:p>
              </table:table-cell>
            </table:table-row>
            <table:table-row>
              <table:table-cell office:value-type="string">
                <text:p>/DoubleEG/Run2017E-17Nov2017-v1/AOD</text:p>
              </table:table-cell>
              <table:table-cell office:value-type="float" office:value="56.235775">
                <text:p>56.235775</text:p>
              </table:table-cell>
            </table:table-row>
            <table:table-row>
              <table:table-cell office:value-type="string">
                <text:p>/DoubleEG/Run2017F-09May2018-v1/AOD</text:p>
              </table:table-cell>
              <table:table-cell office:value-type="float" office:value="74.344288">
                <text:p>74.344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DoubleMuon/Run2016B-07Aug17_ver2-v1/AOD</text:p>
              </table:table-cell>
              <table:table-cell office:value-type="float" office:value="82.535526">
                <text:p>82.535526</text:p>
              </table:table-cell>
            </table:table-row>
            <table:table-row>
              <table:table-cell office:value-type="string">
                <text:p>/DoubleMuon/Run2016C-07Aug17-v1/AOD</text:p>
              </table:table-cell>
              <table:table-cell office:value-type="float" office:value="27.934629">
                <text:p>27.934629</text:p>
              </table:table-cell>
            </table:table-row>
            <table:table-row>
              <table:table-cell office:value-type="string">
                <text:p>/DoubleMuon/Run2016D-07Aug17-v1/AOD</text:p>
              </table:table-cell>
              <table:table-cell office:value-type="float" office:value="33.861745">
                <text:p>33.861745</text:p>
              </table:table-cell>
            </table:table-row>
            <table:table-row>
              <table:table-cell office:value-type="string">
                <text:p>/DoubleMuon/Run2016E-07Aug17-v1/AOD</text:p>
              </table:table-cell>
              <table:table-cell office:value-type="float" office:value="28.246946">
                <text:p>28.246946</text:p>
              </table:table-cell>
            </table:table-row>
            <table:table-row>
              <table:table-cell office:value-type="string">
                <text:p>/DoubleMuon/Run2016F-07Aug17-v1/AOD</text:p>
              </table:table-cell>
              <table:table-cell office:value-type="float" office:value="20.329921">
                <text:p>20.329921</text:p>
              </table:table-cell>
            </table:table-row>
            <table:table-row>
              <table:table-cell office:value-type="string">
                <text:p>/DoubleMuon/Run2016G-07Aug17-v1/AOD</text:p>
              </table:table-cell>
              <table:table-cell office:value-type="float" office:value="45.235604">
                <text:p>45.235604</text:p>
              </table:table-cell>
            </table:table-row>
            <table:table-row>
              <table:table-cell office:value-type="string">
                <text:p>/DoubleMuon/Run2016H-07Aug17-v1/AOD</text:p>
              </table:table-cell>
              <table:table-cell office:value-type="float" office:value="48.912812">
                <text:p>48.9128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DoubleMuon/Run2017B-17Nov2017-v1/AOD</text:p>
              </table:table-cell>
              <table:table-cell office:value-type="float" office:value="14.501767">
                <text:p>14.501767</text:p>
              </table:table-cell>
            </table:table-row>
            <table:table-row>
              <table:table-cell office:value-type="string">
                <text:p>/DoubleMuon/Run2017C-17Nov2017-v1/AOD</text:p>
              </table:table-cell>
              <table:table-cell office:value-type="float" office:value="49.636525">
                <text:p>49.636525</text:p>
              </table:table-cell>
            </table:table-row>
            <table:table-row>
              <table:table-cell office:value-type="string">
                <text:p>/DoubleMuon/Run2017D-17Nov2017-v1/AOD</text:p>
              </table:table-cell>
              <table:table-cell office:value-type="float" office:value="23.075733">
                <text:p>23.075733</text:p>
              </table:table-cell>
            </table:table-row>
            <table:table-row>
              <table:table-cell office:value-type="string">
                <text:p>/DoubleMuon/Run2017E-17Nov2017-v1/AOD</text:p>
              </table:table-cell>
              <table:table-cell office:value-type="float" office:value="51.589091">
                <text:p>51.589091</text:p>
              </table:table-cell>
            </table:table-row>
            <table:table-row>
              <table:table-cell office:value-type="string">
                <text:p>/DoubleMuon/Run2017F-17Nov2017-v1/AOD</text:p>
              </table:table-cell>
              <table:table-cell office:value-type="float" office:value="79.75656">
                <text:p>79.75656</text:p>
              </table:table-cell>
            </table:table-row>
            <table:table-row>
              <table:table-cell office:value-type="string">
                <text:p>/DoubleMuon/Run2017G-17Nov2017-v1/AOD</text:p>
              </table:table-cell>
              <table:table-cell office:value-type="float" office:value="873.494324">
                <text:p>873.494324</text:p>
              </table:table-cell>
            </table:table-row>
            <table:table-row>
              <table:table-cell office:value-type="string">
                <text:p>/DoubleMuon/Run2017H-17Nov2017-v1/AOD</text:p>
              </table:table-cell>
              <table:table-cell office:value-type="float" office:value="16.142576">
                <text:p>16.142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DoubleMuonLowMass/Run2016B-07Aug17_ver2-v1/AOD</text:p>
              </table:table-cell>
              <table:table-cell office:value-type="float" office:value="23.623427">
                <text:p>23.623427</text:p>
              </table:table-cell>
            </table:table-row>
            <table:table-row>
              <table:table-cell office:value-type="string">
                <text:p>/DoubleMuonLowMass/Run2016C-07Aug17-v1/AOD</text:p>
              </table:table-cell>
              <table:table-cell office:value-type="float" office:value="10.679301">
                <text:p>10.679301</text:p>
              </table:table-cell>
            </table:table-row>
            <table:table-row>
              <table:table-cell office:value-type="string">
                <text:p>/DoubleMuonLowMass/Run2016D-07Aug17-v2/AOD</text:p>
              </table:table-cell>
              <table:table-cell office:value-type="float" office:value="17.180967">
                <text:p>17.180967</text:p>
              </table:table-cell>
            </table:table-row>
            <table:table-row>
              <table:table-cell office:value-type="string">
                <text:p>/DoubleMuonLowMass/Run2016E-07Aug17-v1/AOD</text:p>
              </table:table-cell>
              <table:table-cell office:value-type="float" office:value="14.722437">
                <text:p>14.722437</text:p>
              </table:table-cell>
            </table:table-row>
            <table:table-row>
              <table:table-cell office:value-type="string">
                <text:p>/DoubleMuonLowMass/Run2016F-07Aug17-v1/AOD</text:p>
              </table:table-cell>
              <table:table-cell office:value-type="float" office:value="13.861366">
                <text:p>13.861366</text:p>
              </table:table-cell>
            </table:table-row>
            <table:table-row>
              <table:table-cell office:value-type="string">
                <text:p>/DoubleMuonLowMass/Run2016G-07Aug17-v1/AOD</text:p>
              </table:table-cell>
              <table:table-cell office:value-type="float" office:value="45.367551">
                <text:p>45.367551</text:p>
              </table:table-cell>
            </table:table-row>
            <table:table-row>
              <table:table-cell office:value-type="string">
                <text:p>/DoubleMuonLowMass/Run2016H-07Aug17-v1/AOD</text:p>
              </table:table-cell>
              <table:table-cell office:value-type="float" office:value="53.297311">
                <text:p>53.2973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DoubleMuonLowMass/Run2017B-17Nov2017-v1/AOD</text:p>
              </table:table-cell>
              <table:table-cell office:value-type="float" office:value="7.541687">
                <text:p>7.541687</text:p>
              </table:table-cell>
            </table:table-row>
            <table:table-row>
              <table:table-cell office:value-type="string">
                <text:p>/DoubleMuonLowMass/Run2017C-17Nov2017-v1/AOD</text:p>
              </table:table-cell>
              <table:table-cell office:value-type="float" office:value="59.635178">
                <text:p>59.635178</text:p>
              </table:table-cell>
            </table:table-row>
            <table:table-row>
              <table:table-cell office:value-type="string">
                <text:p>/DoubleMuonLowMass/Run2017D-17Nov2017-v1/AOD</text:p>
              </table:table-cell>
              <table:table-cell office:value-type="float" office:value="18.465935">
                <text:p>18.465935</text:p>
              </table:table-cell>
            </table:table-row>
            <table:table-row>
              <table:table-cell office:value-type="string">
                <text:p>/DoubleMuonLowMass/Run2017E-17Nov2017-v1/AOD</text:p>
              </table:table-cell>
              <table:table-cell office:value-type="float" office:value="36.510998">
                <text:p>36.510998</text:p>
              </table:table-cell>
            </table:table-row>
            <table:table-row>
              <table:table-cell office:value-type="string">
                <text:p>/DoubleMuonLowMass/Run2017F-17Nov2017-v1/AOD</text:p>
              </table:table-cell>
              <table:table-cell office:value-type="float" office:value="35.899535">
                <text:p>35.899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HTMHT/Run2016B-07Aug17_ver2-v1/AOD</text:p>
              </table:table-cell>
              <table:table-cell office:value-type="float" office:value="41.993439">
                <text:p>41.993439</text:p>
              </table:table-cell>
            </table:table-row>
            <table:table-row>
              <table:table-cell office:value-type="string">
                <text:p>/HTMHT/Run2016C-07Aug17-v1/AOD</text:p>
              </table:table-cell>
              <table:table-cell office:value-type="float" office:value="20.328888">
                <text:p>20.328888</text:p>
              </table:table-cell>
            </table:table-row>
            <table:table-row>
              <table:table-cell office:value-type="string">
                <text:p>/HTMHT/Run2016D-07Aug17-v1/AOD</text:p>
              </table:table-cell>
              <table:table-cell office:value-type="float" office:value="28.344666">
                <text:p>28.344666</text:p>
              </table:table-cell>
            </table:table-row>
            <table:table-row>
              <table:table-cell office:value-type="string">
                <text:p>/HTMHT/Run2016E-07Aug17-v1/AOD</text:p>
              </table:table-cell>
              <table:table-cell office:value-type="float" office:value="26.013335">
                <text:p>26.013335</text:p>
              </table:table-cell>
            </table:table-row>
            <table:table-row>
              <table:table-cell office:value-type="string">
                <text:p>/HTMHT/Run2016F-07Aug17-v1/AOD</text:p>
              </table:table-cell>
              <table:table-cell office:value-type="float" office:value="15.000872">
                <text:p>15.000872</text:p>
              </table:table-cell>
            </table:table-row>
            <table:table-row>
              <table:table-cell office:value-type="string">
                <text:p>/HTMHT/Run2016G-23Sep2016-v2/AOD</text:p>
              </table:table-cell>
              <table:table-cell office:value-type="float" office:value="32.367421">
                <text:p>32.367421</text:p>
              </table:table-cell>
            </table:table-row>
            <table:table-row>
              <table:table-cell office:value-type="string">
                <text:p>/HTMHT/Run2016H-07Aug17-v1/AOD</text:p>
              </table:table-cell>
              <table:table-cell office:value-type="float" office:value="35.120831">
                <text:p>35.1208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HTMHT/Run2017B-17Nov2017-v1/AOD</text:p>
              </table:table-cell>
              <table:table-cell office:value-type="float" office:value="2.965251">
                <text:p>2.965251</text:p>
              </table:table-cell>
            </table:table-row>
            <table:table-row>
              <table:table-cell office:value-type="string">
                <text:p>/HTMHT/Run2017C-17Nov2017-v1/AOD</text:p>
              </table:table-cell>
              <table:table-cell office:value-type="float" office:value="8.994771">
                <text:p>8.994771</text:p>
              </table:table-cell>
            </table:table-row>
            <table:table-row>
              <table:table-cell office:value-type="string">
                <text:p>/HTMHT/Run2017D-17Nov2017-v1/AOD</text:p>
              </table:table-cell>
              <table:table-cell office:value-type="float" office:value="3.698359">
                <text:p>3.698359</text:p>
              </table:table-cell>
            </table:table-row>
            <table:table-row>
              <table:table-cell office:value-type="string">
                <text:p>/HTMHT/Run2017E-17Nov2017-v1/AOD</text:p>
              </table:table-cell>
              <table:table-cell office:value-type="float" office:value="9.859586">
                <text:p>9.859586</text:p>
              </table:table-cell>
            </table:table-row>
            <table:table-row>
              <table:table-cell office:value-type="string">
                <text:p>/HTMHT/Run2017F-17Nov2017-v1/AOD</text:p>
              </table:table-cell>
              <table:table-cell office:value-type="float" office:value="17.895586">
                <text:p>17.895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JetHT/Run2016B-07Aug17_ver2-v1/AOD</text:p>
              </table:table-cell>
              <table:table-cell office:value-type="float" office:value="133.752091">
                <text:p>133.752091</text:p>
              </table:table-cell>
            </table:table-row>
            <table:table-row>
              <table:table-cell office:value-type="string">
                <text:p>/JetHT/Run2016C-07Aug17-v1/AOD</text:p>
              </table:table-cell>
              <table:table-cell office:value-type="float" office:value="46.495988">
                <text:p>46.495988</text:p>
              </table:table-cell>
            </table:table-row>
            <table:table-row>
              <table:table-cell office:value-type="string">
                <text:p>/JetHT/Run2016D-07Aug17-v1/AOD</text:p>
              </table:table-cell>
              <table:table-cell office:value-type="float" office:value="73.330042">
                <text:p>73.330042</text:p>
              </table:table-cell>
            </table:table-row>
            <table:table-row>
              <table:table-cell office:value-type="string">
                <text:p>/JetHT/Run2016E-07Aug17-v1/AOD</text:p>
              </table:table-cell>
              <table:table-cell office:value-type="float" office:value="69.233002">
                <text:p>69.233002</text:p>
              </table:table-cell>
            </table:table-row>
            <table:table-row>
              <table:table-cell office:value-type="string">
                <text:p>/JetHT/Run2016F-07Aug17-v1/AOD</text:p>
              </table:table-cell>
              <table:table-cell office:value-type="float" office:value="48.178726">
                <text:p>48.178726</text:p>
              </table:table-cell>
            </table:table-row>
            <table:table-row>
              <table:table-cell office:value-type="string">
                <text:p>/JetHT/Run2016G-07Aug17-v1/AOD</text:p>
              </table:table-cell>
              <table:table-cell office:value-type="float" office:value="120.745085">
                <text:p>120.745085</text:p>
              </table:table-cell>
            </table:table-row>
            <table:table-row>
              <table:table-cell office:value-type="string">
                <text:p>/JetHT/Run2016H-07Aug17-v1/AOD</text:p>
              </table:table-cell>
              <table:table-cell office:value-type="float" office:value="124.054791">
                <text:p>124.0547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JetHT/Run2017A-12Sep2017-v1/AOD</text:p>
              </table:table-cell>
              <table:table-cell office:value-type="float" office:value="4.700974">
                <text:p>4.700974</text:p>
              </table:table-cell>
            </table:table-row>
            <table:table-row>
              <table:table-cell office:value-type="string">
                <text:p>/JetHT/Run2017B-17Nov2017-v1/AOD</text:p>
              </table:table-cell>
              <table:table-cell office:value-type="float" office:value="62.988012">
                <text:p>62.988012</text:p>
              </table:table-cell>
            </table:table-row>
            <table:table-row>
              <table:table-cell office:value-type="string">
                <text:p>/JetHT/Run2017C-17Nov2017-v1/AOD</text:p>
              </table:table-cell>
              <table:table-cell office:value-type="float" office:value="96.264601">
                <text:p>96.264601</text:p>
              </table:table-cell>
            </table:table-row>
            <table:table-row>
              <table:table-cell office:value-type="string">
                <text:p>/JetHT/Run2017D-17Nov2017-v1/AOD</text:p>
              </table:table-cell>
              <table:table-cell office:value-type="float" office:value="46.145204">
                <text:p>46.145204</text:p>
              </table:table-cell>
            </table:table-row>
            <table:table-row>
              <table:table-cell office:value-type="string">
                <text:p>/JetHT/Run2017E-17Nov2017-v1/AOD</text:p>
              </table:table-cell>
              <table:table-cell office:value-type="float" office:value="89.633796">
                <text:p>89.633796</text:p>
              </table:table-cell>
            </table:table-row>
            <table:table-row>
              <table:table-cell office:value-type="string">
                <text:p>/JetHT/Run2017F-17Nov2017-v1/AOD</text:p>
              </table:table-cell>
              <table:table-cell office:value-type="float" office:value="115.429972">
                <text:p>115.429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MET/Run2016B-07Aug17_ver2-v1/AOD</text:p>
              </table:table-cell>
              <table:table-cell office:value-type="float" office:value="35.987712">
                <text:p>35.987712</text:p>
              </table:table-cell>
            </table:table-row>
            <table:table-row>
              <table:table-cell office:value-type="string">
                <text:p>/MET/Run2016C-07Aug17-v1/AOD</text:p>
              </table:table-cell>
              <table:table-cell office:value-type="float" office:value="17.381222">
                <text:p>17.381222</text:p>
              </table:table-cell>
            </table:table-row>
            <table:table-row>
              <table:table-cell office:value-type="string">
                <text:p>/MET/Run2016D-07Aug17-v1/AOD</text:p>
              </table:table-cell>
              <table:table-cell office:value-type="float" office:value="20.947429">
                <text:p>20.947429</text:p>
              </table:table-cell>
            </table:table-row>
            <table:table-row>
              <table:table-cell office:value-type="string">
                <text:p>/MET/Run2016E-07Aug17-v1/AOD</text:p>
              </table:table-cell>
              <table:table-cell office:value-type="float" office:value="22.348402">
                <text:p>22.348402</text:p>
              </table:table-cell>
            </table:table-row>
            <table:table-row>
              <table:table-cell office:value-type="string">
                <text:p>/MET/Run2016F-07Aug17-v1/AOD</text:p>
              </table:table-cell>
              <table:table-cell office:value-type="float" office:value="13.319829">
                <text:p>13.319829</text:p>
              </table:table-cell>
            </table:table-row>
            <table:table-row>
              <table:table-cell office:value-type="string">
                <text:p>/MET/Run2016G-07Aug17-v1/AOD</text:p>
              </table:table-cell>
              <table:table-cell office:value-type="float" office:value="26.974131">
                <text:p>26.974131</text:p>
              </table:table-cell>
            </table:table-row>
            <table:table-row>
              <table:table-cell office:value-type="string">
                <text:p>/MET/Run2016H-07Aug17-v1/AOD</text:p>
              </table:table-cell>
              <table:table-cell office:value-type="float" office:value="39.773485">
                <text:p>39.773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MET/Run2017B-17Nov2017-v1/AOD</text:p>
              </table:table-cell>
              <table:table-cell office:value-type="float" office:value="51.623474">
                <text:p>51.623474</text:p>
              </table:table-cell>
            </table:table-row>
            <table:table-row>
              <table:table-cell office:value-type="string">
                <text:p>/MET/Run2017C-17Nov2017-v1/AOD</text:p>
              </table:table-cell>
              <table:table-cell office:value-type="float" office:value="115.906496">
                <text:p>115.906496</text:p>
              </table:table-cell>
            </table:table-row>
            <table:table-row>
              <table:table-cell office:value-type="string">
                <text:p>/MET/Run2017D-17Nov2017-v1/AOD</text:p>
              </table:table-cell>
              <table:table-cell office:value-type="float" office:value="20.075033">
                <text:p>20.075033</text:p>
              </table:table-cell>
            </table:table-row>
            <table:table-row>
              <table:table-cell office:value-type="string">
                <text:p>/MET/Run2017E-17Nov2017-v1/AOD</text:p>
              </table:table-cell>
              <table:table-cell office:value-type="float" office:value="71.417109">
                <text:p>71.417109</text:p>
              </table:table-cell>
            </table:table-row>
            <table:table-row>
              <table:table-cell office:value-type="string">
                <text:p>/MET/Run2017F-17Nov2017-v1/AOD</text:p>
              </table:table-cell>
              <table:table-cell office:value-type="float" office:value="177.509826">
                <text:p>177.5098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MuOnia/Run2016B-07Aug17_ver2-v1/AOD</text:p>
              </table:table-cell>
              <table:table-cell office:value-type="float" office:value="31.260711">
                <text:p>31.260711</text:p>
              </table:table-cell>
            </table:table-row>
            <table:table-row>
              <table:table-cell office:value-type="string">
                <text:p>/MuOnia/Run2016C-07Aug17-v1/AOD</text:p>
              </table:table-cell>
              <table:table-cell office:value-type="float" office:value="12.779404">
                <text:p>12.779404</text:p>
              </table:table-cell>
            </table:table-row>
            <table:table-row>
              <table:table-cell office:value-type="string">
                <text:p>/MuOnia/Run2016D-07Aug17-v1/AOD</text:p>
              </table:table-cell>
              <table:table-cell office:value-type="float" office:value="21.150419">
                <text:p>21.150419</text:p>
              </table:table-cell>
            </table:table-row>
            <table:table-row>
              <table:table-cell office:value-type="string">
                <text:p>/MuOnia/Run2016E-07Aug17-v1/AOD</text:p>
              </table:table-cell>
              <table:table-cell office:value-type="float" office:value="17.465284">
                <text:p>17.465284</text:p>
              </table:table-cell>
            </table:table-row>
            <table:table-row>
              <table:table-cell office:value-type="string">
                <text:p>/MuOnia/Run2016F-07Aug17-v1/AOD</text:p>
              </table:table-cell>
              <table:table-cell office:value-type="float" office:value="12.415886">
                <text:p>12.415886</text:p>
              </table:table-cell>
            </table:table-row>
            <table:table-row>
              <table:table-cell office:value-type="string">
                <text:p>/MuOnia/Run2016G-07Aug17-v2/AOD</text:p>
              </table:table-cell>
              <table:table-cell office:value-type="float" office:value="35.301548">
                <text:p>35.301548</text:p>
              </table:table-cell>
            </table:table-row>
            <table:table-row>
              <table:table-cell office:value-type="string">
                <text:p>/MuOnia/Run2016H-07Aug17-v1/AOD</text:p>
              </table:table-cell>
              <table:table-cell office:value-type="float" office:value="38.094977">
                <text:p>38.094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MuOnia/Run2017B-17Nov2017-v1/AOD</text:p>
              </table:table-cell>
              <table:table-cell office:value-type="float" office:value="13.980623">
                <text:p>13.980623</text:p>
              </table:table-cell>
            </table:table-row>
            <table:table-row>
              <table:table-cell office:value-type="string">
                <text:p>/MuOnia/Run2017C-17Nov2017-v1/AOD</text:p>
              </table:table-cell>
              <table:table-cell office:value-type="float" office:value="39.122805">
                <text:p>39.122805</text:p>
              </table:table-cell>
            </table:table-row>
            <table:table-row>
              <table:table-cell office:value-type="string">
                <text:p>/MuOnia/Run2017D-17Nov2017-v1/AOD</text:p>
              </table:table-cell>
              <table:table-cell office:value-type="float" office:value="18.380887">
                <text:p>18.380887</text:p>
              </table:table-cell>
            </table:table-row>
            <table:table-row>
              <table:table-cell office:value-type="string">
                <text:p>/MuOnia/Run2017E-17Nov2017-v1/AOD</text:p>
              </table:table-cell>
              <table:table-cell office:value-type="float" office:value="35.99057">
                <text:p>35.99057</text:p>
              </table:table-cell>
            </table:table-row>
            <table:table-row>
              <table:table-cell office:value-type="string">
                <text:p>/MuOnia/Run2017F-17Nov2017-v1/AOD</text:p>
              </table:table-cell>
              <table:table-cell office:value-type="float" office:value="43.5696">
                <text:p>43.56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MuonEG/Run2016B-07Aug17_ver2-v1/AOD</text:p>
              </table:table-cell>
              <table:table-cell office:value-type="float" office:value="32.727796">
                <text:p>32.727796</text:p>
              </table:table-cell>
            </table:table-row>
            <table:table-row>
              <table:table-cell office:value-type="string">
                <text:p>/MuonEG/Run2016C-07Aug17-v1/AOD</text:p>
              </table:table-cell>
              <table:table-cell office:value-type="float" office:value="15.405678">
                <text:p>15.405678</text:p>
              </table:table-cell>
            </table:table-row>
            <table:table-row>
              <table:table-cell office:value-type="string">
                <text:p>/MuonEG/Run2016D-07Aug17-v1/AOD</text:p>
              </table:table-cell>
              <table:table-cell office:value-type="float" office:value="23.482352">
                <text:p>23.482352</text:p>
              </table:table-cell>
            </table:table-row>
            <table:table-row>
              <table:table-cell office:value-type="string">
                <text:p>/MuonEG/Run2016E-07Aug17-v1/AOD</text:p>
              </table:table-cell>
              <table:table-cell office:value-type="float" office:value="22.519303">
                <text:p>22.519303</text:p>
              </table:table-cell>
            </table:table-row>
            <table:table-row>
              <table:table-cell office:value-type="string">
                <text:p>/MuonEG/Run2016F-07Aug17-v1/AOD</text:p>
              </table:table-cell>
              <table:table-cell office:value-type="float" office:value="16.002165">
                <text:p>16.002165</text:p>
              </table:table-cell>
            </table:table-row>
            <table:table-row>
              <table:table-cell office:value-type="string">
                <text:p>/MuonEG/Run2016G-07Aug17-v1/AOD</text:p>
              </table:table-cell>
              <table:table-cell office:value-type="float" office:value="33.854612">
                <text:p>33.854612</text:p>
              </table:table-cell>
            </table:table-row>
            <table:table-row>
              <table:table-cell office:value-type="string">
                <text:p>/MuonEG/Run2016H-07Aug17-v1/AOD</text:p>
              </table:table-cell>
              <table:table-cell office:value-type="float" office:value="29.236516">
                <text:p>29.236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MuonEG/Run2017B-17Nov2017-v1/AOD</text:p>
              </table:table-cell>
              <table:table-cell office:value-type="float" office:value="4.453465">
                <text:p>4.453465</text:p>
              </table:table-cell>
            </table:table-row>
            <table:table-row>
              <table:table-cell office:value-type="string">
                <text:p>/MuonEG/Run2017C-17Nov2017-v1/AOD</text:p>
              </table:table-cell>
              <table:table-cell office:value-type="float" office:value="15.595214">
                <text:p>15.595214</text:p>
              </table:table-cell>
            </table:table-row>
            <table:table-row>
              <table:table-cell office:value-type="string">
                <text:p>/MuonEG/Run2017D-17Nov2017-v1/AOD</text:p>
              </table:table-cell>
              <table:table-cell office:value-type="float" office:value="9.164365">
                <text:p>9.164365</text:p>
              </table:table-cell>
            </table:table-row>
            <table:table-row>
              <table:table-cell office:value-type="string">
                <text:p>/MuonEG/Run2017E-17Nov2017-v1/AOD</text:p>
              </table:table-cell>
              <table:table-cell office:value-type="float" office:value="19.043421">
                <text:p>19.043421</text:p>
              </table:table-cell>
            </table:table-row>
            <table:table-row>
              <table:table-cell office:value-type="string">
                <text:p>/MuonEG/Run2017F-17Nov2017-v1/AOD</text:p>
              </table:table-cell>
              <table:table-cell office:value-type="float" office:value="25.776363">
                <text:p>25.7763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SingleElectron/Run2016B-07Aug17_ver2-v2/AOD</text:p>
              </table:table-cell>
              <table:table-cell office:value-type="float" office:value="246.44044">
                <text:p>246.44044</text:p>
              </table:table-cell>
            </table:table-row>
            <table:table-row>
              <table:table-cell office:value-type="string">
                <text:p>/SingleElectron/Run2016C-07Aug17-v1/AOD</text:p>
              </table:table-cell>
              <table:table-cell office:value-type="float" office:value="97.259854">
                <text:p>97.259854</text:p>
              </table:table-cell>
            </table:table-row>
            <table:table-row>
              <table:table-cell office:value-type="string">
                <text:p>/SingleElectron/Run2016D-07Aug17-v1/AOD</text:p>
              </table:table-cell>
              <table:table-cell office:value-type="float" office:value="148.167727">
                <text:p>148.167727</text:p>
              </table:table-cell>
            </table:table-row>
            <table:table-row>
              <table:table-cell office:value-type="string">
                <text:p>/SingleElectron/Run2016E-07Aug17-v1/AOD</text:p>
              </table:table-cell>
              <table:table-cell office:value-type="float" office:value="117.321545">
                <text:p>117.321545</text:p>
              </table:table-cell>
            </table:table-row>
            <table:table-row>
              <table:table-cell office:value-type="string">
                <text:p>/SingleElectron/Run2016F-07Aug17-v1/AOD</text:p>
              </table:table-cell>
              <table:table-cell office:value-type="float" office:value="70.593532">
                <text:p>70.593532</text:p>
              </table:table-cell>
            </table:table-row>
            <table:table-row>
              <table:table-cell office:value-type="string">
                <text:p>/SingleElectron/Run2016G-07Aug17-v1/AOD</text:p>
              </table:table-cell>
              <table:table-cell office:value-type="float" office:value="153.363109">
                <text:p>153.363109</text:p>
              </table:table-cell>
            </table:table-row>
            <table:table-row>
              <table:table-cell office:value-type="string">
                <text:p>/SingleElectron/Run2016H-07Aug17-v1/AOD</text:p>
              </table:table-cell>
              <table:table-cell office:value-type="float" office:value="129.021893">
                <text:p>129.0218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SingleElectron/Run2017B-17Nov2017-v1/AOD</text:p>
              </table:table-cell>
              <table:table-cell office:value-type="float" office:value="60.53749">
                <text:p>60.53749</text:p>
              </table:table-cell>
            </table:table-row>
            <table:table-row>
              <table:table-cell office:value-type="string">
                <text:p>/SingleElectron/Run2017C-17Nov2017-v1/AOD</text:p>
              </table:table-cell>
              <table:table-cell office:value-type="float" office:value="136.637888">
                <text:p>136.637888</text:p>
              </table:table-cell>
            </table:table-row>
            <table:table-row>
              <table:table-cell office:value-type="string">
                <text:p>/SingleElectron/Run2017D-17Nov2017-v1/AOD</text:p>
              </table:table-cell>
              <table:table-cell office:value-type="float" office:value="51.52671">
                <text:p>51.52671</text:p>
              </table:table-cell>
            </table:table-row>
            <table:table-row>
              <table:table-cell office:value-type="string">
                <text:p>/SingleElectron/Run2017E-17Nov2017-v1/AOD</text:p>
              </table:table-cell>
              <table:table-cell office:value-type="float" office:value="102.121689">
                <text:p>102.121689</text:p>
              </table:table-cell>
            </table:table-row>
            <table:table-row>
              <table:table-cell office:value-type="string">
                <text:p>/SingleElectron/Run2017F-17Nov2017-v1/AOD</text:p>
              </table:table-cell>
              <table:table-cell office:value-type="float" office:value="128.467223">
                <text:p>128.4672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SingleMuon/Run2016B-07Aug17_ver2-v1/AOD</text:p>
              </table:table-cell>
              <table:table-cell office:value-type="float" office:value="158.145722">
                <text:p>158.145722</text:p>
              </table:table-cell>
            </table:table-row>
            <table:table-row>
              <table:table-cell office:value-type="string">
                <text:p>/SingleMuon/Run2016C-07Aug17-v1/AOD</text:p>
              </table:table-cell>
              <table:table-cell office:value-type="float" office:value="67.441308">
                <text:p>67.441308</text:p>
              </table:table-cell>
            </table:table-row>
            <table:table-row>
              <table:table-cell office:value-type="string">
                <text:p>/SingleMuon/Run2016D-07Aug17-v1/AOD</text:p>
              </table:table-cell>
              <table:table-cell office:value-type="float" office:value="98.017996">
                <text:p>98.017996</text:p>
              </table:table-cell>
            </table:table-row>
            <table:table-row>
              <table:table-cell office:value-type="string">
                <text:p>/SingleMuon/Run2016E-07Aug17-v1/AOD</text:p>
              </table:table-cell>
              <table:table-cell office:value-type="float" office:value="90.984718">
                <text:p>90.984718</text:p>
              </table:table-cell>
            </table:table-row>
            <table:table-row>
              <table:table-cell office:value-type="string">
                <text:p>/SingleMuon/Run2016F-07Aug17-v1/AOD</text:p>
              </table:table-cell>
              <table:table-cell office:value-type="float" office:value="65.489554">
                <text:p>65.489554</text:p>
              </table:table-cell>
            </table:table-row>
            <table:table-row>
              <table:table-cell office:value-type="string">
                <text:p>/SingleMuon/Run2016G-07Aug17-v1/AOD</text:p>
              </table:table-cell>
              <table:table-cell office:value-type="float" office:value="149.916849">
                <text:p>149.916849</text:p>
              </table:table-cell>
            </table:table-row>
            <table:table-row>
              <table:table-cell office:value-type="string">
                <text:p>/SingleMuon/Run2016H-07Aug17-v1/AOD</text:p>
              </table:table-cell>
              <table:table-cell office:value-type="float" office:value="174.035164">
                <text:p>174.035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SingleMuon/Run2017B-17Nov2017-v1/AOD</text:p>
              </table:table-cell>
              <table:table-cell office:value-type="float" office:value="136.300266">
                <text:p>136.300266</text:p>
              </table:table-cell>
            </table:table-row>
            <table:table-row>
              <table:table-cell office:value-type="string">
                <text:p>/SingleMuon/Run2017C-17Nov2017-v1/AOD</text:p>
              </table:table-cell>
              <table:table-cell office:value-type="float" office:value="165.652756">
                <text:p>165.652756</text:p>
              </table:table-cell>
            </table:table-row>
            <table:table-row>
              <table:table-cell office:value-type="string">
                <text:p>/SingleMuon/Run2017D-17Nov2017-v1/AOD</text:p>
              </table:table-cell>
              <table:table-cell office:value-type="float" office:value="70.36166">
                <text:p>70.36166</text:p>
              </table:table-cell>
            </table:table-row>
            <table:table-row>
              <table:table-cell office:value-type="string">
                <text:p>/SingleMuon/Run2017E-17Nov2017-v1/AOD</text:p>
              </table:table-cell>
              <table:table-cell office:value-type="float" office:value="154.630534">
                <text:p>154.630534</text:p>
              </table:table-cell>
            </table:table-row>
            <table:table-row>
              <table:table-cell office:value-type="string">
                <text:p>/SingleMuon/Run2017F-17Nov2017-v1/AOD</text:p>
              </table:table-cell>
              <table:table-cell office:value-type="float" office:value="242.1355">
                <text:p>242.1355</text:p>
              </table:table-cell>
            </table:table-row>
            <table:table-row>
              <table:table-cell office:value-type="string">
                <text:p>/SingleMuon/Run2017G-17Nov2017-v1/AOD</text:p>
              </table:table-cell>
              <table:table-cell office:value-type="float" office:value="803.534397">
                <text:p>803.534397</text:p>
              </table:table-cell>
            </table:table-row>
            <table:table-row>
              <table:table-cell office:value-type="string">
                <text:p>/SingleMuon/Run2017H-17Nov2017-v2/AOD</text:p>
              </table:table-cell>
              <table:table-cell office:value-type="float" office:value="138.683027">
                <text:p>138.683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SinglePhoton/Run2016B-07Aug17_ver2-v1/AOD</text:p>
              </table:table-cell>
              <table:table-cell office:value-type="float" office:value="56.878553">
                <text:p>56.878553</text:p>
              </table:table-cell>
            </table:table-row>
            <table:table-row>
              <table:table-cell office:value-type="string">
                <text:p>/SinglePhoton/Run2016C-07Aug17-v1/AOD</text:p>
              </table:table-cell>
              <table:table-cell office:value-type="float" office:value="23.147235">
                <text:p>23.147235</text:p>
              </table:table-cell>
            </table:table-row>
            <table:table-row>
              <table:table-cell office:value-type="string">
                <text:p>/SinglePhoton/Run2016D-07Aug17-v1/AOD</text:p>
              </table:table-cell>
              <table:table-cell office:value-type="float" office:value="29.80136">
                <text:p>29.80136</text:p>
              </table:table-cell>
            </table:table-row>
            <table:table-row>
              <table:table-cell office:value-type="string">
                <text:p>/SinglePhoton/Run2016E-07Aug17-v1/AOD</text:p>
              </table:table-cell>
              <table:table-cell office:value-type="float" office:value="22.322869">
                <text:p>22.322869</text:p>
              </table:table-cell>
            </table:table-row>
            <table:table-row>
              <table:table-cell office:value-type="string">
                <text:p>/SinglePhoton/Run2016F-07Aug17-v1/AOD</text:p>
              </table:table-cell>
              <table:table-cell office:value-type="float" office:value="14.666906">
                <text:p>14.666906</text:p>
              </table:table-cell>
            </table:table-row>
            <table:table-row>
              <table:table-cell office:value-type="string">
                <text:p>/SinglePhoton/Run2016G-07Aug17-v1/AOD</text:p>
              </table:table-cell>
              <table:table-cell office:value-type="float" office:value="33.288854">
                <text:p>33.288854</text:p>
              </table:table-cell>
            </table:table-row>
            <table:table-row>
              <table:table-cell office:value-type="string">
                <text:p>/SinglePhoton/Run2016H-07Aug17-v1/AOD</text:p>
              </table:table-cell>
              <table:table-cell office:value-type="float" office:value="35.035661">
                <text:p>35.0356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SinglePhoton/Run2017B-17Nov2017-v1/AOD</text:p>
              </table:table-cell>
              <table:table-cell office:value-type="float" office:value="15.950935">
                <text:p>15.950935</text:p>
              </table:table-cell>
            </table:table-row>
            <table:table-row>
              <table:table-cell office:value-type="string">
                <text:p>/SinglePhoton/Run2017C-17Nov2017-v1/AOD</text:p>
              </table:table-cell>
              <table:table-cell office:value-type="float" office:value="42.182948">
                <text:p>42.182948</text:p>
              </table:table-cell>
            </table:table-row>
            <table:table-row>
              <table:table-cell office:value-type="string">
                <text:p>/SinglePhoton/Run2017D-17Nov2017-v1/AOD</text:p>
              </table:table-cell>
              <table:table-cell office:value-type="float" office:value="9.753462">
                <text:p>9.753462</text:p>
              </table:table-cell>
            </table:table-row>
            <table:table-row>
              <table:table-cell office:value-type="string">
                <text:p>/SinglePhoton/Run2017E-17Nov2017-v1/AOD</text:p>
              </table:table-cell>
              <table:table-cell office:value-type="float" office:value="19.011446">
                <text:p>19.011446</text:p>
              </table:table-cell>
            </table:table-row>
            <table:table-row>
              <table:table-cell office:value-type="string">
                <text:p>/SinglePhoton/Run2017F-17Nov2017-v1/AOD</text:p>
              </table:table-cell>
              <table:table-cell office:value-type="float" office:value="29.783015">
                <text:p>29.783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Tau/Run2016B-07Aug17_ver2-v1/AOD</text:p>
              </table:table-cell>
              <table:table-cell office:value-type="float" office:value="68.727458">
                <text:p>68.727458</text:p>
              </table:table-cell>
            </table:table-row>
            <table:table-row>
              <table:table-cell office:value-type="string">
                <text:p>/Tau/Run2016C-07Aug17-v1/AOD</text:p>
              </table:table-cell>
              <table:table-cell office:value-type="float" office:value="36.931473">
                <text:p>36.931473</text:p>
              </table:table-cell>
            </table:table-row>
            <table:table-row>
              <table:table-cell office:value-type="string">
                <text:p>/Tau/Run2016D-07Aug17-v1/AOD</text:p>
              </table:table-cell>
              <table:table-cell office:value-type="float" office:value="56.827771">
                <text:p>56.827771</text:p>
              </table:table-cell>
            </table:table-row>
            <table:table-row>
              <table:table-cell office:value-type="string">
                <text:p>/Tau/Run2016E-07Aug17-v1/AOD</text:p>
              </table:table-cell>
              <table:table-cell office:value-type="float" office:value="58.348773">
                <text:p>58.348773</text:p>
              </table:table-cell>
            </table:table-row>
            <table:table-row>
              <table:table-cell office:value-type="string">
                <text:p>/Tau/Run2016F-07Aug17-v1/AOD</text:p>
              </table:table-cell>
              <table:table-cell office:value-type="float" office:value="40.549716">
                <text:p>40.549716</text:p>
              </table:table-cell>
            </table:table-row>
            <table:table-row>
              <table:table-cell office:value-type="string">
                <text:p>/Tau/Run2016G-07Aug17-v1/AOD</text:p>
              </table:table-cell>
              <table:table-cell office:value-type="float" office:value="79.578661">
                <text:p>79.578661</text:p>
              </table:table-cell>
            </table:table-row>
            <table:table-row>
              <table:table-cell office:value-type="string">
                <text:p>/Tau/Run2016H-07Aug17-v1/AOD</text:p>
              </table:table-cell>
              <table:table-cell office:value-type="float" office:value="76.758754">
                <text:p>76.7587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Tau/Run2017B-17Nov2017-v1/AOD</text:p>
              </table:table-cell>
              <table:table-cell office:value-type="float" office:value="38.158216">
                <text:p>38.158216</text:p>
              </table:table-cell>
            </table:table-row>
            <table:table-row>
              <table:table-cell office:value-type="string">
                <text:p>/Tau/Run2017C-17Nov2017-v1/AOD</text:p>
              </table:table-cell>
              <table:table-cell office:value-type="float" office:value="55.416425">
                <text:p>55.416425</text:p>
              </table:table-cell>
            </table:table-row>
            <table:table-row>
              <table:table-cell office:value-type="string">
                <text:p>/Tau/Run2017D-17Nov2017-v1/AOD</text:p>
              </table:table-cell>
              <table:table-cell office:value-type="float" office:value="20.530776">
                <text:p>20.530776</text:p>
              </table:table-cell>
            </table:table-row>
            <table:table-row>
              <table:table-cell office:value-type="string">
                <text:p>/Tau/Run2017E-17Nov2017-v1/AOD</text:p>
              </table:table-cell>
              <table:table-cell office:value-type="float" office:value="44.318231">
                <text:p>44.318231</text:p>
              </table:table-cell>
            </table:table-row>
            <table:table-row>
              <table:table-cell office:value-type="string">
                <text:p>/Tau/Run2017F-17Nov2017-v1/AOD</text:p>
              </table:table-cell>
              <table:table-cell office:value-type="float" office:value="88.506372">
                <text:p>88.5063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MacOSX_X86_64 LibreOffice_project/5e3e00a007d9b3b6efb6797a8b8e57b51ab1f73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5" style:family="chart" style:data-style-name="N0">
      <style:chart-properties chart:display-label="true" chart:logarithmic="false" chart:maximum="3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7.976cm" svg:height="18.326cm" xlink:href=".." xlink:type="simple" chart:class="chart:bar" chart:style-name="ch1">
        <chart:legend chart:legend-position="end" svg:x="115.098cm" svg:y="8.864cm" style:legend-expansion="high" chart:style-name="ch2"/>
        <chart:plot-area chart:style-name="ch3" table:cell-range-address="nEventsAllDataSets_slimmed.B2:nEventsAllDataSets_slimmed.B243 nEventsAllDataSets_slimmed.D1:nEventsAllDataSets_slimmed.D243" chart:data-source-has-labels="both" svg:x="2.359cm" svg:y="0.366cm" svg:width="110.38cm" svg:height="17.594cm">
          <chartooo:coordinate-region svg:x="5.768cm" svg:y="0.366cm" svg:width="106.971cm" svg:height="12.445cm"/>
          <chart:axis chart:dimension="x" chart:name="primary-x" chart:style-name="ch4" chartooo:axis-type="auto">
            <chartooo:date-scale/>
            <chart:categories table:cell-range-address="nEventsAllDataSets_slimmed.B2:nEventsAllDataSets_slimmed.B2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EventsAllDataSets_slimmed.D2:nEventsAllDataSets_slimmed.D243" chart:label-cell-address="nEventsAllDataSets_slimmed.D1:nEventsAllDataSets_slimmed.D1" chart:class="chart:bar">
            <chart:data-point chart:repeated="2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nevents/run</text:p>
                <draw:g>
                  <svg:desc>nEventsAllDataSets_slimmed.D1:nEventsAllDataSets_slimmed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/BTagCSV/Run2016B-07Aug17_ver2-v1/AOD</text:p>
                <draw:g>
                  <svg:desc>nEventsAllDataSets_slimmed.B2:nEventsAllDataSets_slimmed.B243</svg:desc>
                </draw:g>
              </table:table-cell>
              <table:table-cell office:value-type="float" office:value="77.890616">
                <text:p>77.890616</text:p>
                <draw:g>
                  <svg:desc>nEventsAllDataSets_slimmed.D2:nEventsAllDataSets_slimmed.D243</svg:desc>
                </draw:g>
              </table:table-cell>
            </table:table-row>
            <table:table-row>
              <table:table-cell office:value-type="string">
                <text:p>/BTagCSV/Run2016C-07Aug17-v1/AOD</text:p>
              </table:table-cell>
              <table:table-cell office:value-type="float" office:value="30.358567">
                <text:p>30.358567</text:p>
              </table:table-cell>
            </table:table-row>
            <table:table-row>
              <table:table-cell office:value-type="string">
                <text:p>/BTagCSV/Run2016D-07Aug17-v1/AOD</text:p>
              </table:table-cell>
              <table:table-cell office:value-type="float" office:value="56.527008">
                <text:p>56.527008</text:p>
              </table:table-cell>
            </table:table-row>
            <table:table-row>
              <table:table-cell office:value-type="string">
                <text:p>/BTagCSV/Run2016E-07Aug17-v1/AOD</text:p>
              </table:table-cell>
              <table:table-cell office:value-type="float" office:value="60.415444">
                <text:p>60.415444</text:p>
              </table:table-cell>
            </table:table-row>
            <table:table-row>
              <table:table-cell office:value-type="string">
                <text:p>/BTagCSV/Run2016F-07Aug17-v1/AOD</text:p>
              </table:table-cell>
              <table:table-cell office:value-type="float" office:value="37.608672">
                <text:p>37.608672</text:p>
              </table:table-cell>
            </table:table-row>
            <table:table-row>
              <table:table-cell office:value-type="string">
                <text:p>/BTagCSV/Run2016G-07Aug17-v1/AOD</text:p>
              </table:table-cell>
              <table:table-cell office:value-type="float" office:value="100.834056">
                <text:p>100.834056</text:p>
              </table:table-cell>
            </table:table-row>
            <table:table-row>
              <table:table-cell office:value-type="string">
                <text:p>/BTagCSV/Run2016H-07Aug17-v1/AOD</text:p>
              </table:table-cell>
              <table:table-cell office:value-type="float" office:value="65.242072">
                <text:p>65.242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BTagCSV/Run2017B-17Nov2017-v1/AOD</text:p>
              </table:table-cell>
              <table:table-cell office:value-type="float" office:value="1.808836">
                <text:p>1.808836</text:p>
              </table:table-cell>
            </table:table-row>
            <table:table-row>
              <table:table-cell office:value-type="string">
                <text:p>/BTagCSV/Run2017C-17Nov2017-v1/AOD</text:p>
              </table:table-cell>
              <table:table-cell office:value-type="float" office:value="34.49154">
                <text:p>34.49154</text:p>
              </table:table-cell>
            </table:table-row>
            <table:table-row>
              <table:table-cell office:value-type="string">
                <text:p>/BTagCSV/Run2017D-17Nov2017-v1/AOD</text:p>
              </table:table-cell>
              <table:table-cell office:value-type="float" office:value="7.967055">
                <text:p>7.967055</text:p>
              </table:table-cell>
            </table:table-row>
            <table:table-row>
              <table:table-cell office:value-type="string">
                <text:p>/BTagCSV/Run2017E-17Nov2017-v1/AOD</text:p>
              </table:table-cell>
              <table:table-cell office:value-type="float" office:value="17.185873">
                <text:p>17.185873</text:p>
              </table:table-cell>
            </table:table-row>
            <table:table-row>
              <table:table-cell office:value-type="string">
                <text:p>/BTagCSV/Run2017F-17Nov2017-v1/AOD</text:p>
              </table:table-cell>
              <table:table-cell office:value-type="float" office:value="75.677461">
                <text:p>75.6774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BTagMu/Run2016B-07Aug17_ver2-v1/AOD</text:p>
              </table:table-cell>
              <table:table-cell office:value-type="float" office:value="35.276638">
                <text:p>35.276638</text:p>
              </table:table-cell>
            </table:table-row>
            <table:table-row>
              <table:table-cell office:value-type="string">
                <text:p>/BTagMu/Run2016C-07Aug17-v1/AOD</text:p>
              </table:table-cell>
              <table:table-cell office:value-type="float" office:value="8.764554">
                <text:p>8.764554</text:p>
              </table:table-cell>
            </table:table-row>
            <table:table-row>
              <table:table-cell office:value-type="string">
                <text:p>/BTagMu/Run2016D-07Aug17-v1/AOD</text:p>
              </table:table-cell>
              <table:table-cell office:value-type="float" office:value="19.226559">
                <text:p>19.226559</text:p>
              </table:table-cell>
            </table:table-row>
            <table:table-row>
              <table:table-cell office:value-type="string">
                <text:p>/BTagMu/Run2016E-07Aug17-v1/AOD</text:p>
              </table:table-cell>
              <table:table-cell office:value-type="float" office:value="17.511617">
                <text:p>17.511617</text:p>
              </table:table-cell>
            </table:table-row>
            <table:table-row>
              <table:table-cell office:value-type="string">
                <text:p>/BTagMu/Run2016F-07Aug17-v1/AOD</text:p>
              </table:table-cell>
              <table:table-cell office:value-type="float" office:value="12.900757">
                <text:p>12.900757</text:p>
              </table:table-cell>
            </table:table-row>
            <table:table-row>
              <table:table-cell office:value-type="string">
                <text:p>/BTagMu/Run2016G-07Aug17-v1/AOD</text:p>
              </table:table-cell>
              <table:table-cell office:value-type="float" office:value="27.536603">
                <text:p>27.536603</text:p>
              </table:table-cell>
            </table:table-row>
            <table:table-row>
              <table:table-cell office:value-type="string">
                <text:p>/BTagMu/Run2016H-07Aug17-v1/AOD</text:p>
              </table:table-cell>
              <table:table-cell office:value-type="float" office:value="28.762857">
                <text:p>28.762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BTagMu/Run2017B-17Nov2017-v1/AOD</text:p>
              </table:table-cell>
              <table:table-cell office:value-type="float" office:value="5.519064">
                <text:p>5.519064</text:p>
              </table:table-cell>
            </table:table-row>
            <table:table-row>
              <table:table-cell office:value-type="string">
                <text:p>/BTagMu/Run2017C-17Nov2017-v1/AOD</text:p>
              </table:table-cell>
              <table:table-cell office:value-type="float" office:value="25.2281">
                <text:p>25.2281</text:p>
              </table:table-cell>
            </table:table-row>
            <table:table-row>
              <table:table-cell office:value-type="string">
                <text:p>/BTagMu/Run2017D-17Nov2017-v1/AOD</text:p>
              </table:table-cell>
              <table:table-cell office:value-type="float" office:value="12.441267">
                <text:p>12.441267</text:p>
              </table:table-cell>
            </table:table-row>
            <table:table-row>
              <table:table-cell office:value-type="string">
                <text:p>/BTagMu/Run2017E-17Nov2017-v1/AOD</text:p>
              </table:table-cell>
              <table:table-cell office:value-type="float" office:value="19.723172">
                <text:p>19.723172</text:p>
              </table:table-cell>
            </table:table-row>
            <table:table-row>
              <table:table-cell office:value-type="string">
                <text:p>/BTagMu/Run2017F-17Nov2017-v1/AOD</text:p>
              </table:table-cell>
              <table:table-cell office:value-type="float" office:value="28.988175">
                <text:p>28.988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Charmonium/Run2016B-07Aug17_ver2-v1/AOD</text:p>
              </table:table-cell>
              <table:table-cell office:value-type="float" office:value="51.713106">
                <text:p>51.713106</text:p>
              </table:table-cell>
            </table:table-row>
            <table:table-row>
              <table:table-cell office:value-type="string">
                <text:p>/Charmonium/Run2016C-07Aug17-v1/AOD</text:p>
              </table:table-cell>
              <table:table-cell office:value-type="float" office:value="19.535374">
                <text:p>19.535374</text:p>
              </table:table-cell>
            </table:table-row>
            <table:table-row>
              <table:table-cell office:value-type="string">
                <text:p>/Charmonium/Run2016D-07Aug17-v1/AOD</text:p>
              </table:table-cell>
              <table:table-cell office:value-type="float" office:value="32.176529">
                <text:p>32.176529</text:p>
              </table:table-cell>
            </table:table-row>
            <table:table-row>
              <table:table-cell office:value-type="string">
                <text:p>/Charmonium/Run2016E-07Aug17-v1/AOD</text:p>
              </table:table-cell>
              <table:table-cell office:value-type="float" office:value="27.631871">
                <text:p>27.631871</text:p>
              </table:table-cell>
            </table:table-row>
            <table:table-row>
              <table:table-cell office:value-type="string">
                <text:p>/Charmonium/Run2016F-07Aug17-v1/AOD</text:p>
              </table:table-cell>
              <table:table-cell office:value-type="float" office:value="21.339582">
                <text:p>21.339582</text:p>
              </table:table-cell>
            </table:table-row>
            <table:table-row>
              <table:table-cell office:value-type="string">
                <text:p>/Charmonium/Run2016G-07Aug17-v1/AOD</text:p>
              </table:table-cell>
              <table:table-cell office:value-type="float" office:value="62.080523">
                <text:p>62.080523</text:p>
              </table:table-cell>
            </table:table-row>
            <table:table-row>
              <table:table-cell office:value-type="string">
                <text:p>/Charmonium/Run2016H-07Aug17-v1/AOD</text:p>
              </table:table-cell>
              <table:table-cell office:value-type="float" office:value="71.189433">
                <text:p>71.189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Charmonium/Run2017B-17Nov2017-v1/AOD</text:p>
              </table:table-cell>
              <table:table-cell office:value-type="float" office:value="19.86386">
                <text:p>19.86386</text:p>
              </table:table-cell>
            </table:table-row>
            <table:table-row>
              <table:table-cell office:value-type="string">
                <text:p>/Charmonium/Run2017C-17Nov2017-v1/AOD</text:p>
              </table:table-cell>
              <table:table-cell office:value-type="float" office:value="78.721035">
                <text:p>78.721035</text:p>
              </table:table-cell>
            </table:table-row>
            <table:table-row>
              <table:table-cell office:value-type="string">
                <text:p>/Charmonium/Run2017D-17Nov2017-v1/AOD</text:p>
              </table:table-cell>
              <table:table-cell office:value-type="float" office:value="32.714414">
                <text:p>32.714414</text:p>
              </table:table-cell>
            </table:table-row>
            <table:table-row>
              <table:table-cell office:value-type="string">
                <text:p>/Charmonium/Run2017E-17Nov2017-v1/AOD</text:p>
              </table:table-cell>
              <table:table-cell office:value-type="float" office:value="60.89144">
                <text:p>60.89144</text:p>
              </table:table-cell>
            </table:table-row>
            <table:table-row>
              <table:table-cell office:value-type="string">
                <text:p>/Charmonium/Run2017F-17Nov2017-v1/AOD</text:p>
              </table:table-cell>
              <table:table-cell office:value-type="float" office:value="74.190347">
                <text:p>74.1903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DisplacedJet/Run2016B-07Aug17_ver2-v1/AOD</text:p>
              </table:table-cell>
              <table:table-cell office:value-type="float" office:value="48.235859">
                <text:p>48.235859</text:p>
              </table:table-cell>
            </table:table-row>
            <table:table-row>
              <table:table-cell office:value-type="string">
                <text:p>/DisplacedJet/Run2016C-07Aug17-v1/AOD</text:p>
              </table:table-cell>
              <table:table-cell office:value-type="float" office:value="18.797203">
                <text:p>18.797203</text:p>
              </table:table-cell>
            </table:table-row>
            <table:table-row>
              <table:table-cell office:value-type="string">
                <text:p>/DisplacedJet/Run2016D-07Aug17-v1/AOD</text:p>
              </table:table-cell>
              <table:table-cell office:value-type="float" office:value="21.670726">
                <text:p>21.670726</text:p>
              </table:table-cell>
            </table:table-row>
            <table:table-row>
              <table:table-cell office:value-type="string">
                <text:p>/DisplacedJet/Run2016E-07Aug17-v1/AOD</text:p>
              </table:table-cell>
              <table:table-cell office:value-type="float" office:value="19.309129">
                <text:p>19.309129</text:p>
              </table:table-cell>
            </table:table-row>
            <table:table-row>
              <table:table-cell office:value-type="string">
                <text:p>/DisplacedJet/Run2016F-07Aug17-v1/AOD</text:p>
              </table:table-cell>
              <table:table-cell office:value-type="float" office:value="10.727461">
                <text:p>10.727461</text:p>
              </table:table-cell>
            </table:table-row>
            <table:table-row>
              <table:table-cell office:value-type="string">
                <text:p>/DisplacedJet/Run2016G-07Aug17-v1/AOD</text:p>
              </table:table-cell>
              <table:table-cell office:value-type="float" office:value="18.289323">
                <text:p>18.289323</text:p>
              </table:table-cell>
            </table:table-row>
            <table:table-row>
              <table:table-cell office:value-type="string">
                <text:p>/DisplacedJet/Run2016H-07Aug17-v1/AOD</text:p>
              </table:table-cell>
              <table:table-cell office:value-type="float" office:value="19.846835">
                <text:p>19.8468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DisplacedJet/Run2017C-17Nov2017-v1/AOD</text:p>
              </table:table-cell>
              <table:table-cell office:value-type="float" office:value="3.567106">
                <text:p>3.567106</text:p>
              </table:table-cell>
            </table:table-row>
            <table:table-row>
              <table:table-cell office:value-type="string">
                <text:p>/DisplacedJet/Run2017D-17Nov2017-v1/AOD</text:p>
              </table:table-cell>
              <table:table-cell office:value-type="float" office:value="1.690572">
                <text:p>1.690572</text:p>
              </table:table-cell>
            </table:table-row>
            <table:table-row>
              <table:table-cell office:value-type="string">
                <text:p>/DisplacedJet/Run2017E-17Nov2017-v1/AOD</text:p>
              </table:table-cell>
              <table:table-cell office:value-type="float" office:value="4.236217">
                <text:p>4.236217</text:p>
              </table:table-cell>
            </table:table-row>
            <table:table-row>
              <table:table-cell office:value-type="string">
                <text:p>/DisplacedJet/Run2017F-17Nov2017-v1/AOD</text:p>
              </table:table-cell>
              <table:table-cell office:value-type="float" office:value="12.072872">
                <text:p>12.072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DoubleEG/Run2016B-07Aug17_ver2-v2/AOD</text:p>
              </table:table-cell>
              <table:table-cell office:value-type="float" office:value="143.073268">
                <text:p>143.073268</text:p>
              </table:table-cell>
            </table:table-row>
            <table:table-row>
              <table:table-cell office:value-type="string">
                <text:p>/DoubleEG/Run2016C-07Aug17-v1/AOD</text:p>
              </table:table-cell>
              <table:table-cell office:value-type="float" office:value="47.677856">
                <text:p>47.677856</text:p>
              </table:table-cell>
            </table:table-row>
            <table:table-row>
              <table:table-cell office:value-type="string">
                <text:p>/DoubleEG/Run2016D-07Aug17-v1/AOD</text:p>
              </table:table-cell>
              <table:table-cell office:value-type="float" office:value="53.32496">
                <text:p>53.32496</text:p>
              </table:table-cell>
            </table:table-row>
            <table:table-row>
              <table:table-cell office:value-type="string">
                <text:p>/DoubleEG/Run2016E-07Aug17-v1/AOD</text:p>
              </table:table-cell>
              <table:table-cell office:value-type="float" office:value="49.87771">
                <text:p>49.87771</text:p>
              </table:table-cell>
            </table:table-row>
            <table:table-row>
              <table:table-cell office:value-type="string">
                <text:p>/DoubleEG/Run2016F-07Aug17-v1/AOD</text:p>
              </table:table-cell>
              <table:table-cell office:value-type="float" office:value="34.577629">
                <text:p>34.577629</text:p>
              </table:table-cell>
            </table:table-row>
            <table:table-row>
              <table:table-cell office:value-type="string">
                <text:p>/DoubleEG/Run2016G-07Aug17-v1/AOD</text:p>
              </table:table-cell>
              <table:table-cell office:value-type="float" office:value="78.797031">
                <text:p>78.797031</text:p>
              </table:table-cell>
            </table:table-row>
            <table:table-row>
              <table:table-cell office:value-type="string">
                <text:p>/DoubleEG/Run2016H-07Aug17-v1/AOD</text:p>
              </table:table-cell>
              <table:table-cell office:value-type="float" office:value="85.388734">
                <text:p>85.388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DoubleEG/Run2017B-17Nov2017-v1/AOD</text:p>
              </table:table-cell>
              <table:table-cell office:value-type="float" office:value="58.08876">
                <text:p>58.08876</text:p>
              </table:table-cell>
            </table:table-row>
            <table:table-row>
              <table:table-cell office:value-type="string">
                <text:p>/DoubleEG/Run2017C-17Nov2017-v1/AOD</text:p>
              </table:table-cell>
              <table:table-cell office:value-type="float" office:value="65.181125">
                <text:p>65.181125</text:p>
              </table:table-cell>
            </table:table-row>
            <table:table-row>
              <table:table-cell office:value-type="string">
                <text:p>/DoubleEG/Run2017D-17Nov2017-v1/AOD</text:p>
              </table:table-cell>
              <table:table-cell office:value-type="float" office:value="25.911432">
                <text:p>25.911432</text:p>
              </table:table-cell>
            </table:table-row>
            <table:table-row>
              <table:table-cell office:value-type="string">
                <text:p>/DoubleEG/Run2017E-17Nov2017-v1/AOD</text:p>
              </table:table-cell>
              <table:table-cell office:value-type="float" office:value="56.235775">
                <text:p>56.235775</text:p>
              </table:table-cell>
            </table:table-row>
            <table:table-row>
              <table:table-cell office:value-type="string">
                <text:p>/DoubleEG/Run2017F-09May2018-v1/AOD</text:p>
              </table:table-cell>
              <table:table-cell office:value-type="float" office:value="74.344288">
                <text:p>74.344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DoubleMuon/Run2016B-07Aug17_ver2-v1/AOD</text:p>
              </table:table-cell>
              <table:table-cell office:value-type="float" office:value="82.535526">
                <text:p>82.535526</text:p>
              </table:table-cell>
            </table:table-row>
            <table:table-row>
              <table:table-cell office:value-type="string">
                <text:p>/DoubleMuon/Run2016C-07Aug17-v1/AOD</text:p>
              </table:table-cell>
              <table:table-cell office:value-type="float" office:value="27.934629">
                <text:p>27.934629</text:p>
              </table:table-cell>
            </table:table-row>
            <table:table-row>
              <table:table-cell office:value-type="string">
                <text:p>/DoubleMuon/Run2016D-07Aug17-v1/AOD</text:p>
              </table:table-cell>
              <table:table-cell office:value-type="float" office:value="33.861745">
                <text:p>33.861745</text:p>
              </table:table-cell>
            </table:table-row>
            <table:table-row>
              <table:table-cell office:value-type="string">
                <text:p>/DoubleMuon/Run2016E-07Aug17-v1/AOD</text:p>
              </table:table-cell>
              <table:table-cell office:value-type="float" office:value="28.246946">
                <text:p>28.246946</text:p>
              </table:table-cell>
            </table:table-row>
            <table:table-row>
              <table:table-cell office:value-type="string">
                <text:p>/DoubleMuon/Run2016F-07Aug17-v1/AOD</text:p>
              </table:table-cell>
              <table:table-cell office:value-type="float" office:value="20.329921">
                <text:p>20.329921</text:p>
              </table:table-cell>
            </table:table-row>
            <table:table-row>
              <table:table-cell office:value-type="string">
                <text:p>/DoubleMuon/Run2016G-07Aug17-v1/AOD</text:p>
              </table:table-cell>
              <table:table-cell office:value-type="float" office:value="45.235604">
                <text:p>45.235604</text:p>
              </table:table-cell>
            </table:table-row>
            <table:table-row>
              <table:table-cell office:value-type="string">
                <text:p>/DoubleMuon/Run2016H-07Aug17-v1/AOD</text:p>
              </table:table-cell>
              <table:table-cell office:value-type="float" office:value="48.912812">
                <text:p>48.9128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DoubleMuon/Run2017B-17Nov2017-v1/AOD</text:p>
              </table:table-cell>
              <table:table-cell office:value-type="float" office:value="14.501767">
                <text:p>14.501767</text:p>
              </table:table-cell>
            </table:table-row>
            <table:table-row>
              <table:table-cell office:value-type="string">
                <text:p>/DoubleMuon/Run2017C-17Nov2017-v1/AOD</text:p>
              </table:table-cell>
              <table:table-cell office:value-type="float" office:value="49.636525">
                <text:p>49.636525</text:p>
              </table:table-cell>
            </table:table-row>
            <table:table-row>
              <table:table-cell office:value-type="string">
                <text:p>/DoubleMuon/Run2017D-17Nov2017-v1/AOD</text:p>
              </table:table-cell>
              <table:table-cell office:value-type="float" office:value="23.075733">
                <text:p>23.075733</text:p>
              </table:table-cell>
            </table:table-row>
            <table:table-row>
              <table:table-cell office:value-type="string">
                <text:p>/DoubleMuon/Run2017E-17Nov2017-v1/AOD</text:p>
              </table:table-cell>
              <table:table-cell office:value-type="float" office:value="51.589091">
                <text:p>51.589091</text:p>
              </table:table-cell>
            </table:table-row>
            <table:table-row>
              <table:table-cell office:value-type="string">
                <text:p>/DoubleMuon/Run2017F-17Nov2017-v1/AOD</text:p>
              </table:table-cell>
              <table:table-cell office:value-type="float" office:value="79.75656">
                <text:p>79.75656</text:p>
              </table:table-cell>
            </table:table-row>
            <table:table-row>
              <table:table-cell office:value-type="string">
                <text:p>/DoubleMuon/Run2017G-17Nov2017-v1/AOD</text:p>
              </table:table-cell>
              <table:table-cell office:value-type="float" office:value="873.494324">
                <text:p>873.494324</text:p>
              </table:table-cell>
            </table:table-row>
            <table:table-row>
              <table:table-cell office:value-type="string">
                <text:p>/DoubleMuon/Run2017H-17Nov2017-v1/AOD</text:p>
              </table:table-cell>
              <table:table-cell office:value-type="float" office:value="16.142576">
                <text:p>16.142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DoubleMuonLowMass/Run2016B-07Aug17_ver2-v1/AOD</text:p>
              </table:table-cell>
              <table:table-cell office:value-type="float" office:value="23.623427">
                <text:p>23.623427</text:p>
              </table:table-cell>
            </table:table-row>
            <table:table-row>
              <table:table-cell office:value-type="string">
                <text:p>/DoubleMuonLowMass/Run2016C-07Aug17-v1/AOD</text:p>
              </table:table-cell>
              <table:table-cell office:value-type="float" office:value="10.679301">
                <text:p>10.679301</text:p>
              </table:table-cell>
            </table:table-row>
            <table:table-row>
              <table:table-cell office:value-type="string">
                <text:p>/DoubleMuonLowMass/Run2016D-07Aug17-v2/AOD</text:p>
              </table:table-cell>
              <table:table-cell office:value-type="float" office:value="17.180967">
                <text:p>17.180967</text:p>
              </table:table-cell>
            </table:table-row>
            <table:table-row>
              <table:table-cell office:value-type="string">
                <text:p>/DoubleMuonLowMass/Run2016E-07Aug17-v1/AOD</text:p>
              </table:table-cell>
              <table:table-cell office:value-type="float" office:value="14.722437">
                <text:p>14.722437</text:p>
              </table:table-cell>
            </table:table-row>
            <table:table-row>
              <table:table-cell office:value-type="string">
                <text:p>/DoubleMuonLowMass/Run2016F-07Aug17-v1/AOD</text:p>
              </table:table-cell>
              <table:table-cell office:value-type="float" office:value="13.861366">
                <text:p>13.861366</text:p>
              </table:table-cell>
            </table:table-row>
            <table:table-row>
              <table:table-cell office:value-type="string">
                <text:p>/DoubleMuonLowMass/Run2016G-07Aug17-v1/AOD</text:p>
              </table:table-cell>
              <table:table-cell office:value-type="float" office:value="45.367551">
                <text:p>45.367551</text:p>
              </table:table-cell>
            </table:table-row>
            <table:table-row>
              <table:table-cell office:value-type="string">
                <text:p>/DoubleMuonLowMass/Run2016H-07Aug17-v1/AOD</text:p>
              </table:table-cell>
              <table:table-cell office:value-type="float" office:value="53.297311">
                <text:p>53.2973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DoubleMuonLowMass/Run2017B-17Nov2017-v1/AOD</text:p>
              </table:table-cell>
              <table:table-cell office:value-type="float" office:value="7.541687">
                <text:p>7.541687</text:p>
              </table:table-cell>
            </table:table-row>
            <table:table-row>
              <table:table-cell office:value-type="string">
                <text:p>/DoubleMuonLowMass/Run2017C-17Nov2017-v1/AOD</text:p>
              </table:table-cell>
              <table:table-cell office:value-type="float" office:value="59.635178">
                <text:p>59.635178</text:p>
              </table:table-cell>
            </table:table-row>
            <table:table-row>
              <table:table-cell office:value-type="string">
                <text:p>/DoubleMuonLowMass/Run2017D-17Nov2017-v1/AOD</text:p>
              </table:table-cell>
              <table:table-cell office:value-type="float" office:value="18.465935">
                <text:p>18.465935</text:p>
              </table:table-cell>
            </table:table-row>
            <table:table-row>
              <table:table-cell office:value-type="string">
                <text:p>/DoubleMuonLowMass/Run2017E-17Nov2017-v1/AOD</text:p>
              </table:table-cell>
              <table:table-cell office:value-type="float" office:value="36.510998">
                <text:p>36.510998</text:p>
              </table:table-cell>
            </table:table-row>
            <table:table-row>
              <table:table-cell office:value-type="string">
                <text:p>/DoubleMuonLowMass/Run2017F-17Nov2017-v1/AOD</text:p>
              </table:table-cell>
              <table:table-cell office:value-type="float" office:value="35.899535">
                <text:p>35.899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HTMHT/Run2016B-07Aug17_ver2-v1/AOD</text:p>
              </table:table-cell>
              <table:table-cell office:value-type="float" office:value="41.993439">
                <text:p>41.993439</text:p>
              </table:table-cell>
            </table:table-row>
            <table:table-row>
              <table:table-cell office:value-type="string">
                <text:p>/HTMHT/Run2016C-07Aug17-v1/AOD</text:p>
              </table:table-cell>
              <table:table-cell office:value-type="float" office:value="20.328888">
                <text:p>20.328888</text:p>
              </table:table-cell>
            </table:table-row>
            <table:table-row>
              <table:table-cell office:value-type="string">
                <text:p>/HTMHT/Run2016D-07Aug17-v1/AOD</text:p>
              </table:table-cell>
              <table:table-cell office:value-type="float" office:value="28.344666">
                <text:p>28.344666</text:p>
              </table:table-cell>
            </table:table-row>
            <table:table-row>
              <table:table-cell office:value-type="string">
                <text:p>/HTMHT/Run2016E-07Aug17-v1/AOD</text:p>
              </table:table-cell>
              <table:table-cell office:value-type="float" office:value="26.013335">
                <text:p>26.013335</text:p>
              </table:table-cell>
            </table:table-row>
            <table:table-row>
              <table:table-cell office:value-type="string">
                <text:p>/HTMHT/Run2016F-07Aug17-v1/AOD</text:p>
              </table:table-cell>
              <table:table-cell office:value-type="float" office:value="15.000872">
                <text:p>15.000872</text:p>
              </table:table-cell>
            </table:table-row>
            <table:table-row>
              <table:table-cell office:value-type="string">
                <text:p>/HTMHT/Run2016G-23Sep2016-v2/AOD</text:p>
              </table:table-cell>
              <table:table-cell office:value-type="float" office:value="32.367421">
                <text:p>32.367421</text:p>
              </table:table-cell>
            </table:table-row>
            <table:table-row>
              <table:table-cell office:value-type="string">
                <text:p>/HTMHT/Run2016H-07Aug17-v1/AOD</text:p>
              </table:table-cell>
              <table:table-cell office:value-type="float" office:value="35.120831">
                <text:p>35.1208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HTMHT/Run2017B-17Nov2017-v1/AOD</text:p>
              </table:table-cell>
              <table:table-cell office:value-type="float" office:value="2.965251">
                <text:p>2.965251</text:p>
              </table:table-cell>
            </table:table-row>
            <table:table-row>
              <table:table-cell office:value-type="string">
                <text:p>/HTMHT/Run2017C-17Nov2017-v1/AOD</text:p>
              </table:table-cell>
              <table:table-cell office:value-type="float" office:value="8.994771">
                <text:p>8.994771</text:p>
              </table:table-cell>
            </table:table-row>
            <table:table-row>
              <table:table-cell office:value-type="string">
                <text:p>/HTMHT/Run2017D-17Nov2017-v1/AOD</text:p>
              </table:table-cell>
              <table:table-cell office:value-type="float" office:value="3.698359">
                <text:p>3.698359</text:p>
              </table:table-cell>
            </table:table-row>
            <table:table-row>
              <table:table-cell office:value-type="string">
                <text:p>/HTMHT/Run2017E-17Nov2017-v1/AOD</text:p>
              </table:table-cell>
              <table:table-cell office:value-type="float" office:value="9.859586">
                <text:p>9.859586</text:p>
              </table:table-cell>
            </table:table-row>
            <table:table-row>
              <table:table-cell office:value-type="string">
                <text:p>/HTMHT/Run2017F-17Nov2017-v1/AOD</text:p>
              </table:table-cell>
              <table:table-cell office:value-type="float" office:value="17.895586">
                <text:p>17.895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JetHT/Run2016B-07Aug17_ver2-v1/AOD</text:p>
              </table:table-cell>
              <table:table-cell office:value-type="float" office:value="133.752091">
                <text:p>133.752091</text:p>
              </table:table-cell>
            </table:table-row>
            <table:table-row>
              <table:table-cell office:value-type="string">
                <text:p>/JetHT/Run2016C-07Aug17-v1/AOD</text:p>
              </table:table-cell>
              <table:table-cell office:value-type="float" office:value="46.495988">
                <text:p>46.495988</text:p>
              </table:table-cell>
            </table:table-row>
            <table:table-row>
              <table:table-cell office:value-type="string">
                <text:p>/JetHT/Run2016D-07Aug17-v1/AOD</text:p>
              </table:table-cell>
              <table:table-cell office:value-type="float" office:value="73.330042">
                <text:p>73.330042</text:p>
              </table:table-cell>
            </table:table-row>
            <table:table-row>
              <table:table-cell office:value-type="string">
                <text:p>/JetHT/Run2016E-07Aug17-v1/AOD</text:p>
              </table:table-cell>
              <table:table-cell office:value-type="float" office:value="69.233002">
                <text:p>69.233002</text:p>
              </table:table-cell>
            </table:table-row>
            <table:table-row>
              <table:table-cell office:value-type="string">
                <text:p>/JetHT/Run2016F-07Aug17-v1/AOD</text:p>
              </table:table-cell>
              <table:table-cell office:value-type="float" office:value="48.178726">
                <text:p>48.178726</text:p>
              </table:table-cell>
            </table:table-row>
            <table:table-row>
              <table:table-cell office:value-type="string">
                <text:p>/JetHT/Run2016G-07Aug17-v1/AOD</text:p>
              </table:table-cell>
              <table:table-cell office:value-type="float" office:value="120.745085">
                <text:p>120.745085</text:p>
              </table:table-cell>
            </table:table-row>
            <table:table-row>
              <table:table-cell office:value-type="string">
                <text:p>/JetHT/Run2016H-07Aug17-v1/AOD</text:p>
              </table:table-cell>
              <table:table-cell office:value-type="float" office:value="124.054791">
                <text:p>124.0547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JetHT/Run2017A-12Sep2017-v1/AOD</text:p>
              </table:table-cell>
              <table:table-cell office:value-type="float" office:value="4.700974">
                <text:p>4.700974</text:p>
              </table:table-cell>
            </table:table-row>
            <table:table-row>
              <table:table-cell office:value-type="string">
                <text:p>/JetHT/Run2017B-17Nov2017-v1/AOD</text:p>
              </table:table-cell>
              <table:table-cell office:value-type="float" office:value="62.988012">
                <text:p>62.988012</text:p>
              </table:table-cell>
            </table:table-row>
            <table:table-row>
              <table:table-cell office:value-type="string">
                <text:p>/JetHT/Run2017C-17Nov2017-v1/AOD</text:p>
              </table:table-cell>
              <table:table-cell office:value-type="float" office:value="96.264601">
                <text:p>96.264601</text:p>
              </table:table-cell>
            </table:table-row>
            <table:table-row>
              <table:table-cell office:value-type="string">
                <text:p>/JetHT/Run2017D-17Nov2017-v1/AOD</text:p>
              </table:table-cell>
              <table:table-cell office:value-type="float" office:value="46.145204">
                <text:p>46.145204</text:p>
              </table:table-cell>
            </table:table-row>
            <table:table-row>
              <table:table-cell office:value-type="string">
                <text:p>/JetHT/Run2017E-17Nov2017-v1/AOD</text:p>
              </table:table-cell>
              <table:table-cell office:value-type="float" office:value="89.633796">
                <text:p>89.633796</text:p>
              </table:table-cell>
            </table:table-row>
            <table:table-row>
              <table:table-cell office:value-type="string">
                <text:p>/JetHT/Run2017F-17Nov2017-v1/AOD</text:p>
              </table:table-cell>
              <table:table-cell office:value-type="float" office:value="115.429972">
                <text:p>115.429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MET/Run2016B-07Aug17_ver2-v1/AOD</text:p>
              </table:table-cell>
              <table:table-cell office:value-type="float" office:value="35.987712">
                <text:p>35.987712</text:p>
              </table:table-cell>
            </table:table-row>
            <table:table-row>
              <table:table-cell office:value-type="string">
                <text:p>/MET/Run2016C-07Aug17-v1/AOD</text:p>
              </table:table-cell>
              <table:table-cell office:value-type="float" office:value="17.381222">
                <text:p>17.381222</text:p>
              </table:table-cell>
            </table:table-row>
            <table:table-row>
              <table:table-cell office:value-type="string">
                <text:p>/MET/Run2016D-07Aug17-v1/AOD</text:p>
              </table:table-cell>
              <table:table-cell office:value-type="float" office:value="20.947429">
                <text:p>20.947429</text:p>
              </table:table-cell>
            </table:table-row>
            <table:table-row>
              <table:table-cell office:value-type="string">
                <text:p>/MET/Run2016E-07Aug17-v1/AOD</text:p>
              </table:table-cell>
              <table:table-cell office:value-type="float" office:value="22.348402">
                <text:p>22.348402</text:p>
              </table:table-cell>
            </table:table-row>
            <table:table-row>
              <table:table-cell office:value-type="string">
                <text:p>/MET/Run2016F-07Aug17-v1/AOD</text:p>
              </table:table-cell>
              <table:table-cell office:value-type="float" office:value="13.319829">
                <text:p>13.319829</text:p>
              </table:table-cell>
            </table:table-row>
            <table:table-row>
              <table:table-cell office:value-type="string">
                <text:p>/MET/Run2016G-07Aug17-v1/AOD</text:p>
              </table:table-cell>
              <table:table-cell office:value-type="float" office:value="26.974131">
                <text:p>26.974131</text:p>
              </table:table-cell>
            </table:table-row>
            <table:table-row>
              <table:table-cell office:value-type="string">
                <text:p>/MET/Run2016H-07Aug17-v1/AOD</text:p>
              </table:table-cell>
              <table:table-cell office:value-type="float" office:value="39.773485">
                <text:p>39.773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MET/Run2017B-17Nov2017-v1/AOD</text:p>
              </table:table-cell>
              <table:table-cell office:value-type="float" office:value="51.623474">
                <text:p>51.623474</text:p>
              </table:table-cell>
            </table:table-row>
            <table:table-row>
              <table:table-cell office:value-type="string">
                <text:p>/MET/Run2017C-17Nov2017-v1/AOD</text:p>
              </table:table-cell>
              <table:table-cell office:value-type="float" office:value="115.906496">
                <text:p>115.906496</text:p>
              </table:table-cell>
            </table:table-row>
            <table:table-row>
              <table:table-cell office:value-type="string">
                <text:p>/MET/Run2017D-17Nov2017-v1/AOD</text:p>
              </table:table-cell>
              <table:table-cell office:value-type="float" office:value="20.075033">
                <text:p>20.075033</text:p>
              </table:table-cell>
            </table:table-row>
            <table:table-row>
              <table:table-cell office:value-type="string">
                <text:p>/MET/Run2017E-17Nov2017-v1/AOD</text:p>
              </table:table-cell>
              <table:table-cell office:value-type="float" office:value="71.417109">
                <text:p>71.417109</text:p>
              </table:table-cell>
            </table:table-row>
            <table:table-row>
              <table:table-cell office:value-type="string">
                <text:p>/MET/Run2017F-17Nov2017-v1/AOD</text:p>
              </table:table-cell>
              <table:table-cell office:value-type="float" office:value="177.509826">
                <text:p>177.5098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MuOnia/Run2016B-07Aug17_ver2-v1/AOD</text:p>
              </table:table-cell>
              <table:table-cell office:value-type="float" office:value="31.260711">
                <text:p>31.260711</text:p>
              </table:table-cell>
            </table:table-row>
            <table:table-row>
              <table:table-cell office:value-type="string">
                <text:p>/MuOnia/Run2016C-07Aug17-v1/AOD</text:p>
              </table:table-cell>
              <table:table-cell office:value-type="float" office:value="12.779404">
                <text:p>12.779404</text:p>
              </table:table-cell>
            </table:table-row>
            <table:table-row>
              <table:table-cell office:value-type="string">
                <text:p>/MuOnia/Run2016D-07Aug17-v1/AOD</text:p>
              </table:table-cell>
              <table:table-cell office:value-type="float" office:value="21.150419">
                <text:p>21.150419</text:p>
              </table:table-cell>
            </table:table-row>
            <table:table-row>
              <table:table-cell office:value-type="string">
                <text:p>/MuOnia/Run2016E-07Aug17-v1/AOD</text:p>
              </table:table-cell>
              <table:table-cell office:value-type="float" office:value="17.465284">
                <text:p>17.465284</text:p>
              </table:table-cell>
            </table:table-row>
            <table:table-row>
              <table:table-cell office:value-type="string">
                <text:p>/MuOnia/Run2016F-07Aug17-v1/AOD</text:p>
              </table:table-cell>
              <table:table-cell office:value-type="float" office:value="12.415886">
                <text:p>12.415886</text:p>
              </table:table-cell>
            </table:table-row>
            <table:table-row>
              <table:table-cell office:value-type="string">
                <text:p>/MuOnia/Run2016G-07Aug17-v2/AOD</text:p>
              </table:table-cell>
              <table:table-cell office:value-type="float" office:value="35.301548">
                <text:p>35.301548</text:p>
              </table:table-cell>
            </table:table-row>
            <table:table-row>
              <table:table-cell office:value-type="string">
                <text:p>/MuOnia/Run2016H-07Aug17-v1/AOD</text:p>
              </table:table-cell>
              <table:table-cell office:value-type="float" office:value="38.094977">
                <text:p>38.094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MuOnia/Run2017B-17Nov2017-v1/AOD</text:p>
              </table:table-cell>
              <table:table-cell office:value-type="float" office:value="13.980623">
                <text:p>13.980623</text:p>
              </table:table-cell>
            </table:table-row>
            <table:table-row>
              <table:table-cell office:value-type="string">
                <text:p>/MuOnia/Run2017C-17Nov2017-v1/AOD</text:p>
              </table:table-cell>
              <table:table-cell office:value-type="float" office:value="39.122805">
                <text:p>39.122805</text:p>
              </table:table-cell>
            </table:table-row>
            <table:table-row>
              <table:table-cell office:value-type="string">
                <text:p>/MuOnia/Run2017D-17Nov2017-v1/AOD</text:p>
              </table:table-cell>
              <table:table-cell office:value-type="float" office:value="18.380887">
                <text:p>18.380887</text:p>
              </table:table-cell>
            </table:table-row>
            <table:table-row>
              <table:table-cell office:value-type="string">
                <text:p>/MuOnia/Run2017E-17Nov2017-v1/AOD</text:p>
              </table:table-cell>
              <table:table-cell office:value-type="float" office:value="35.99057">
                <text:p>35.99057</text:p>
              </table:table-cell>
            </table:table-row>
            <table:table-row>
              <table:table-cell office:value-type="string">
                <text:p>/MuOnia/Run2017F-17Nov2017-v1/AOD</text:p>
              </table:table-cell>
              <table:table-cell office:value-type="float" office:value="43.5696">
                <text:p>43.56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MuonEG/Run2016B-07Aug17_ver2-v1/AOD</text:p>
              </table:table-cell>
              <table:table-cell office:value-type="float" office:value="32.727796">
                <text:p>32.727796</text:p>
              </table:table-cell>
            </table:table-row>
            <table:table-row>
              <table:table-cell office:value-type="string">
                <text:p>/MuonEG/Run2016C-07Aug17-v1/AOD</text:p>
              </table:table-cell>
              <table:table-cell office:value-type="float" office:value="15.405678">
                <text:p>15.405678</text:p>
              </table:table-cell>
            </table:table-row>
            <table:table-row>
              <table:table-cell office:value-type="string">
                <text:p>/MuonEG/Run2016D-07Aug17-v1/AOD</text:p>
              </table:table-cell>
              <table:table-cell office:value-type="float" office:value="23.482352">
                <text:p>23.482352</text:p>
              </table:table-cell>
            </table:table-row>
            <table:table-row>
              <table:table-cell office:value-type="string">
                <text:p>/MuonEG/Run2016E-07Aug17-v1/AOD</text:p>
              </table:table-cell>
              <table:table-cell office:value-type="float" office:value="22.519303">
                <text:p>22.519303</text:p>
              </table:table-cell>
            </table:table-row>
            <table:table-row>
              <table:table-cell office:value-type="string">
                <text:p>/MuonEG/Run2016F-07Aug17-v1/AOD</text:p>
              </table:table-cell>
              <table:table-cell office:value-type="float" office:value="16.002165">
                <text:p>16.002165</text:p>
              </table:table-cell>
            </table:table-row>
            <table:table-row>
              <table:table-cell office:value-type="string">
                <text:p>/MuonEG/Run2016G-07Aug17-v1/AOD</text:p>
              </table:table-cell>
              <table:table-cell office:value-type="float" office:value="33.854612">
                <text:p>33.854612</text:p>
              </table:table-cell>
            </table:table-row>
            <table:table-row>
              <table:table-cell office:value-type="string">
                <text:p>/MuonEG/Run2016H-07Aug17-v1/AOD</text:p>
              </table:table-cell>
              <table:table-cell office:value-type="float" office:value="29.236516">
                <text:p>29.236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MuonEG/Run2017B-17Nov2017-v1/AOD</text:p>
              </table:table-cell>
              <table:table-cell office:value-type="float" office:value="4.453465">
                <text:p>4.453465</text:p>
              </table:table-cell>
            </table:table-row>
            <table:table-row>
              <table:table-cell office:value-type="string">
                <text:p>/MuonEG/Run2017C-17Nov2017-v1/AOD</text:p>
              </table:table-cell>
              <table:table-cell office:value-type="float" office:value="15.595214">
                <text:p>15.595214</text:p>
              </table:table-cell>
            </table:table-row>
            <table:table-row>
              <table:table-cell office:value-type="string">
                <text:p>/MuonEG/Run2017D-17Nov2017-v1/AOD</text:p>
              </table:table-cell>
              <table:table-cell office:value-type="float" office:value="9.164365">
                <text:p>9.164365</text:p>
              </table:table-cell>
            </table:table-row>
            <table:table-row>
              <table:table-cell office:value-type="string">
                <text:p>/MuonEG/Run2017E-17Nov2017-v1/AOD</text:p>
              </table:table-cell>
              <table:table-cell office:value-type="float" office:value="19.043421">
                <text:p>19.043421</text:p>
              </table:table-cell>
            </table:table-row>
            <table:table-row>
              <table:table-cell office:value-type="string">
                <text:p>/MuonEG/Run2017F-17Nov2017-v1/AOD</text:p>
              </table:table-cell>
              <table:table-cell office:value-type="float" office:value="25.776363">
                <text:p>25.7763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SingleElectron/Run2016B-07Aug17_ver2-v2/AOD</text:p>
              </table:table-cell>
              <table:table-cell office:value-type="float" office:value="246.44044">
                <text:p>246.44044</text:p>
              </table:table-cell>
            </table:table-row>
            <table:table-row>
              <table:table-cell office:value-type="string">
                <text:p>/SingleElectron/Run2016C-07Aug17-v1/AOD</text:p>
              </table:table-cell>
              <table:table-cell office:value-type="float" office:value="97.259854">
                <text:p>97.259854</text:p>
              </table:table-cell>
            </table:table-row>
            <table:table-row>
              <table:table-cell office:value-type="string">
                <text:p>/SingleElectron/Run2016D-07Aug17-v1/AOD</text:p>
              </table:table-cell>
              <table:table-cell office:value-type="float" office:value="148.167727">
                <text:p>148.167727</text:p>
              </table:table-cell>
            </table:table-row>
            <table:table-row>
              <table:table-cell office:value-type="string">
                <text:p>/SingleElectron/Run2016E-07Aug17-v1/AOD</text:p>
              </table:table-cell>
              <table:table-cell office:value-type="float" office:value="117.321545">
                <text:p>117.321545</text:p>
              </table:table-cell>
            </table:table-row>
            <table:table-row>
              <table:table-cell office:value-type="string">
                <text:p>/SingleElectron/Run2016F-07Aug17-v1/AOD</text:p>
              </table:table-cell>
              <table:table-cell office:value-type="float" office:value="70.593532">
                <text:p>70.593532</text:p>
              </table:table-cell>
            </table:table-row>
            <table:table-row>
              <table:table-cell office:value-type="string">
                <text:p>/SingleElectron/Run2016G-07Aug17-v1/AOD</text:p>
              </table:table-cell>
              <table:table-cell office:value-type="float" office:value="153.363109">
                <text:p>153.363109</text:p>
              </table:table-cell>
            </table:table-row>
            <table:table-row>
              <table:table-cell office:value-type="string">
                <text:p>/SingleElectron/Run2016H-07Aug17-v1/AOD</text:p>
              </table:table-cell>
              <table:table-cell office:value-type="float" office:value="129.021893">
                <text:p>129.0218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SingleElectron/Run2017B-17Nov2017-v1/AOD</text:p>
              </table:table-cell>
              <table:table-cell office:value-type="float" office:value="60.53749">
                <text:p>60.53749</text:p>
              </table:table-cell>
            </table:table-row>
            <table:table-row>
              <table:table-cell office:value-type="string">
                <text:p>/SingleElectron/Run2017C-17Nov2017-v1/AOD</text:p>
              </table:table-cell>
              <table:table-cell office:value-type="float" office:value="136.637888">
                <text:p>136.637888</text:p>
              </table:table-cell>
            </table:table-row>
            <table:table-row>
              <table:table-cell office:value-type="string">
                <text:p>/SingleElectron/Run2017D-17Nov2017-v1/AOD</text:p>
              </table:table-cell>
              <table:table-cell office:value-type="float" office:value="51.52671">
                <text:p>51.52671</text:p>
              </table:table-cell>
            </table:table-row>
            <table:table-row>
              <table:table-cell office:value-type="string">
                <text:p>/SingleElectron/Run2017E-17Nov2017-v1/AOD</text:p>
              </table:table-cell>
              <table:table-cell office:value-type="float" office:value="102.121689">
                <text:p>102.121689</text:p>
              </table:table-cell>
            </table:table-row>
            <table:table-row>
              <table:table-cell office:value-type="string">
                <text:p>/SingleElectron/Run2017F-17Nov2017-v1/AOD</text:p>
              </table:table-cell>
              <table:table-cell office:value-type="float" office:value="128.467223">
                <text:p>128.4672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SingleMuon/Run2016B-07Aug17_ver2-v1/AOD</text:p>
              </table:table-cell>
              <table:table-cell office:value-type="float" office:value="158.145722">
                <text:p>158.145722</text:p>
              </table:table-cell>
            </table:table-row>
            <table:table-row>
              <table:table-cell office:value-type="string">
                <text:p>/SingleMuon/Run2016C-07Aug17-v1/AOD</text:p>
              </table:table-cell>
              <table:table-cell office:value-type="float" office:value="67.441308">
                <text:p>67.441308</text:p>
              </table:table-cell>
            </table:table-row>
            <table:table-row>
              <table:table-cell office:value-type="string">
                <text:p>/SingleMuon/Run2016D-07Aug17-v1/AOD</text:p>
              </table:table-cell>
              <table:table-cell office:value-type="float" office:value="98.017996">
                <text:p>98.017996</text:p>
              </table:table-cell>
            </table:table-row>
            <table:table-row>
              <table:table-cell office:value-type="string">
                <text:p>/SingleMuon/Run2016E-07Aug17-v1/AOD</text:p>
              </table:table-cell>
              <table:table-cell office:value-type="float" office:value="90.984718">
                <text:p>90.984718</text:p>
              </table:table-cell>
            </table:table-row>
            <table:table-row>
              <table:table-cell office:value-type="string">
                <text:p>/SingleMuon/Run2016F-07Aug17-v1/AOD</text:p>
              </table:table-cell>
              <table:table-cell office:value-type="float" office:value="65.489554">
                <text:p>65.489554</text:p>
              </table:table-cell>
            </table:table-row>
            <table:table-row>
              <table:table-cell office:value-type="string">
                <text:p>/SingleMuon/Run2016G-07Aug17-v1/AOD</text:p>
              </table:table-cell>
              <table:table-cell office:value-type="float" office:value="149.916849">
                <text:p>149.916849</text:p>
              </table:table-cell>
            </table:table-row>
            <table:table-row>
              <table:table-cell office:value-type="string">
                <text:p>/SingleMuon/Run2016H-07Aug17-v1/AOD</text:p>
              </table:table-cell>
              <table:table-cell office:value-type="float" office:value="174.035164">
                <text:p>174.035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SingleMuon/Run2017B-17Nov2017-v1/AOD</text:p>
              </table:table-cell>
              <table:table-cell office:value-type="float" office:value="136.300266">
                <text:p>136.300266</text:p>
              </table:table-cell>
            </table:table-row>
            <table:table-row>
              <table:table-cell office:value-type="string">
                <text:p>/SingleMuon/Run2017C-17Nov2017-v1/AOD</text:p>
              </table:table-cell>
              <table:table-cell office:value-type="float" office:value="165.652756">
                <text:p>165.652756</text:p>
              </table:table-cell>
            </table:table-row>
            <table:table-row>
              <table:table-cell office:value-type="string">
                <text:p>/SingleMuon/Run2017D-17Nov2017-v1/AOD</text:p>
              </table:table-cell>
              <table:table-cell office:value-type="float" office:value="70.36166">
                <text:p>70.36166</text:p>
              </table:table-cell>
            </table:table-row>
            <table:table-row>
              <table:table-cell office:value-type="string">
                <text:p>/SingleMuon/Run2017E-17Nov2017-v1/AOD</text:p>
              </table:table-cell>
              <table:table-cell office:value-type="float" office:value="154.630534">
                <text:p>154.630534</text:p>
              </table:table-cell>
            </table:table-row>
            <table:table-row>
              <table:table-cell office:value-type="string">
                <text:p>/SingleMuon/Run2017F-17Nov2017-v1/AOD</text:p>
              </table:table-cell>
              <table:table-cell office:value-type="float" office:value="242.1355">
                <text:p>242.1355</text:p>
              </table:table-cell>
            </table:table-row>
            <table:table-row>
              <table:table-cell office:value-type="string">
                <text:p>/SingleMuon/Run2017G-17Nov2017-v1/AOD</text:p>
              </table:table-cell>
              <table:table-cell office:value-type="float" office:value="803.534397">
                <text:p>803.534397</text:p>
              </table:table-cell>
            </table:table-row>
            <table:table-row>
              <table:table-cell office:value-type="string">
                <text:p>/SingleMuon/Run2017H-17Nov2017-v2/AOD</text:p>
              </table:table-cell>
              <table:table-cell office:value-type="float" office:value="138.683027">
                <text:p>138.683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SinglePhoton/Run2016B-07Aug17_ver2-v1/AOD</text:p>
              </table:table-cell>
              <table:table-cell office:value-type="float" office:value="56.878553">
                <text:p>56.878553</text:p>
              </table:table-cell>
            </table:table-row>
            <table:table-row>
              <table:table-cell office:value-type="string">
                <text:p>/SinglePhoton/Run2016C-07Aug17-v1/AOD</text:p>
              </table:table-cell>
              <table:table-cell office:value-type="float" office:value="23.147235">
                <text:p>23.147235</text:p>
              </table:table-cell>
            </table:table-row>
            <table:table-row>
              <table:table-cell office:value-type="string">
                <text:p>/SinglePhoton/Run2016D-07Aug17-v1/AOD</text:p>
              </table:table-cell>
              <table:table-cell office:value-type="float" office:value="29.80136">
                <text:p>29.80136</text:p>
              </table:table-cell>
            </table:table-row>
            <table:table-row>
              <table:table-cell office:value-type="string">
                <text:p>/SinglePhoton/Run2016E-07Aug17-v1/AOD</text:p>
              </table:table-cell>
              <table:table-cell office:value-type="float" office:value="22.322869">
                <text:p>22.322869</text:p>
              </table:table-cell>
            </table:table-row>
            <table:table-row>
              <table:table-cell office:value-type="string">
                <text:p>/SinglePhoton/Run2016F-07Aug17-v1/AOD</text:p>
              </table:table-cell>
              <table:table-cell office:value-type="float" office:value="14.666906">
                <text:p>14.666906</text:p>
              </table:table-cell>
            </table:table-row>
            <table:table-row>
              <table:table-cell office:value-type="string">
                <text:p>/SinglePhoton/Run2016G-07Aug17-v1/AOD</text:p>
              </table:table-cell>
              <table:table-cell office:value-type="float" office:value="33.288854">
                <text:p>33.288854</text:p>
              </table:table-cell>
            </table:table-row>
            <table:table-row>
              <table:table-cell office:value-type="string">
                <text:p>/SinglePhoton/Run2016H-07Aug17-v1/AOD</text:p>
              </table:table-cell>
              <table:table-cell office:value-type="float" office:value="35.035661">
                <text:p>35.0356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SinglePhoton/Run2017B-17Nov2017-v1/AOD</text:p>
              </table:table-cell>
              <table:table-cell office:value-type="float" office:value="15.950935">
                <text:p>15.950935</text:p>
              </table:table-cell>
            </table:table-row>
            <table:table-row>
              <table:table-cell office:value-type="string">
                <text:p>/SinglePhoton/Run2017C-17Nov2017-v1/AOD</text:p>
              </table:table-cell>
              <table:table-cell office:value-type="float" office:value="42.182948">
                <text:p>42.182948</text:p>
              </table:table-cell>
            </table:table-row>
            <table:table-row>
              <table:table-cell office:value-type="string">
                <text:p>/SinglePhoton/Run2017D-17Nov2017-v1/AOD</text:p>
              </table:table-cell>
              <table:table-cell office:value-type="float" office:value="9.753462">
                <text:p>9.753462</text:p>
              </table:table-cell>
            </table:table-row>
            <table:table-row>
              <table:table-cell office:value-type="string">
                <text:p>/SinglePhoton/Run2017E-17Nov2017-v1/AOD</text:p>
              </table:table-cell>
              <table:table-cell office:value-type="float" office:value="19.011446">
                <text:p>19.011446</text:p>
              </table:table-cell>
            </table:table-row>
            <table:table-row>
              <table:table-cell office:value-type="string">
                <text:p>/SinglePhoton/Run2017F-17Nov2017-v1/AOD</text:p>
              </table:table-cell>
              <table:table-cell office:value-type="float" office:value="29.783015">
                <text:p>29.783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Tau/Run2016B-07Aug17_ver2-v1/AOD</text:p>
              </table:table-cell>
              <table:table-cell office:value-type="float" office:value="68.727458">
                <text:p>68.727458</text:p>
              </table:table-cell>
            </table:table-row>
            <table:table-row>
              <table:table-cell office:value-type="string">
                <text:p>/Tau/Run2016C-07Aug17-v1/AOD</text:p>
              </table:table-cell>
              <table:table-cell office:value-type="float" office:value="36.931473">
                <text:p>36.931473</text:p>
              </table:table-cell>
            </table:table-row>
            <table:table-row>
              <table:table-cell office:value-type="string">
                <text:p>/Tau/Run2016D-07Aug17-v1/AOD</text:p>
              </table:table-cell>
              <table:table-cell office:value-type="float" office:value="56.827771">
                <text:p>56.827771</text:p>
              </table:table-cell>
            </table:table-row>
            <table:table-row>
              <table:table-cell office:value-type="string">
                <text:p>/Tau/Run2016E-07Aug17-v1/AOD</text:p>
              </table:table-cell>
              <table:table-cell office:value-type="float" office:value="58.348773">
                <text:p>58.348773</text:p>
              </table:table-cell>
            </table:table-row>
            <table:table-row>
              <table:table-cell office:value-type="string">
                <text:p>/Tau/Run2016F-07Aug17-v1/AOD</text:p>
              </table:table-cell>
              <table:table-cell office:value-type="float" office:value="40.549716">
                <text:p>40.549716</text:p>
              </table:table-cell>
            </table:table-row>
            <table:table-row>
              <table:table-cell office:value-type="string">
                <text:p>/Tau/Run2016G-07Aug17-v1/AOD</text:p>
              </table:table-cell>
              <table:table-cell office:value-type="float" office:value="79.578661">
                <text:p>79.578661</text:p>
              </table:table-cell>
            </table:table-row>
            <table:table-row>
              <table:table-cell office:value-type="string">
                <text:p>/Tau/Run2016H-07Aug17-v1/AOD</text:p>
              </table:table-cell>
              <table:table-cell office:value-type="float" office:value="76.758754">
                <text:p>76.7587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/Tau/Run2017B-17Nov2017-v1/AOD</text:p>
              </table:table-cell>
              <table:table-cell office:value-type="float" office:value="38.158216">
                <text:p>38.158216</text:p>
              </table:table-cell>
            </table:table-row>
            <table:table-row>
              <table:table-cell office:value-type="string">
                <text:p>/Tau/Run2017C-17Nov2017-v1/AOD</text:p>
              </table:table-cell>
              <table:table-cell office:value-type="float" office:value="55.416425">
                <text:p>55.416425</text:p>
              </table:table-cell>
            </table:table-row>
            <table:table-row>
              <table:table-cell office:value-type="string">
                <text:p>/Tau/Run2017D-17Nov2017-v1/AOD</text:p>
              </table:table-cell>
              <table:table-cell office:value-type="float" office:value="20.530776">
                <text:p>20.530776</text:p>
              </table:table-cell>
            </table:table-row>
            <table:table-row>
              <table:table-cell office:value-type="string">
                <text:p>/Tau/Run2017E-17Nov2017-v1/AOD</text:p>
              </table:table-cell>
              <table:table-cell office:value-type="float" office:value="44.318231">
                <text:p>44.318231</text:p>
              </table:table-cell>
            </table:table-row>
            <table:table-row>
              <table:table-cell office:value-type="string">
                <text:p>/Tau/Run2017F-17Nov2017-v1/AOD</text:p>
              </table:table-cell>
              <table:table-cell office:value-type="float" office:value="88.506372">
                <text:p>88.5063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MacOSX_X86_64 LibreOffice_project/5e3e00a007d9b3b6efb6797a8b8e57b51ab1f73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